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bebebe"/>
    </style:style>
    <style:style style:name="gr4" style:family="graphic" style:parent-style-name="standard">
      <style:graphic-properties draw:stroke="none" draw:fill="solid" draw:fill-color="#e69f00"/>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bebebe"/>
    </style:style>
    <style:style style:name="P4" style:family="paragraph">
      <loext:graphic-properties draw:fill="solid" draw:fill-color="#e69f00"/>
    </style:style>
    <style:style style:name="P5" style:family="paragraph">
      <loext:graphic-properties draw:fill="none"/>
    </style:style>
    <style:style style:name="P6" style:family="paragraph">
      <loext:graphic-properties draw:fill="solid" draw:fill-color="#000000"/>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10.335cm" svg:height="20.485cm" svg:x="2.399cm" svg:y="2.085cm" svg:viewBox="0 0 10336 20486" draw:points="0,20486 10336,20486 10336,0 0,0">
          <text:p/>
        </draw:polygon>
        <draw:polygon draw:style-name="gr3" draw:text-style-name="P3" draw:layer="layout" svg:width="4.229cm" svg:height="2.506cm" svg:x="3.103cm" svg:y="13.216cm" svg:viewBox="0 0 4230 2507" draw:points="0,2507 4230,2507 4230,0 0,0">
          <text:p/>
        </draw:polygon>
        <draw:polygon draw:style-name="gr4" draw:text-style-name="P4" draw:layer="layout" svg:width="4.228cm" svg:height="1.757cm" svg:x="7.802cm" svg:y="15.721cm" svg:viewBox="0 0 4229 1758" draw:points="0,1758 4229,1758 4229,0 0,0">
          <text:p/>
        </draw:polygon>
        <draw:line draw:style-name="gr5" draw:text-style-name="P5" draw:layer="layout" svg:x1="3.103cm" svg:y1="10.127cm" svg:x2="7.332cm" svg:y2="10.127cm">
          <text:p/>
        </draw:line>
        <draw:line draw:style-name="gr5" draw:text-style-name="P5" draw:layer="layout" svg:x1="5.217cm" svg:y1="10.127cm" svg:x2="5.217cm" svg:y2="17.121cm">
          <text:p/>
        </draw:line>
        <draw:line draw:style-name="gr5" draw:text-style-name="P5" draw:layer="layout" svg:x1="3.103cm" svg:y1="17.121cm" svg:x2="7.332cm" svg:y2="17.121cm">
          <text:p/>
        </draw:line>
        <draw:line draw:style-name="gr5" draw:text-style-name="P5" draw:layer="layout" svg:x1="7.802cm" svg:y1="14.232cm" svg:x2="12.03cm" svg:y2="14.232cm">
          <text:p/>
        </draw:line>
        <draw:line draw:style-name="gr5" draw:text-style-name="P5" draw:layer="layout" svg:x1="9.915cm" svg:y1="14.232cm" svg:x2="9.915cm" svg:y2="21.639cm">
          <text:p/>
        </draw:line>
        <draw:line draw:style-name="gr5" draw:text-style-name="P5" draw:layer="layout" svg:x1="7.802cm" svg:y1="21.639cm" svg:x2="12.03cm" svg:y2="21.639cm">
          <text:p/>
        </draw:line>
        <draw:polygon draw:style-name="gr2" draw:text-style-name="P2" draw:layer="layout" svg:width="10.335cm" svg:height="20.485cm" svg:x="12.928cm" svg:y="2.085cm" svg:viewBox="0 0 10336 20486" draw:points="0,20486 10336,20486 10336,0 0,0">
          <text:p/>
        </draw:polygon>
        <draw:polygon draw:style-name="gr3" draw:text-style-name="P3" draw:layer="layout" svg:width="4.228cm" svg:height="5.227cm" svg:x="13.633cm" svg:y="10.495cm" svg:viewBox="0 0 4229 5228" draw:points="0,5228 4229,5228 4229,0 0,0">
          <text:p/>
        </draw:polygon>
        <draw:polygon draw:style-name="gr4" draw:text-style-name="P4" draw:layer="layout" svg:width="4.228cm" svg:height="4.459cm" svg:x="18.331cm" svg:y="11.263cm" svg:viewBox="0 0 4229 4460" draw:points="0,4460 4229,4460 4229,0 0,0">
          <text:p/>
        </draw:polygon>
        <draw:line draw:style-name="gr5" draw:text-style-name="P5" draw:layer="layout" svg:x1="13.633cm" svg:y1="7.507cm" svg:x2="17.861cm" svg:y2="7.507cm">
          <text:p/>
        </draw:line>
        <draw:line draw:style-name="gr5" draw:text-style-name="P5" draw:layer="layout" svg:x1="15.746cm" svg:y1="7.507cm" svg:x2="15.746cm" svg:y2="14.239cm">
          <text:p/>
        </draw:line>
        <draw:line draw:style-name="gr5" draw:text-style-name="P5" draw:layer="layout" svg:x1="13.633cm" svg:y1="14.239cm" svg:x2="17.861cm" svg:y2="14.239cm">
          <text:p/>
        </draw:line>
        <draw:line draw:style-name="gr5" draw:text-style-name="P5" draw:layer="layout" svg:x1="18.331cm" svg:y1="8.181cm" svg:x2="22.559cm" svg:y2="8.181cm">
          <text:p/>
        </draw:line>
        <draw:line draw:style-name="gr5" draw:text-style-name="P5" draw:layer="layout" svg:x1="20.445cm" svg:y1="8.181cm" svg:x2="20.445cm" svg:y2="15.158cm">
          <text:p/>
        </draw:line>
        <draw:line draw:style-name="gr5" draw:text-style-name="P5" draw:layer="layout" svg:x1="18.331cm" svg:y1="15.158cm" svg:x2="22.559cm" svg:y2="15.158cm">
          <text:p/>
        </draw:line>
        <draw:polygon draw:style-name="gr2" draw:text-style-name="P2" draw:layer="layout" svg:width="10.335cm" svg:height="20.485cm" svg:x="23.457cm" svg:y="2.085cm" svg:viewBox="0 0 10336 20486" draw:points="0,20486 10336,20486 10336,0 0,0">
          <text:p/>
        </draw:polygon>
        <draw:polygon draw:style-name="gr3" draw:text-style-name="P3" draw:layer="layout" svg:width="4.228cm" svg:height="9.723cm" svg:x="24.162cm" svg:y="5.999cm" svg:viewBox="0 0 4229 9724" draw:points="0,9724 4229,9724 4229,0 0,0">
          <text:p/>
        </draw:polygon>
        <draw:polygon draw:style-name="gr4" draw:text-style-name="P4" draw:layer="layout" svg:width="4.228cm" svg:height="9.614cm" svg:x="28.86cm" svg:y="6.108cm" svg:viewBox="0 0 4229 9615" draw:points="0,9615 4229,9615 4229,0 0,0">
          <text:p/>
        </draw:polygon>
        <draw:line draw:style-name="gr5" draw:text-style-name="P5" draw:layer="layout" svg:x1="24.162cm" svg:y1="3.016cm" svg:x2="28.39cm" svg:y2="3.016cm">
          <text:p/>
        </draw:line>
        <draw:line draw:style-name="gr5" draw:text-style-name="P5" draw:layer="layout" svg:x1="26.276cm" svg:y1="3.016cm" svg:x2="26.276cm" svg:y2="9.734cm">
          <text:p/>
        </draw:line>
        <draw:line draw:style-name="gr5" draw:text-style-name="P5" draw:layer="layout" svg:x1="24.162cm" svg:y1="9.734cm" svg:x2="28.39cm" svg:y2="9.734cm">
          <text:p/>
        </draw:line>
        <draw:line draw:style-name="gr5" draw:text-style-name="P5" draw:layer="layout" svg:x1="28.86cm" svg:y1="3.018cm" svg:x2="33.088cm" svg:y2="3.018cm">
          <text:p/>
        </draw:line>
        <draw:line draw:style-name="gr5" draw:text-style-name="P5" draw:layer="layout" svg:x1="30.974cm" svg:y1="3.018cm" svg:x2="30.974cm" svg:y2="10.015cm">
          <text:p/>
        </draw:line>
        <draw:line draw:style-name="gr5" draw:text-style-name="P5" draw:layer="layout" svg:x1="28.86cm" svg:y1="10.015cm" svg:x2="33.088cm" svg:y2="10.015cm">
          <text:p/>
        </draw:line>
        <draw:polygon draw:style-name="gr6" draw:text-style-name="P6" draw:layer="layout" svg:width="0.328cm" svg:height="0.322cm" svg:x="26.112cm" svg:y="2.401cm" svg:viewBox="0 0 329 323" draw:points="190,133 309,87 329,146 202,179 285,291 232,323 164,207 94,322 41,290 125,179 0,146 20,86 140,134 134,0 195,0">
          <text:p/>
        </draw:polygon>
        <draw:polygon draw:style-name="gr6" draw:text-style-name="P6" draw:layer="layout" svg:width="0.328cm" svg:height="0.322cm" svg:x="30.81cm" svg:y="2.402cm" svg:viewBox="0 0 329 323" draw:points="190,133 309,87 329,146 202,179 285,291 232,323 165,207 95,322 41,290 127,179 0,146 20,86 141,134 135,0 196,0">
          <text:p/>
        </draw:polygon>
        <draw:polygon draw:style-name="gr7" draw:text-style-name="P7" draw:layer="layout" svg:width="10.335cm" svg:height="0.878cm" svg:x="2.399cm" svg:y="1.207cm" svg:viewBox="0 0 10336 879" draw:points="0,879 10336,879 10336,0 0,0">
          <text:p/>
        </draw:polygon>
        <draw:path draw:style-name="gr8" draw:text-style-name="P8" draw:layer="layout" svg:width="0.421cm" svg:height="0.437cm" svg:x="6.138cm" svg:y="1.428cm" svg:viewBox="0 0 422 438" svg:d="M361 438l-50-128h-199l-50 128h-62l178-438h68l176 438zM237 120l-1-3-1-2-1-3-1-2-1-3-1-2-1-4-1-2-1-3-1-2-1-3v-2l-1-3-1-2-1-3-1-2v-2l-1-2-1-2v-2l-1-2-1-2-1-2v-2l-1-2v-1l-1-2v-2l-1-1v-1l-1-2v-1-1l-1-1v-1-1-1-1h-1v1l-1 1v1 1 1l-1 1v1l-1 2v1 1l-1 2v2l-1 1-1 2v2l-1 2-1 2v2l-1 2-1 2-1 3v2l-1 2-1 3-1 2-1 2-1 3v2l-1 3-1 2-1 4-1 2-1 3-1 2-1 3-1 3-1 2-1 2-55 144h163z">
          <text:p/>
        </draw:path>
        <draw:polygon draw:style-name="gr8" draw:text-style-name="P8" draw:layer="layout" svg:width="0.159cm" svg:height="0.342cm" svg:x="6.602cm" svg:y="1.523cm" svg:viewBox="0 0 160 343" draw:points="3,343 3,85 3,83 3,81 2,79 2,77 2,75 2,73 2,71 2,69 2,66 2,64 2,62 2,60 2,58 2,55 2,53 2,51 2,49 2,47 2,45 2,43 2,41 2,39 2,37 2,35 2,33 2,31 2,29 1,27 1,25 1,23 1,22 1,20 1,18 1,17 1,15 1,13 1,11 1,9 0,8 0,6 53,6 53,8 53,9 53,11 53,13 54,15 54,17 54,18 54,20 54,22 54,24 54,25 54,28 54,29 54,31 54,33 54,35 54,37 55,39 55,41 55,42 55,44 55,46 55,48 55,50 55,52 55,54 55,55 55,58 55,59 55,61 55,63 55,64 55,66 55,67 55,69 56,71 56,72 56,73 56,75 56,76 57,76 58,72 59,69 60,65 62,61 63,58 64,55 65,52 67,48 68,46 69,43 71,40 72,37 74,35 75,32 77,30 78,28 80,25 82,23 83,21 85,19 87,18 89,16 91,14 93,13 95,10 97,9 100,8 102,7 104,6 107,5 109,4 112,3 115,3 118,2 121,1 124,1 127,1 131,1 134,0 138,0 139,0 140,0 142,0 143,1 144,1 146,1 147,1 148,1 149,1 151,2 152,2 153,2 154,2 155,2 156,2 157,3 158,3 159,3 160,3 160,55 159,55 158,55 157,55 156,54 154,54 153,54 152,54 150,54 149,53 147,53 146,53 144,53 143,53 141,53 139,53 138,53 136,52 134,52 132,52 131,52 127,52 123,53 120,53 116,54 112,54 108,55 105,57 102,58 100,59 97,61 94,63 91,65 89,67 87,69 84,71 82,74 80,77 78,79 76,82 75,85 73,88 71,91 70,95 69,99 67,102 66,106 65,109 64,113 63,118 62,122 61,126 61,130 60,135 60,139 59,144 59,149 59,153 58,158 58,163 58,168 58,343">
          <text:p/>
        </draw:polygon>
        <draw:path draw:style-name="gr8" draw:text-style-name="P8" draw:layer="layout" svg:width="0.326cm" svg:height="0.348cm" svg:x="6.799cm" svg:y="1.523cm" svg:viewBox="0 0 327 349" svg:d="M101 349h-10l-9-1-9-1-8-2-8-3-7-3-7-3-7-4-5-5-6-4-5-6-4-6-4-6-3-7-3-7-2-8-2-8-1-8-1-9v-9-6-7l1-6 1-5 1-6 1-5 2-5 2-5 2-5 2-4 3-4 3-4 2-4 4-4 3-3 3-3 4-4 3-2 4-3 4-2 4-3 5-2 4-2 4-2 5-2 5-1 4-2 5-1 5-1 6-1 5-1 5-1 5-1h5l6-1 5-1h5 6 5l6-1 76-1v-18-4-4-4l-1-4v-3l-1-4v-3l-1-3v-3l-2-3v-3l-1-3-1-3-2-2-1-3-1-2-2-2-1-2-2-2-2-2-2-2-1-1-3-2-2-1-2-2-2-1-4-1-2-1-3-1-2-1-3-1-3-1h-3l-3-1h-3-3l-3-1h-4-3-4-3-3-3-3-3l-3 1h-3-3l-2 1h-3l-3 1h-2l-3 1h-2l-2 1-3 1-2 1-2 1-2 1-2 1-2 2-2 1-1 2-2 1-2 1-1 2-1 2-2 2-1 2-1 2-1 2-1 2-1 3-2 2v3l-1 2-1 3v3l-1 3v3l-58-5v-4l1-4 1-4 1-4 1-3 1-4 2-3 1-4 2-3 1-4 2-3 2-3 2-3 3-3 2-3 2-4 3-3 3-3 3-2 3-2 3-3 4-2 3-2 4-2 4-2 4-2 4-2 5-1 4-2 5-1 5-1 5-1 5-1 6-1 6-1 5-1h7 6l6-1h7l13 1h11l11 2 12 2 10 3 9 3 9 4 7 4 8 5 6 5 6 6 6 8 5 7 4 8 3 8 3 8 2 9 2 10 1 10 1 11v145 4 5 4l1 4v4l1 4 1 3v3l2 3 1 3 1 3 2 2 2 1 2 2 2 1 3 2h3l3 1h3 4 1 1 1 2 1 1 1 1 1 1l1-1h1 1 1 1 1l1-1v35l-2 1h-2-2l-3 1h-2l-2 1h-2-2-2l-2 1h-2-2-2-2l-3 1h-2-2-3-2-2-3-3l-3-1h-3-3l-2-1h-3l-3-1h-2l-2-1-3-1-2-1-2-1-2-1-2-1-1-2-2-1-2-2-1-1-2-2-1-2-1-1-2-2-1-2-1-2-1-2-1-3-1-2-1-2-1-3v-2l-1-3-1-3v-3-3l-1-3v-3l-1-3v-3-3h-2l-2 3-2 3-2 3-2 3-1 3-3 3-2 3-2 2-2 3-2 3-2 3-2 2-2 2-3 3-2 2-4 2-3 2-2 2-3 2-3 2-3 2-3 1-3 2-3 2-3 1-3 1-4 2-3 1-4 1-3 1-4 1-4 1-3 1h-5l-4 1h-4l-4 1h-5-4zM114 307h5 5l5-1h5l5-1 5-1 4-2 4-1 4-1 4-3 4-1 4-2 4-3 3-2 4-2 3-3 3-3 3-3 4-2 3-4 2-2 3-4 2-3 2-3 2-3 2-4 2-3 2-4 1-3 1-4 2-3 1-4 1-3 1-4v-3l1-4v-3l1-4v-3-3-28l-62 2h-4-4-4-4l-4 1h-4-4l-4 1h-4l-3 1h-4l-4 1-3 1-3 1h-3l-4 1-3 2-3 1-3 1-3 2-2 1-3 2-2 2-3 2-2 2-2 2-2 3-2 2-2 3-2 3-1 2-2 4-1 3-1 3-1 4v4l-1 4-1 3v5 4 6l1 4 1 5 1 5 1 4 1 4 2 4 3 4 2 3 3 3 3 3 3 3 4 2 4 2 4 1 4 2 5 1 5 1h5z">
          <text:p/>
        </draw:path>
        <draw:polygon draw:style-name="gr8" draw:text-style-name="P8" draw:layer="layout" svg:width="0.274cm" svg:height="0.348cm" svg:x="7.152cm" svg:y="1.523cm" svg:viewBox="0 0 275 349" draw:points="58,174 58,179 58,185 59,191 59,196 59,201 60,206 60,212 61,217 61,222 62,227 63,232 64,236 65,241 67,245 68,249 70,253 71,257 73,261 75,265 77,269 79,272 81,275 84,278 86,281 89,284 92,287 95,289 97,291 101,294 104,295 107,297 110,299 114,300 118,302 122,303 126,303 130,304 135,305 139,305 144,305 150,305 155,305 161,303 166,302 171,301 176,299 181,297 185,295 189,292 193,289 197,285 201,282 204,278 207,273 210,269 212,263 214,258 216,252 217,246 218,239 275,243 274,247 273,251 272,256 271,259 270,263 269,267 268,271 266,275 265,279 262,283 261,287 259,290 256,294 254,298 252,301 249,305 246,308 243,311 240,314 237,317 234,320 231,323 227,325 223,327 220,330 216,332 212,335 207,337 203,338 199,341 194,342 189,344 184,345 179,346 174,347 168,348 163,348 157,349 151,349 145,349 138,349 130,349 123,348 116,347 109,346 102,344 96,343 90,341 84,338 77,336 72,333 67,330 62,327 57,324 52,320 48,316 44,312 40,308 36,304 33,299 29,294 26,289 23,284 21,279 18,273 15,268 13,262 11,256 9,250 8,244 6,238 5,231 4,224 3,218 2,211 1,204 1,197 0,190 0,182 0,175 0,168 0,162 0,155 1,149 1,143 2,137 3,131 4,126 5,120 6,115 7,110 8,105 9,100 11,96 12,91 14,87 16,82 17,78 19,74 21,70 23,66 25,63 28,59 30,55 32,52 35,49 37,46 40,43 42,40 45,36 48,34 51,32 53,29 56,27 59,24 62,22 65,21 68,19 71,17 75,15 78,14 81,12 85,11 89,10 92,9 95,8 99,6 102,5 105,5 109,4 113,3 116,3 120,2 123,2 127,1 131,1 134,1 138,1 141,0 145,0 150,0 156,1 161,1 167,2 171,2 176,3 181,4 186,5 191,6 195,8 199,10 204,11 208,13 212,15 216,17 219,20 223,22 226,24 230,27 233,29 236,32 239,35 242,38 245,42 247,45 250,48 252,52 255,55 257,58 259,62 261,66 263,69 264,73 266,77 267,81 269,85 270,89 271,93 272,97 273,101 216,106 215,100 213,95 212,90 210,85 208,81 206,76 203,72 200,69 197,65 193,61 190,58 186,55 182,53 177,51 172,49 167,48 162,46 156,46 150,45 143,45 139,45 134,45 129,46 125,46 121,47 117,48 114,49 110,50 107,52 103,53 100,55 97,57 94,58 92,60 89,63 86,65 84,68 81,71 79,74 77,77 75,80 73,83 71,87 70,91 68,95 67,99 65,103 64,108 63,112 62,117 61,122 61,127 60,132 60,138 59,143 59,149 59,155 58,161 58,167">
          <text:p/>
        </draw:polygon>
        <draw:polygon draw:style-name="gr8" draw:text-style-name="P8" draw:layer="layout" svg:width="0.267cm" svg:height="0.46cm" svg:x="7.487cm" svg:y="1.405cm" svg:viewBox="0 0 268 461" draw:points="54,182 56,178 58,175 59,172 62,169 63,166 65,163 68,160 70,158 72,155 74,153 76,151 79,148 81,146 83,144 85,142 88,140 90,138 93,136 95,135 98,133 100,132 103,130 106,129 109,128 111,126 114,125 117,124 120,123 124,123 127,122 130,121 134,121 137,120 140,120 144,119 147,119 151,119 155,119 158,118 162,118 168,118 174,119 180,119 186,120 191,120 197,121 202,122 206,124 210,125 215,127 219,129 223,130 226,133 230,135 233,137 237,140 239,142 242,145 245,148 247,151 250,154 252,158 254,161 256,165 257,169 259,172 261,176 262,180 263,184 264,189 265,193 265,198 266,202 267,208 267,212 268,217 268,222 268,227 268,232 268,237 268,461 212,461 212,248 212,244 212,240 212,236 212,232 211,228 211,224 211,221 210,217 210,214 209,211 209,207 208,204 208,200 207,198 206,195 205,192 204,190 202,187 201,185 199,183 198,181 196,179 195,177 193,175 191,174 189,172 186,171 184,169 181,168 179,167 176,166 173,165 169,164 166,163 163,163 159,162 155,162 151,162 147,161 143,161 139,162 135,162 132,162 128,163 124,163 120,164 116,165 113,166 110,167 106,169 103,170 100,171 97,173 94,175 92,177 89,179 86,181 84,184 81,186 79,189 77,191 75,194 73,197 71,200 69,203 67,207 66,211 64,214 63,218 62,221 60,225 59,229 58,233 58,237 57,241 56,245 56,250 56,254 55,258 55,263 55,461 0,461 0,0 55,0 55,120 55,121 55,123 55,126 55,128 55,130 55,132 55,134 55,136 55,138 55,140 55,142 55,144 55,146 55,148 55,150 55,152 55,153 54,155 54,157 54,159 54,160 54,162 54,164 54,165 54,167 54,168 53,170 53,171 53,172 53,174 53,175 53,176 53,177 53,178 53,179 53,180 53,181 53,182">
          <text:p/>
        </draw:polygon>
        <draw:polygon draw:style-name="gr8" draw:text-style-name="P8" draw:layer="layout" svg:width="0.269cm" svg:height="0.342cm" svg:x="7.838cm" svg:y="1.523cm" svg:viewBox="0 0 270 343" draw:points="214,343 214,130 214,125 214,121 214,116 214,112 214,108 213,104 213,100 212,96 211,93 211,89 210,86 209,83 208,80 207,77 206,75 205,72 204,70 202,67 201,65 199,63 198,61 196,59 194,57 192,56 190,54 188,53 185,52 183,51 180,49 178,49 175,48 172,47 169,46 166,46 163,45 160,45 156,45 153,45 149,44 145,44 141,45 137,45 134,45 130,46 126,46 123,47 119,48 116,49 113,50 109,52 106,53 103,54 100,56 97,58 94,60 91,62 88,64 86,66 83,69 81,72 79,74 77,77 75,80 73,83 71,86 69,90 68,93 66,97 65,100 64,104 63,108 62,112 61,116 60,120 59,125 58,129 58,134 58,139 57,144 57,149 57,343 2,343 2,79 2,77 2,75 2,73 2,70 2,68 2,66 2,64 2,61 1,59 1,57 1,55 1,52 1,50 1,48 1,46 1,43 1,41 1,39 1,37 1,35 1,33 1,31 1,29 1,27 1,25 1,23 1,22 1,20 1,18 1,17 0,16 0,14 0,13 0,11 0,10 0,9 0,8 0,7 0,6 52,6 52,7 53,7 53,8 53,9 53,10 53,11 53,13 53,15 53,16 53,17 53,18 53,20 53,22 53,23 53,25 53,27 53,28 54,30 54,31 54,33 54,35 54,37 54,39 54,40 55,42 55,44 55,46 55,48 55,49 55,51 55,53 55,55 55,56 55,58 55,59 55,61 55,62 55,64 55,65 56,65 58,62 59,59 61,56 63,54 64,51 66,48 68,46 70,43 72,41 74,39 76,36 77,34 80,32 82,30 84,28 86,25 88,24 91,22 93,20 96,18 100,17 102,15 105,14 108,11 111,10 113,9 117,8 120,7 123,6 126,5 129,4 133,3 136,3 140,2 144,1 148,1 152,1 156,1 160,0 164,0 170,0 175,1 180,1 185,1 190,2 195,3 199,4 204,5 208,6 212,7 216,9 220,10 224,13 227,15 231,17 234,19 237,21 240,24 243,26 245,29 248,32 250,35 253,39 255,42 257,46 258,49 260,53 262,57 263,61 264,66 265,71 267,75 268,80 268,85 269,90 270,96 270,102 270,107 270,113 270,119 270,343">
          <text:p/>
        </draw:polygon>
        <draw:path draw:style-name="gr8" draw:text-style-name="P8" draw:layer="layout" svg:width="0.056cm" svg:height="0.46cm" svg:x="8.191cm" svg:y="1.405cm" svg:viewBox="0 0 57 461" svg:d="M0 53v-53h57v53zM0 461v-337h57v337z">
          <text:p/>
        </draw:path>
        <draw:path draw:style-name="gr8" draw:text-style-name="P8" draw:layer="layout" svg:width="0.285cm" svg:height="0.466cm" svg:x="8.317cm" svg:y="1.405cm" svg:viewBox="0 0 286 467" svg:d="M228 407l-3 6-3 6-4 6-4 5-4 5-4 4-4 4-5 4-5 3-5 3-5 3-5 2-6 2-6 2-6 1-7 2-6 1-7 1h-8-7-12l-12-2-12-2-10-3-10-4-9-4-9-6-7-6-7-8-7-8-5-9-5-10-5-10-4-12-3-12-3-14-2-14-1-15-1-16v-17l1-34 4-29 6-28 8-23 11-19 14-16 16-12 19-9 21-5 24-2 7 1h8l7 1h6l7 2 6 1 6 2 6 2 5 2 6 3 5 3 4 3 5 4 4 4 4 4 4 5 4 5 4 5 3 6 3 5h1v-1-1-2-1-1-1-1-1-2-1-1-1-2l-1-1v-2-1-2-1-2-1-2-1-1-2-1-1-2-1-1-2-1-1-1-1-1-1-130h56v392 2 2 3 2 2 3 2 3 2 2 2 2l1 2v3 2 2 2 2 1 3 1 2 2 2 1 2 1 2 1l1 1v2 1 1 1 1 1 1 1 1h-53v-1h-1v-1-1-1-1-1-1-1-1l-1-1v-1-1-2-1-2-1-1-2-1-2-1l-1-2v-1-2-1-2-2-1-2-1-2-2-1-2-2-1-2-2-1zM58 293v7 6l1 7v6 6l1 6v5l1 6 1 5v5l1 5 2 5 1 4 1 5 1 4 1 4 2 4 2 4 2 3 1 3 2 3 2 3 3 3 2 3 2 2 3 2 3 2 3 2 3 2 3 2 3 1 3 1 3 1 4 1 3 1 4 1h4l4 1h4 4 4 5l4-1h4l4-1 4-1 3-1 4-1 3-1 4-1 3-2 4-1 3-2 3-2 3-2 2-3 3-2 3-3 2-3 2-3 2-4 2-3 3-4 1-4 2-4 2-4 2-4 1-5 1-5 1-5 2-5 1-6 1-5v-6l1-7v-6l1-7v-6-7-8-7-7-6l-1-7v-6l-1-6v-5l-1-6-1-5-2-5-1-6-1-5-1-4-2-4-2-4-2-4-1-4-3-4-2-3-2-3-2-3-3-3-2-2-3-3-2-2-3-2-3-2-4-2-3-1-3-2-4-1-3-1-3-1-4-1-4-1-4-1h-4-4l-4-1h-4-4l-4 1h-4-4l-3 1-4 1-3 1-3 1-4 1-2 1-4 2-2 2-3 2-3 2-3 2-3 2-2 3-2 2-2 4-2 2-2 4-2 3-2 4-2 4-1 4-1 4-2 4-1 5-1 6-1 5-1 5-1 5-1 6v6l-1 6v6 6l-1 7v7z">
          <text:p/>
        </draw:path>
        <draw:path draw:style-name="gr8" draw:text-style-name="P8" draw:layer="layout" svg:width="0.326cm" svg:height="0.348cm" svg:x="8.67cm" svg:y="1.523cm" svg:viewBox="0 0 327 349" svg:d="M101 349h-10l-9-1-9-1-8-2-8-3-7-3-7-3-6-4-6-5-6-4-4-6-5-6-4-6-3-7-3-7-2-8-2-8-1-8-1-9v-9-6-7l1-6 1-5 1-6 1-5 2-5 2-5 2-5 2-4 3-4 3-4 3-4 3-4 3-3 3-3 4-4 3-2 4-3 4-2 4-3 5-2 4-2 5-2 4-2 5-1 5-2 5-1 5-1 5-1 5-1 5-1 6-1h5l5-1 6-1h5 5 5l6-1 75-1v-18-4-4-4-4l-1-3-1-4v-3l-1-3v-3l-1-3-1-3-1-3-1-3-1-2-2-3-1-2-1-2-2-2-2-2-1-2-2-2-2-1-2-2-3-1-2-2-2-1-2-1-3-1-3-1-2-1-3-1-3-1h-2l-4-1h-3-3l-3-1h-4-3-4-3-3-3-3-3l-3 1h-3-3l-2 1h-3l-3 1h-2l-2 1h-3l-2 1-3 1-2 1-2 1-2 1-2 1-1 2-2 1-2 2-2 1-1 1-2 2-1 2-2 2-1 2-1 2-1 2-1 2-1 3-1 2-1 3-1 2v3l-1 3-1 3v3l-58-5 1-4v-4l1-4 1-4 1-3 2-4 1-3 1-4 2-3 2-4 2-3 1-3 3-3 2-3 2-3 3-4 2-3 3-3 3-2 3-2 3-3 4-2 3-2 4-2 4-2 4-2 5-2 4-1 5-2 4-1 5-1 5-1 6-1 5-1 6-1 6-1h6 6l7-1h6l13 1h12l11 2 10 2 10 3 9 3 9 4 8 4 7 5 7 5 6 6 5 8 5 7 4 8 5 8 2 8 3 9 1 10 1 10 1 11v145 4 5 4l1 4v4l1 4 1 3 1 3 1 3 1 3 1 3 2 2 2 1 2 2 3 1 2 2h3l3 1h4 3 1 1 1 1 1 1 1 1 1 1 1l1-1h1 1 1 1 1l1-1v35l-2 1h-2-2l-2 1h-2l-2 1h-2-3-2l-2 1h-2-2-2-2l-2 1h-3-2-2-3-2-3-3l-3-1h-3-2l-4-1h-3l-3-1h-2l-2-1-2-1-2-1-3-1-2-1-1-1-2-2-2-1-1-2-2-1-2-2-1-2-1-1-1-2-2-2-1-2-1-2-1-3-1-2-1-2v-3l-1-2-1-3v-3l-1-3v-3l-1-3v-3l-1-3v-3-3h-2l-2 3-2 3-1 3-2 3-2 3-2 3-2 3-2 2-2 3-3 3-2 3-2 2-2 2-3 3-2 2-3 2-2 2-3 2-3 2-3 2-2 2-3 1-3 2-4 2-3 1-3 1-3 2-4 1-4 1-3 1-4 1-3 1-4 1h-4l-4 1h-5l-4 1h-5-4zM114 307h5 6l5-1h4l5-1 5-1 4-2 4-1 5-1 4-3 3-1 4-2 4-3 4-2 3-2 3-3 3-3 3-3 3-2 3-4 2-2 3-4 2-3 2-3 2-3 3-4 1-3 2-4 1-3 2-4 1-3 1-4 1-3 1-4v-3l1-4 1-3v-4-3-3-28l-61 2h-4-4-4-4l-4 1h-4-4l-4 1h-3l-4 1h-4l-3 1-4 1-3 1h-3l-3 1-4 2-2 1-3 1-3 2-3 1-3 2-2 2-3 2-2 2-2 2-2 3-2 2-2 3-2 3-1 2-1 4-2 3-1 3-1 4v4l-1 4v3 5l-1 4 1 6v4l1 5 1 5 1 4 2 4 2 4 2 4 2 3 3 3 3 3 3 3 4 2 4 2 4 1 4 2 5 1 5 1h5z">
          <text:p/>
        </draw:path>
        <draw:polygon draw:style-name="gr7" draw:text-style-name="P7" draw:layer="layout" svg:width="10.335cm" svg:height="0.878cm" svg:x="12.928cm" svg:y="1.207cm" svg:viewBox="0 0 10336 879" draw:points="0,879 10336,879 10336,0 0,0">
          <text:p/>
        </draw:polygon>
        <draw:polygon draw:style-name="gr8" draw:text-style-name="P8" draw:layer="layout" svg:width="0.06cm" svg:height="0.437cm" svg:x="17.13cm" svg:y="1.428cm" svg:viewBox="0 0 61 438" draw:points="0,438 0,0 61,0 61,438">
          <text:p/>
        </draw:polygon>
        <draw:polygon draw:style-name="gr8" draw:text-style-name="P8" draw:layer="layout" svg:width="0.269cm" svg:height="0.342cm" svg:x="17.291cm" svg:y="1.523cm" svg:viewBox="0 0 270 343" draw:points="214,343 214,130 214,125 214,121 214,116 214,112 213,108 213,104 212,100 212,96 211,93 210,89 210,86 209,83 208,80 207,77 206,75 205,72 203,70 202,67 201,65 199,63 197,61 196,59 194,57 192,56 190,54 188,53 185,52 183,51 180,49 178,49 175,48 172,47 169,46 166,46 163,45 160,45 156,45 153,45 149,44 145,44 141,45 137,45 134,45 130,46 126,46 123,47 119,48 116,49 112,50 109,52 106,53 103,54 100,56 97,58 94,60 92,62 89,64 87,66 84,69 82,72 80,74 77,77 76,80 74,83 72,86 70,90 69,93 67,97 66,100 64,104 63,108 62,112 61,116 61,120 59,125 58,129 58,134 57,139 57,144 57,149 57,343 1,343 1,79 1,77 1,75 1,73 1,70 1,68 1,66 1,64 1,61 1,59 1,57 1,55 1,52 1,50 1,48 1,46 1,43 1,41 1,39 1,37 1,35 1,33 1,31 1,29 1,27 1,25 0,23 0,22 0,20 0,18 0,17 0,16 0,14 0,13 0,11 0,10 0,9 0,8 0,7 0,6 52,6 52,7 52,8 52,9 52,10 53,11 53,13 53,15 53,16 53,17 53,18 53,20 53,22 53,23 53,25 53,27 54,28 54,30 54,31 54,33 54,35 54,37 54,39 54,40 54,42 54,44 54,46 54,48 55,49 55,51 55,53 55,55 55,56 55,58 55,59 55,61 55,62 55,64 55,65 56,65 57,62 59,59 62,56 63,54 65,51 67,48 69,46 70,43 73,41 74,39 76,36 78,34 80,32 82,30 85,28 87,25 89,24 92,22 94,20 97,18 99,17 102,15 105,14 107,11 110,10 113,9 116,8 119,7 123,6 126,5 129,4 132,3 136,3 140,2 143,1 147,1 152,1 155,1 160,0 164,0 170,0 175,1 180,1 185,1 190,2 195,3 199,4 204,5 208,6 212,7 216,9 220,10 224,13 227,15 230,17 234,19 237,21 240,24 243,26 245,29 248,32 250,35 252,39 255,42 256,46 258,49 260,53 262,57 263,61 264,66 265,71 266,75 267,80 268,85 269,90 269,96 270,102 270,107 270,113 270,119 270,343">
          <text:p/>
        </draw:polygon>
        <draw:polygon draw:style-name="gr8" draw:text-style-name="P8" draw:layer="layout" svg:width="0.277cm" svg:height="0.347cm" svg:x="17.619cm" svg:y="1.524cm" svg:viewBox="0 0 278 348" draw:points="278,249 278,254 278,258 277,263 277,267 276,271 275,276 274,280 272,284 271,288 269,291 267,295 265,299 263,302 260,305 258,308 255,311 252,314 249,317 246,320 242,322 239,325 235,327 231,329 227,331 223,334 219,335 214,337 209,338 205,340 200,342 195,343 189,344 184,345 177,346 172,347 166,347 160,348 154,348 147,348 141,348 135,348 129,348 124,348 119,347 113,347 108,347 103,346 98,345 93,344 88,343 84,342 79,342 75,340 71,339 66,338 62,336 59,335 55,333 51,331 47,329 44,327 41,325 37,323 34,320 31,318 28,315 25,312 23,309 20,306 18,303 15,300 13,296 11,293 9,289 7,285 6,281 4,277 3,272 1,268 0,263 49,253 51,259 53,264 55,268 57,273 60,277 63,281 67,284 71,288 75,290 79,293 84,295 89,298 94,300 99,301 105,302 112,304 119,305 126,305 133,306 141,306 145,306 148,306 151,305 155,305 158,305 162,305 165,304 168,304 171,304 174,303 177,302 180,302 184,301 186,301 189,300 191,299 194,298 196,297 199,296 201,295 203,293 205,292 207,291 209,289 211,288 212,286 214,284 215,282 217,281 218,278 219,276 220,274 221,272 221,270 222,267 223,265 223,262 224,259 224,257 224,253 224,251 224,248 223,245 223,242 222,240 221,237 220,235 219,233 218,231 217,229 215,227 214,225 212,223 210,221 208,220 206,218 204,216 202,215 199,214 197,212 194,211 191,210 189,209 186,207 182,206 178,205 175,204 172,203 169,202 165,201 161,200 158,199 154,198 150,197 146,196 142,195 138,194 134,193 129,191 125,190 121,189 117,188 113,187 109,186 105,185 101,184 97,182 93,181 89,180 85,179 81,177 77,176 74,174 70,173 66,171 63,169 59,167 56,166 53,163 49,161 46,159 43,157 40,154 37,152 35,149 32,147 30,144 28,141 25,138 24,135 22,131 20,128 18,125 17,121 16,117 15,113 14,109 14,104 14,100 13,95 14,86 15,78 17,70 19,62 22,55 25,48 30,42 34,36 40,29 46,24 53,20 60,16 68,12 77,9 86,6 96,4 107,2 118,1 129,0 141,0 152,0 163,1 173,2 182,3 192,5 201,7 209,10 217,13 224,16 231,20 237,24 243,28 248,33 253,40 257,46 261,53 265,59 268,67 270,75 272,83 222,89 221,87 221,84 220,82 219,80 218,77 217,75 216,74 214,71 213,70 212,68 210,66 209,64 207,63 205,61 203,60 202,58 200,57 198,56 196,54 194,53 191,52 189,51 187,51 185,50 182,49 179,48 177,47 174,47 171,46 169,46 166,45 164,45 161,45 158,44 156,44 153,44 150,44 147,44 144,43 141,43 134,44 127,44 121,44 115,45 109,46 103,47 98,49 94,51 90,53 86,55 83,57 79,60 77,63 74,66 72,69 71,73 69,77 68,81 68,85 68,89 68,92 68,95 68,97 69,100 69,102 70,104 71,106 72,108 73,110 74,112 76,114 77,116 79,117 80,119 83,120 84,122 86,123 89,124 91,126 93,127 95,128 98,129 101,130 103,131 106,132 109,133 112,135 115,136 119,137 122,138 125,138 129,139 132,140 136,141 139,142 143,143 147,144 151,145 155,146 159,147 161,148 164,148 167,149 169,150 172,150 175,151 178,152 180,153 184,154 187,154 190,155 193,156 195,157 198,157 201,159 203,160 206,160 209,161 211,162 214,163 217,165 219,166 222,167 224,168 227,169 229,171 232,172 234,173 236,175 239,176 241,178 243,179 245,181 248,183 250,184 252,186 254,188 256,190 257,192 259,194 261,196 262,198 264,200 266,202 267,205 268,207 269,210 271,212 272,215 273,217 274,220 275,223 275,226 276,229 277,232 277,235 278,239 278,242 278,246">
          <text:p/>
        </draw:polygon>
        <draw:path draw:style-name="gr8" draw:text-style-name="P8" draw:layer="layout" svg:width="0.298cm" svg:height="0.348cm" svg:x="17.946cm" svg:y="1.523cm" svg:viewBox="0 0 299 349" svg:d="M59 187v5 5 5l1 6v4 5l1 5 1 5 1 4 1 5 1 4 1 4 2 4 1 4 2 4 2 4 1 4 2 3 2 3 3 4 3 3 2 3 3 3 3 2 2 3 4 2 3 3 3 2 3 2 4 2 3 1 4 2 4 1 4 1 4 1 5 1h4l5 1h4 5 7 7l7-1 6-1 6-2 6-1 5-2 5-2 5-3 4-2 5-3 3-3 4-4 3-3 4-4 2-4 3-3 2-5 2-4 2-4 49 14-1 2-1 3-2 3-1 3-1 3-2 3-2 2-1 3-2 3-2 3-2 3-2 2-2 3-2 3-3 2-2 3-3 2-3 3-3 2-3 2-3 3-4 2-3 2-4 2-4 1-4 3-4 1-5 2-4 2-5 1-4 1-6 1-5 1-5 2h-6l-6 1h-6l-6 1h-6-7-14l-14-2-13-2-13-3-11-4-12-5-11-6-9-6-9-8-8-8-8-10-6-10-6-11-5-11-4-13-4-14-2-14-3-16-1-16v-17-9-9l1-9 1-8 1-8 1-8 2-8 1-7 3-7 2-7 2-6 3-6 3-6 3-6 3-5 3-6 3-5 4-4 4-5 4-4 4-5 5-4 4-3 4-4 5-3 5-3 5-2 5-2 6-3 6-1 5-2 6-2 6-1 5-1 6-1 6-1 6-1h6l6-1h6l8 1h9l7 1h8l7 2 7 1 6 2 7 2 6 2 5 3 6 3 5 3 5 3 5 4 5 3 4 4 5 4 4 5 3 5 4 5 4 5 3 5 3 5 2 5 3 6 2 5 2 6 2 6 2 7 2 6 1 7 1 7 1 6 1 7 1 7 1 7v7l1 7v8 8 7zM241 144l-1-10-1-10-2-9-2-9-3-8-3-7-3-7-3-6-4-6-5-5-4-5-5-4-6-4-6-3-6-3-6-2-7-1-8-2h-8l-8-1h-3l-2 1h-3-3-3l-3 1-3 1h-3l-3 1-3 1-3 1-3 1-3 1-3 2-3 1-3 2-3 2-2 2-3 2-3 2-2 2-3 3-2 3-3 2-3 4-2 3-2 3-2 4-2 3-1 4-2 4-2 4-1 5-1 5-2 5-1 4v6l-1 5v6l-1 6z">
          <text:p/>
        </draw:path>
        <draw:polygon draw:style-name="gr8" draw:text-style-name="P8" draw:layer="layout" svg:width="0.274cm" svg:height="0.348cm" svg:x="18.299cm" svg:y="1.523cm" svg:viewBox="0 0 275 349" draw:points="58,174 58,179 59,185 59,191 59,196 59,201 60,206 60,212 61,217 62,222 63,227 63,232 64,236 66,241 67,245 68,249 70,253 71,257 73,261 75,265 77,269 79,272 81,275 83,278 86,281 88,284 91,287 94,289 96,291 100,294 103,295 106,297 110,299 113,300 117,302 121,303 125,303 131,304 135,305 139,305 144,305 150,305 156,305 161,303 166,302 172,301 176,299 181,297 185,295 190,292 194,289 198,285 201,282 204,278 208,273 210,269 212,263 214,258 216,252 217,246 218,239 275,243 274,247 273,251 273,256 272,259 271,263 269,267 268,271 266,275 265,279 263,283 261,287 259,290 257,294 254,298 252,301 249,305 246,308 244,311 241,314 238,317 234,320 231,323 227,325 224,327 220,330 216,332 212,335 208,337 203,338 199,341 194,342 189,344 184,345 179,346 174,347 169,348 163,348 157,349 151,349 146,349 138,349 130,349 122,348 115,347 108,346 102,344 95,343 89,341 83,338 78,336 72,333 67,330 62,327 57,324 53,320 48,316 44,312 40,308 36,304 33,299 29,294 26,289 23,284 21,279 18,273 16,268 14,262 11,256 10,250 8,244 6,238 5,231 4,224 3,218 2,211 2,204 1,197 0,190 0,182 0,175 0,168 0,162 0,155 1,149 2,143 2,137 3,131 4,126 5,120 6,115 7,110 8,105 9,100 11,96 12,91 14,87 16,82 17,78 19,74 21,70 23,66 26,63 28,59 30,55 32,52 35,49 37,46 40,43 42,40 45,36 48,34 51,32 53,29 56,27 59,24 62,22 65,21 68,19 71,17 75,15 78,14 81,12 84,11 88,10 91,9 94,8 98,6 101,5 105,5 108,4 112,3 116,3 119,2 123,2 126,1 131,1 134,1 138,1 142,0 145,0 151,0 156,1 161,1 167,2 172,2 177,3 181,4 186,5 191,6 195,8 200,10 204,11 208,13 212,15 216,17 220,20 223,22 227,24 230,27 233,29 236,32 239,35 242,38 245,42 248,45 250,48 253,52 255,55 257,58 259,62 261,66 263,69 265,73 266,77 267,81 269,85 270,89 271,93 272,97 273,101 216,106 215,100 214,95 212,90 210,85 208,81 206,76 203,72 200,69 197,65 194,61 190,58 186,55 182,53 177,51 172,49 167,48 162,46 156,46 150,45 143,45 139,45 134,45 130,46 125,46 120,47 117,48 113,49 109,50 106,52 102,53 99,55 96,57 94,58 91,60 88,63 86,65 83,68 81,71 79,74 77,77 75,80 73,83 71,87 70,91 68,95 67,99 66,103 64,108 63,112 63,117 62,122 61,127 60,132 60,138 59,143 59,149 59,155 59,161 58,167">
          <text:p/>
        </draw:polygon>
        <draw:polygon draw:style-name="gr8" draw:text-style-name="P8" draw:layer="layout" svg:width="0.163cm" svg:height="0.416cm" svg:x="18.599cm" svg:y="1.454cm" svg:viewBox="0 0 164 417" draw:points="164,409 161,409 158,410 156,410 153,411 151,411 148,412 145,412 143,413 140,413 138,415 135,415 132,416 129,416 126,416 123,416 120,417 117,417 114,417 109,417 106,417 93,416 82,413 72,409 63,404 56,397 50,388 45,379 42,367 40,354 39,340 39,116 0,116 0,75 41,75 58,0 95,0 95,75 158,75 158,116 95,116 95,328 95,332 95,337 96,341 96,345 97,349 98,352 99,355 100,357 101,360 103,362 104,364 106,365 109,367 111,368 115,369 117,370 121,371 124,371 127,371 131,371 133,371 134,371 136,371 138,371 139,371 141,371 142,371 144,371 145,370 147,370 148,370 150,370 152,369 153,369 155,369 157,369 158,368 160,368 162,368 164,367">
          <text:p/>
        </draw:polygon>
        <draw:path draw:style-name="gr8" draw:text-style-name="P8" draw:layer="layout" svg:width="0.326cm" svg:height="0.348cm" svg:x="18.793cm" svg:y="1.523cm" svg:viewBox="0 0 327 349" svg:d="M102 349h-10l-10-1-9-1-8-2-8-3-7-3-7-3-6-4-6-5-6-4-4-6-5-6-4-6-3-7-3-7-2-8-1-8-2-8-1-9v-9-6l1-7v-6l1-5 1-6 2-5 1-5 2-5 2-5 2-4 3-4 3-4 3-4 3-4 3-3 3-3 4-4 3-2 4-3 4-2 4-3 5-2 4-2 4-2 5-2 5-1 5-2 5-1 5-1 5-1 5-1 5-1 6-1h5l5-1 6-1h5 5 5l6-1 75-1v-18-4-4-4l-1-4v-3-4l-1-3-1-3v-3l-1-3-1-3-1-3-1-3-1-2-2-3-1-2-2-2-1-2-2-2-1-2-2-2-2-1-2-2-2-1-3-2-2-1-2-1-3-1-2-1-3-1-3-1-3-1h-3l-3-1h-3-3l-3-1h-4-3-4-3-3-3-3-3l-3 1h-3-2l-3 1h-3l-3 1h-2l-2 1h-3l-2 1-2 1-2 1-2 1-3 1-1 1-2 2-2 1-2 2-2 1-1 1-2 2-1 2-1 2-2 2-1 2-1 2-1 2-1 3-1 2-1 3v2l-1 3-1 3v3l-1 3-58-5 1-4 1-4v-4l1-4 1-3 2-4 1-3 2-4 1-3 2-4 2-3 1-3 2-3 3-3 2-3 3-4 2-3 3-3 3-2 3-2 4-3 3-2 4-2 3-2 4-2 4-2 5-2 4-1 4-2 5-1 5-1 5-1 6-1 5-1 6-1 6-1h6 6l7-1h7l12 1h12l11 2 10 2 10 3 9 3 9 4 8 4 7 5 7 5 6 6 5 8 5 7 4 8 4 8 3 8 2 9 2 10v10l1 11v145 4 5 4l2 4v4l1 4 1 3 1 3 1 3 1 3 2 3 1 2 2 1 2 2 2 1 3 2h3l3 1h3 4 1 1 1 1 1 1 1 1 1 1 1l1-1h1 1 1 1 1l1-1v35l-2 1h-2-2l-2 1h-2l-2 1h-2-3-2l-2 1h-2-2-2-2l-2 1h-3-2-2-3-2-3-4l-3-1h-3-3l-2-1h-3l-2-1h-3l-2-1-2-1-2-1-3-1-1-1-2-1-2-2-2-1-1-2-2-1-2-2-1-2-1-1-1-2-1-2-2-2-1-2-1-3-1-2v-2l-1-3-1-2-1-3v-3l-1-3v-3l-1-3v-3-3l-1-3v-3h-2l-2 3-1 3-2 3-2 3-2 3-2 3-2 3-2 2-2 3-3 3-2 3-2 2-2 2-3 3-2 2-3 2-2 2-3 2-2 2-3 2-3 2-3 1-3 2-4 2-3 1-3 1-4 2-3 1-3 1-4 1-4 1-4 1-3 1h-4l-4 1h-5l-4 1h-4-5zM114 307h6 5l5-1h4l5-1 5-1 4-2 4-1 5-1 4-3 4-1 3-2 4-3 4-2 3-2 3-3 4-3 2-3 3-2 3-4 3-2 2-4 2-3 3-3 1-3 2-4 2-3 2-4 1-3 2-4 1-3 1-4 1-3 1-4 1-3v-4l1-3v-4-3-3-28l-61 2h-4-4-4-4l-4 1h-4-4l-3 1h-4l-4 1h-4l-3 1-4 1-3 1h-3l-3 1-3 2-3 1-3 1-3 2-3 1-2 2-3 2-2 2-3 2-2 2-2 3-2 2-2 3-1 3-2 2-2 4-1 3-1 3-1 4v4l-1 4v3 5 4 6 4l1 5 1 5 1 4 2 4 2 4 2 4 2 3 3 3 3 3 3 3 4 2 4 2 4 1 4 2 5 1 5 1h5z">
          <text:p/>
        </draw:path>
        <draw:polygon draw:style-name="gr7" draw:text-style-name="P7" draw:layer="layout" svg:width="10.335cm" svg:height="0.878cm" svg:x="23.457cm" svg:y="1.207cm" svg:viewBox="0 0 10336 879" draw:points="0,879 10336,879 10336,0 0,0">
          <text:p/>
        </draw:polygon>
        <draw:polygon draw:style-name="gr8" draw:text-style-name="P8" draw:layer="layout" svg:width="0.424cm" svg:height="0.437cm" svg:x="26.789cm" svg:y="1.428cm" svg:viewBox="0 0 425 438" draw:points="372,438 372,147 372,143 372,140 372,137 372,134 372,130 372,127 372,124 372,121 373,117 373,114 373,111 373,108 373,105 373,100 373,98 373,94 373,92 373,89 373,86 373,83 374,80 374,77 374,74 374,70 374,68 374,64 374,61 375,58 375,55 375,52 374,56 373,59 372,62 372,65 370,68 370,71 369,74 368,78 367,81 366,84 365,86 364,89 363,92 363,95 362,98 361,100 360,104 359,107 358,110 357,113 356,116 355,119 354,122 353,125 352,128 351,130 350,133 350,135 349,138 348,140 235,438 193,438 78,140 77,139 77,138 77,137 76,136 76,135 76,134 75,133 75,132 74,131 74,129 73,128 73,127 73,125 72,124 72,123 71,122 71,120 70,119 70,118 70,116 69,115 69,113 68,112 68,111 67,109 67,108 66,106 66,105 65,104 65,101 64,100 64,98 64,97 63,95 63,94 62,92 62,91 61,90 61,88 60,87 59,83 58,80 57,76 56,73 55,70 54,66 53,63 52,60 51,56 50,52 50,56 51,60 51,63 51,66 51,70 51,73 51,76 51,80 51,84 51,87 51,90 51,93 52,96 52,99 52,103 52,106 52,109 52,112 52,115 52,118 52,122 52,125 52,128 52,131 52,134 52,136 52,139 52,141 52,144 52,147 52,438 0,438 0,0 78,0 195,304 195,305 196,306 196,308 197,310 197,311 198,313 198,315 199,316 199,318 200,320 201,322 201,324 202,326 203,328 203,330 204,332 204,334 205,336 205,338 206,340 206,342 207,344 207,346 208,348 209,350 209,352 210,354 210,356 211,358 211,359 211,361 212,363 212,365 213,366 213,367 213,369 213,370 214,371 214,372 214,373 215,372 215,371 215,370 215,369 216,367 216,366 216,364 217,363 217,361 218,359 218,357 219,355 219,353 220,352 221,349 221,348 222,346 222,344 223,342 223,340 224,337 225,336 225,334 226,331 227,330 227,328 228,325 229,324 229,322 230,320 230,318 231,316 232,314 232,313 233,311 233,310 234,308 234,306 235,305 235,304 350,0 425,0 425,438">
          <text:p/>
        </draw:polygon>
        <draw:path draw:style-name="gr8" draw:text-style-name="P8" draw:layer="layout" svg:width="0.326cm" svg:height="0.348cm" svg:x="27.293cm" svg:y="1.523cm" svg:viewBox="0 0 327 349" svg:d="M101 349h-10l-9-1-9-1-9-2-7-3-8-3-6-3-7-4-6-5-5-4-5-6-4-6-4-6-3-7-3-7-2-8-2-8-1-8-1-9v-9-6-7l1-6 1-5 1-6 1-5 2-5 2-5 2-5 2-4 3-4 2-4 3-4 3-4 4-3 3-3 3-4 4-2 4-3 4-2 4-3 4-2 5-2 4-2 5-2 4-1 5-2 5-1 5-1 5-1 6-1 5-1 5-1h5l6-1 5-1h5 6 5l5-1 76-1v-18-4-4l-1-4v-4-3l-1-4v-3l-1-3-1-3-1-3-1-3-1-3-1-3-1-2-1-3-2-2-1-2-1-2-2-2-2-2-2-2-2-1-2-2-2-1-2-2-2-1-3-1-2-1-3-1-3-1-2-1-3-1h-3l-3-1h-3-4l-3-1h-3-4-3-4-3-2-4-2l-3 1h-3-3l-3 1h-2l-3 1h-3l-2 1h-2l-3 1-2 1-2 1-2 1-2 1-2 1-2 2-2 1-1 2-2 1-2 1-1 2-2 2-1 2-1 2-1 2-2 2-1 2-1 3-1 2v3l-1 2-1 3v3l-1 3v3l-59-5 1-4 1-4 1-4 1-4 1-3 1-4 1-3 2-4 2-3 1-4 2-3 2-3 2-3 2-3 3-3 2-4 3-3 3-3 2-2 4-2 3-3 3-2 4-2 4-2 4-2 4-2 4-2 4-1 5-2 5-1 5-1 5-1 5-1 6-1 5-1 6-1h6 7l6-1h7l12 1h12l11 2 11 2 9 3 10 3 8 4 8 4 8 5 6 5 6 6 7 8 5 7 4 8 3 8 3 8 2 9 2 10 1 10v11 145 4 5l1 4v4l1 4 1 4v3l1 3 1 3 2 3 1 3 2 2 2 1 2 2 2 1 3 2h3l2 1h4 3 2 1 1 1 1 1 1 1 1 1l1-1h2 1 1 1 1l1-1v35l-2 1h-2-3l-2 1h-2l-2 1h-2-2-2l-2 1h-2-3-2-2l-2 1h-2-3-2-2-2-3-4l-2-1h-3-3l-3-1h-2l-3-1h-2l-3-1-3-1-2-1-2-1-2-1-2-1-2-2-1-1-2-2-1-1-2-2-1-2-2-1-1-2-1-2-1-2-1-2-1-3-1-2-1-2-1-3v-2l-1-3-1-3v-3l-1-3v-3l-1-3v-3-3l-1-3h-1l-2 3-2 3-2 3-2 3-2 3-2 3-2 3-2 2-2 3-2 3-2 3-2 2-3 2-2 3-3 2-2 2-3 2-3 2-2 2-3 2-3 2-3 1-3 2-3 2-3 1-4 1-3 2-3 1-4 1-4 1-3 1-4 1-4 1h-4l-4 1h-4l-4 1h-5-4zM114 307h5 5l5-1h5l5-1 4-1 5-2 4-1 4-1 4-3 4-1 4-2 4-3 3-2 3-2 4-3 3-3 3-3 3-2 2-4 3-2 2-4 3-3 2-3 2-3 2-4 2-3 1-4 2-3 1-4 1-3 1-4 1-3 2-4v-3l1-4v-3-4l1-3v-3-28l-61 2h-5-4-3-5l-3 1h-4-4l-4 1h-4l-4 1h-3l-4 1-3 1-3 1h-4l-3 1-3 2-3 1-3 1-3 2-2 1-3 2-2 2-3 2-2 2-2 2-3 3-1 2-2 3-2 3-2 2-1 4-1 3-1 3-1 4-1 4v4l-1 3v5 4 6 4l1 5 1 5 2 4 1 4 2 4 2 4 3 3 2 3 4 3 3 3 4 2 3 2 4 1 5 2 4 1 5 1h5z">
          <text:p/>
        </draw:path>
        <draw:polygon draw:style-name="gr8" draw:text-style-name="P8" draw:layer="layout" svg:width="0.055cm" svg:height="0.46cm" svg:x="27.662cm" svg:y="1.405cm" svg:viewBox="0 0 56 461" draw:points="0,461 0,0 56,0 56,461">
          <text:p/>
        </draw:polygon>
        <draw:path draw:style-name="gr8" draw:text-style-name="P8" draw:layer="layout" svg:width="0.326cm" svg:height="0.348cm" svg:x="27.787cm" svg:y="1.523cm" svg:viewBox="0 0 327 349" svg:d="M102 349h-10l-10-1-9-1-8-2-8-3-8-3-6-3-7-4-6-5-5-4-5-6-4-6-4-6-3-7-3-7-2-8-2-8-1-8-1-9v-9-6-7l1-6 1-5 1-6 1-5 2-5 2-5 2-5 2-4 3-4 3-4 3-4 2-4 4-3 3-3 4-4 3-2 4-3 4-2 4-3 4-2 5-2 4-2 5-2 5-1 4-2 5-1 7-1 4-1 6-1 5-1 5-1h6l5-1 5-1h6 5 5l6-1 75-1v-18-4-4-4l-1-4v-3l-1-4v-3l-1-3-1-3v-3l-1-3-1-3-2-3-1-2-1-3-1-2-2-2-1-2-2-2-2-2-2-2-2-1-1-2-3-1-2-2-2-1-3-1-2-1-3-1-2-1-3-1-3-1h-3l-3-1h-3-3l-4-1h-3-4-3-3-3-3-3-3l-3 1h-3-3l-3 1h-2l-3 1h-2l-3 1h-2l-2 1-2 1-3 1-2 1-2 1-2 1-2 2-1 1-2 2-2 1-1 1-2 2-3 2-1 2-1 2-1 2-2 2-1 2v3l-1 2-1 3-1 2v3l-1 3-1 3v3l-58-5v-4l1-4 1-4 1-4 1-3 2-4 1-3 1-4 2-3 2-4 1-3 2-3 2-3 3-3 2-3 3-4 2-3 3-3 3-2 3-2 3-3 4-2 3-2 4-2 4-2 4-2 4-2 5-1 5-2 5-1 5-1 5-1 5-1 6-1 6-1 6-1h6 6l7-1h6l13 1h11l11 2 11 2 10 3 9 3 8 4 8 4 8 5 7 5 6 6 5 8 5 7 4 8 3 8 3 8 3 9 1 10 1 10v11 145 4l1 5v4 4l1 4 1 4 1 3 1 3 1 3 1 3 1 3 2 2 2 1 2 2 2 1 3 2h3l3 1h3 4 1 2 1 1 1 1 1 1 1 1l1-1h1 2 1 1l1-1v35l-2 1h-2-2l-2 1h-3l-2 1h-2-2-2l-2 1h-2-2-2-3l-2 1h-2-2-2-3-2-3-3l-3-1h-3-3l-3-1h-2l-3-1h-2l-2-1-3-1-2-1-2-1-2-1-2-1-1-2-2-1-2-2-1-1-2-2-1-2-1-1-2-2-1-2-1-2-1-2-1-3-1-2-1-2v-3l-1-2-1-3-1-3v-3l-1-3v-3-3l-1-3v-3-3h-2l-2 3-2 3-2 3-2 3-2 3-1 3-3 3-2 2-2 3-2 3-2 3-2 2-3 2-2 3-3 2-2 2-2 2-3 2-3 2-3 2-3 2-3 1-3 2-3 2-3 1-3 1-4 2-3 1-3 1-4 1-4 1-4 1-4 1h-4l-4 1h-4l-4 1h-4-5zM115 307h5 5l5-1h5l5-1 4-1 5-2 4-1 4-1 4-3 4-1 4-2 4-3 3-2 4-2 3-3 3-3 3-3 3-2 2-4 3-2 3-4 2-3 2-3 2-3 2-4 2-3 2-4 1-3 2-4 1-3 1-4 1-3v-4l1-3 1-4v-3l1-4v-3-3-28l-61 2h-4-4-4-4l-4 1h-4-4l-4 1h-3l-4 1h-4l-3 1-4 1-3 1h-4l-3 1-3 2-3 1-3 1-2 2-4 1-3 2-2 2-3 2-2 2-2 2-2 3-2 2-2 3-2 3-1 2-2 4-1 3-1 3-1 4-1 4v4 3l-1 5v4 6l1 4v5l1 5 2 4 2 4 1 4 2 4 3 3 3 3 3 3 3 3 4 2 3 2 6 1 4 2 5 1 4 1h5z">
          <text:p/>
        </draw:path>
        <draw:polygon draw:style-name="gr8" draw:text-style-name="P8" draw:layer="layout" svg:width="0.274cm" svg:height="0.348cm" svg:x="28.14cm" svg:y="1.523cm" svg:viewBox="0 0 275 349" draw:points="58,174 58,179 58,185 58,191 59,196 59,201 60,206 60,212 61,217 62,222 62,227 63,232 64,236 65,241 67,245 68,249 69,253 71,257 73,261 75,265 76,269 79,272 81,275 83,278 86,281 88,284 91,287 93,289 97,291 99,294 103,295 106,297 110,299 113,300 118,302 122,303 126,303 130,304 135,305 139,305 144,305 150,305 155,305 161,303 166,302 171,301 176,299 181,297 185,295 189,292 193,289 197,285 201,282 204,278 207,273 210,269 212,263 214,258 216,252 217,246 218,239 275,243 274,247 273,251 273,256 271,259 270,263 269,267 268,271 266,275 264,279 263,283 261,287 259,290 256,294 254,298 252,301 249,305 246,308 243,311 240,314 237,317 234,320 231,323 227,325 223,327 220,330 216,332 211,335 207,337 203,338 198,341 194,342 189,344 184,345 179,346 174,347 168,348 163,348 157,349 152,349 146,349 138,349 130,349 123,348 115,347 108,346 101,344 95,343 89,341 83,338 77,336 72,333 67,330 62,327 57,324 52,320 48,316 44,312 40,308 36,304 32,299 29,294 26,289 23,284 20,279 18,273 15,268 13,262 11,256 9,250 8,244 6,238 5,231 4,224 3,218 2,211 1,204 1,197 0,190 0,182 0,175 0,168 0,162 1,155 1,149 1,143 2,137 3,131 3,126 4,120 6,115 7,110 8,105 9,100 11,96 12,91 14,87 15,82 17,78 19,74 21,70 23,66 25,63 27,59 30,55 32,52 34,49 37,46 40,43 42,40 45,36 48,34 50,32 53,29 56,27 59,24 62,22 65,21 68,19 71,17 74,15 77,14 81,12 84,11 87,10 91,9 94,8 98,6 101,5 105,5 108,4 112,3 115,3 120,2 123,2 127,1 130,1 134,1 138,1 141,0 145,0 150,0 156,1 161,1 166,2 172,2 177,3 181,4 186,5 191,6 195,8 199,10 204,11 208,13 211,15 215,17 219,20 223,22 226,24 229,27 233,29 236,32 239,35 242,38 245,42 247,45 250,48 252,52 255,55 257,58 259,62 261,66 263,69 264,73 266,77 267,81 269,85 270,89 271,93 272,97 273,101 215,106 215,100 213,95 212,90 210,85 208,81 205,76 203,72 200,69 197,65 193,61 190,58 186,55 182,53 177,51 172,49 167,48 161,46 156,46 150,45 143,45 138,45 134,45 130,46 125,46 121,47 117,48 113,49 109,50 106,52 102,53 99,55 96,57 93,58 91,60 88,63 85,65 83,68 81,71 79,74 76,77 75,80 73,83 71,87 69,91 68,95 67,99 65,103 64,108 63,112 62,117 62,122 61,127 60,132 60,138 59,143 59,149 58,155 58,161 58,167">
          <text:p/>
        </draw:polygon>
        <draw:path draw:style-name="gr8" draw:text-style-name="P8" draw:layer="layout" svg:width="0.3cm" svg:height="0.348cm" svg:x="28.457cm" svg:y="1.523cm" svg:viewBox="0 0 301 349" svg:d="M301 175v17l-2 16-2 16-2 14-4 14-4 12-5 12-6 11-7 10-7 9-8 8-9 7-9 7-10 5-11 5-12 4-12 3-13 2-14 2h-14-7-7l-7-1h-6l-7-1-6-2-6-1-7-2-5-1-6-3-6-2-5-2-5-3-5-3-5-3-4-3-4-4-5-4-4-3-4-5-3-4-4-5-3-5-4-5-2-5-3-6-3-5-3-6-2-7-2-6-2-7-2-6-1-8-1-7-2-8v-7l-1-9-1-8v-8-9l2-33 4-30 8-26 10-22 14-19 16-17 20-12 22-9 27-5 29-2h7l8 1h7l7 1 7 1 6 1 7 1 6 2 6 2 6 2 5 2 6 3 5 2 5 3 5 3 4 4 5 4 4 3 4 5 3 5 4 4 3 5 3 5 3 5 3 5 3 6 2 5 3 6 1 7 2 6 2 7 1 6 2 7 1 8 1 7v8l1 8 1 8v8zM242 175v-8-7-8l-1-6v-7l-1-6-1-6-1-6-1-6-1-4-1-6-1-4-2-5-2-4-1-4-2-5-2-3-2-4-2-3-3-3-2-3-2-3-3-3-3-2-2-2-3-2-3-2-3-2-3-1-4-1-3-2-4-1h-3l-4-1-4-1-3-1h-4-4l-4-1h-5-4l-4 1h-4-4l-4 1-4 1-4 1-3 1-4 1-3 1-4 1-3 2-3 1-3 2-4 3-3 2-3 2-2 3-3 3-2 3-3 3-2 3-2 4-2 3-2 4-2 5-2 4-1 5-2 4-1 5-1 6-1 5-1 6-1 6-1 6v6l-1 7v7 7 8 7 8 7l1 7v7l1 6 1 6 1 6 1 5 2 6 1 5 1 5 2 4 2 4 2 5 2 3 2 4 2 4 2 3 2 3 2 3 3 3 3 3 3 2 2 2 4 2 3 2 3 2 3 1 3 2 4 1 3 1 3 1 4 1h3l4 1h4l3 1h4 4 4 4l5-1h3l4-1h4l4-1 4-1 3-1 4-1 3-1 3-2 4-2 3-1 3-2 3-3 3-2 2-3 3-3 2-2 3-4 2-3 2-3 2-4 2-4 2-4 1-5 2-4 2-5 1-5 1-6 1-5 1-6 1-6 1-6v-7l1-7v-7-8z">
          <text:p/>
        </draw:path>
        <draw:polygon draw:style-name="gr8" draw:text-style-name="P8" draw:layer="layout" svg:width="0.277cm" svg:height="0.347cm" svg:x="28.801cm" svg:y="1.524cm" svg:viewBox="0 0 278 348" draw:points="278,249 278,254 278,258 277,263 277,267 276,271 275,276 274,280 272,284 271,288 269,291 267,295 265,299 263,302 260,305 258,308 255,311 252,314 249,317 246,320 243,322 239,325 235,327 231,329 227,331 223,334 219,335 214,337 209,338 205,340 200,342 195,343 189,344 184,345 178,346 173,347 167,347 161,348 155,348 148,348 142,348 136,348 131,348 125,348 120,347 114,347 109,347 104,346 99,345 94,344 90,343 85,342 80,342 76,340 72,339 68,338 63,336 60,335 56,333 52,331 48,329 45,327 42,325 37,323 34,320 31,318 28,315 25,312 23,309 20,306 18,303 16,300 13,296 11,293 9,289 7,285 6,281 4,277 3,272 1,268 0,263 51,253 52,259 54,264 56,268 59,273 62,277 64,281 68,284 72,288 76,290 80,293 85,295 90,298 95,300 101,301 107,302 113,304 120,305 127,305 134,306 142,306 146,306 149,306 153,305 156,305 159,305 163,305 166,304 169,304 172,304 175,303 178,302 181,302 184,301 187,301 189,300 191,299 194,298 196,297 199,296 201,295 203,293 205,292 207,291 209,289 211,288 212,286 214,284 215,282 217,281 218,278 219,276 220,274 221,272 222,270 223,267 223,265 223,262 224,259 224,257 224,253 224,251 224,248 223,245 223,242 222,240 221,237 220,235 219,233 218,231 217,229 215,227 214,225 212,223 210,221 208,220 206,218 204,216 202,215 200,214 197,212 194,211 191,210 189,209 186,207 183,206 180,205 176,204 173,203 170,202 166,201 162,200 159,199 155,198 151,197 147,196 143,195 139,194 135,193 130,191 126,190 122,189 118,188 114,187 110,186 106,185 102,184 98,182 94,181 90,180 86,179 82,177 79,176 75,174 71,173 67,171 64,169 60,167 57,166 54,163 50,161 47,159 44,157 40,154 38,152 35,149 32,147 30,144 28,141 26,138 24,135 22,131 20,128 18,125 17,121 16,117 15,113 14,109 14,104 14,100 14,95 14,86 15,78 17,70 19,62 22,55 25,48 30,42 35,36 40,29 47,24 54,20 62,16 69,12 78,9 87,6 97,4 108,2 119,1 130,0 143,0 153,0 164,1 174,2 183,3 193,5 201,7 209,10 217,13 224,16 231,20 237,24 243,28 248,33 253,40 257,46 261,53 265,59 268,67 270,75 272,83 222,89 221,87 221,84 220,82 219,80 218,77 217,75 216,74 215,71 213,70 212,68 210,66 209,64 207,63 205,61 203,60 202,58 200,57 198,56 196,54 194,53 192,52 189,51 187,51 185,50 183,49 180,48 178,47 175,47 172,46 170,46 167,45 165,45 162,45 159,44 157,44 154,44 151,44 148,44 146,43 143,43 135,44 128,44 122,44 116,45 110,46 104,47 99,49 95,51 91,53 87,55 84,57 80,60 78,63 75,66 73,69 72,73 70,77 70,81 69,85 69,89 69,92 69,95 69,97 70,100 70,102 71,104 72,106 73,108 74,110 75,112 77,114 78,116 80,117 82,119 84,120 85,122 87,123 90,124 92,126 94,127 97,128 99,129 102,130 104,131 107,132 110,133 113,135 116,136 120,137 123,138 126,138 130,139 133,140 137,141 140,142 144,143 148,144 152,145 156,146 160,147 163,148 165,148 168,149 171,150 173,150 176,151 179,152 182,153 184,154 187,154 190,155 193,156 195,157 198,157 201,159 203,160 206,160 209,161 211,162 214,163 217,165 219,166 222,167 224,168 227,169 229,171 232,172 234,173 237,175 239,176 241,178 243,179 245,181 248,183 250,184 252,186 254,188 256,190 257,192 259,194 261,196 263,198 264,200 266,202 267,205 268,207 269,210 271,212 272,215 273,217 274,220 275,223 275,226 276,229 277,232 277,235 278,239 278,242 278,246">
          <text:p/>
        </draw:polygon>
        <draw:polygon draw:style-name="gr8" draw:text-style-name="P8" draw:layer="layout" svg:width="0.162cm" svg:height="0.416cm" svg:x="29.111cm" svg:y="1.454cm" svg:viewBox="0 0 163 417" draw:points="163,409 160,409 158,410 155,410 153,411 150,411 147,412 145,412 142,413 139,413 137,415 134,415 132,416 128,416 125,416 122,416 119,417 115,417 112,417 109,417 106,417 93,416 81,413 71,409 63,404 55,397 49,388 45,379 41,367 39,354 39,340 39,116 0,116 0,75 41,75 57,0 94,0 94,75 157,75 157,116 94,116 94,328 94,332 95,337 95,341 96,345 96,349 97,352 98,355 99,357 101,360 102,362 104,364 106,365 108,367 110,368 113,369 116,370 119,371 122,371 126,371 131,371 132,371 134,371 135,371 137,371 139,371 140,371 141,371 143,371 145,370 146,370 148,370 149,370 151,369 152,369 154,369 156,369 158,368 159,368 161,368 163,367">
          <text:p/>
        </draw:polygon>
        <draw:polygon draw:style-name="gr8" draw:text-style-name="P8" draw:layer="layout" svg:width="0.158cm" svg:height="0.342cm" svg:x="29.32cm" svg:y="1.523cm" svg:viewBox="0 0 159 343" draw:points="2,343 2,85 2,83 2,81 2,79 2,77 1,75 1,73 1,71 1,69 1,66 1,64 1,62 1,60 1,58 1,55 1,53 1,51 1,49 1,47 1,45 1,43 1,41 1,39 1,37 1,35 1,33 1,31 1,29 1,27 0,25 0,23 0,22 0,20 0,18 0,17 0,15 0,13 0,11 0,9 0,8 0,6 52,6 52,8 52,9 52,11 53,13 53,15 53,17 53,18 53,20 53,22 53,24 53,25 53,28 54,29 54,31 54,33 54,35 54,37 54,39 54,41 54,42 54,44 54,46 54,48 54,50 55,52 55,54 55,55 55,58 55,59 55,61 55,63 55,64 55,66 55,67 55,69 55,71 55,72 55,73 55,75 55,76 56,76 57,72 58,69 60,65 61,61 62,58 63,55 65,52 66,48 67,46 69,43 70,40 72,37 73,35 74,32 76,30 78,28 79,25 81,23 82,21 84,19 86,18 88,16 90,14 92,13 94,10 96,9 99,8 101,7 103,6 106,5 108,4 111,3 114,3 117,2 120,1 123,1 126,1 129,1 132,0 136,0 137,0 139,0 140,0 141,1 142,1 144,1 145,1 146,1 149,1 150,2 151,2 152,2 153,2 154,2 155,2 156,3 157,3 158,3 159,3 159,55 158,55 157,55 156,55 155,54 153,54 152,54 151,54 149,54 148,53 146,53 144,53 142,53 141,53 139,53 138,53 136,53 134,52 132,52 130,52 129,52 125,52 121,53 118,53 114,54 111,54 108,55 105,57 102,58 99,59 96,61 93,63 91,65 88,67 86,69 84,71 81,74 79,77 78,79 76,82 74,85 72,88 70,91 69,95 68,99 67,102 65,106 64,109 63,113 62,118 61,122 61,126 60,130 59,135 59,139 58,144 58,149 58,153 57,158 57,163 57,168 57,343">
          <text:p/>
        </draw:polygon>
        <draw:path draw:style-name="gr8" draw:text-style-name="P8" draw:layer="layout" svg:width="0.326cm" svg:height="0.348cm" svg:x="29.516cm" svg:y="1.523cm" svg:viewBox="0 0 327 349" svg:d="M101 349h-10l-9-1-9-1-8-2-8-3-7-3-7-3-6-4-6-5-6-4-4-6-5-6-4-6-3-7-3-7-2-8-2-8-1-8-1-9v-9-6-7l1-6 1-5 1-6 1-5 2-5 2-5 2-5 2-4 3-4 3-4 3-4 3-4 3-3 3-3 4-4 3-2 4-3 4-2 4-3 5-2 4-2 5-2 4-2 5-1 5-2 5-1 4-1 6-1 5-1 5-1 5-1h6l5-1 5-1h6 5 5l6-1 75-1v-18-4-4-4l-1-4v-3l-1-4v-3l-1-3v-3l-1-3-1-3-1-3-1-3-1-2-2-3-1-2-2-2-1-2-2-2-1-2-3-2-1-1-2-2-3-1-2-2-2-1-2-1-3-1-3-1-2-1-3-1-3-1h-2l-4-1h-3-3l-3-1h-4-3-4-3-3-3-3-3l-3 1h-3-3l-2 1h-3l-3 1h-2l-2 1h-3l-2 1-3 1-2 1-2 1-2 1-2 1-1 2-2 1-2 2-2 1-1 1-2 2-1 2-2 2-1 2-1 2-1 2-1 2-1 3-1 2-1 3-1 2v3l-1 3-1 3v3l-58-5 1-4v-4l1-4 1-4 1-3 2-4 1-3 1-4 2-3 2-4 1-3 2-3 3-3 2-3 2-3 3-4 2-3 3-3 3-2 3-2 3-3 4-2 3-2 4-2 4-2 4-2 5-2 4-1 4-2 5-1 5-1 5-1 6-1 5-1 6-1 6-1h6 6l7-1h6l13 1h12l11 2 10 2 10 3 9 3 10 4 7 4 8 5 7 5 6 6 5 8 5 7 4 8 4 8 2 8 3 9 1 10 1 10 1 11v145 4 5 4l1 4v4l1 4 1 3 1 3 1 3 1 3 1 3 2 2 2 1 2 2 3 1 2 2h3l3 1h3 4 1 1 1 1 1 1 1 1 1 1 1l1-1h1 1 1 1 1l1-1v35l-2 1h-2-2l-2 1h-3l-1 1h-2-3-2l-2 1h-2-2-2-2l-2 1h-3-2-2-3-2-3-3l-3-1h-3-3l-2-1h-3l-3-1h-2l-2-1-2-1-2-1-3-1-2-1-1-1-2-2-2-1-1-2-2-1-2-2-1-2-1-1-1-2-2-2-1-2-1-2-1-3-1-2-1-2v-3l-1-2-1-3v-3l-1-3v-3l-1-3v-3l-1-3v-3-3h-3l-2 3-2 3-1 3-2 3-2 3-2 3-2 3-2 2-2 3-3 3-2 3-2 2-2 2-3 3-2 2-3 2-2 2-3 2-3 2-3 2-2 2-3 1-3 2-4 2-3 1-3 1-3 2-4 1-4 1-3 1-4 1-3 1-4 1h-4l-4 1h-5l-4 1h-5-4zM114 307h5 6l5-1h4l5-1 5-1 4-2 4-1 5-1 4-3 3-1 4-2 4-3 4-2 3-2 3-3 3-3 3-3 3-2 3-4 2-2 3-4 2-3 2-3 2-3 2-4 2-3 2-4 1-3 1-4 2-3 1-4 1-3 1-4v-3l1-4v-3l1-4v-3-3-28l-61 2h-4-4-4-4l-4 1h-4-4l-4 1h-3l-4 1h-4l-3 1-4 1-3 1h-3l-3 1-4 2-2 1-3 1-3 2-3 1-3 2-2 2-3 2-2 2-2 2-2 3-2 2-2 3-2 3-1 2-1 4-2 3-1 3-1 4v4l-1 4v3 5l-1 4 1 6v4l1 5 1 5 1 4 2 4 2 4 2 4 2 3 3 3 3 3 3 3 4 2 4 2 4 1 4 2 5 1 5 1h5z">
          <text:p/>
        </draw:path>
        <draw:polygon draw:style-name="gr8" draw:text-style-name="P8" draw:layer="layout" svg:width="0.274cm" svg:height="0.348cm" svg:x="29.869cm" svg:y="1.523cm" svg:viewBox="0 0 275 349" draw:points="59,174 59,179 60,185 60,191 60,196 60,201 61,206 62,212 62,217 63,222 64,227 64,232 65,236 66,241 68,245 69,249 71,253 72,257 74,261 76,265 78,269 80,272 82,275 84,278 87,281 89,284 92,287 95,289 98,291 101,294 104,295 107,297 111,299 114,300 118,302 122,303 126,303 130,304 135,305 139,305 144,305 150,305 156,305 161,303 166,302 171,301 176,299 181,297 185,295 190,292 194,289 198,285 201,282 204,278 207,273 210,269 212,263 214,258 216,252 217,246 219,239 275,243 274,247 274,251 273,256 272,259 270,263 269,267 268,271 266,275 265,279 263,283 261,287 259,290 257,294 254,298 252,301 249,305 246,308 244,311 241,314 238,317 234,320 231,323 227,325 223,327 220,330 216,332 212,335 208,337 203,338 199,341 194,342 189,344 184,345 179,346 174,347 168,348 163,348 157,349 151,349 145,349 138,349 130,349 123,348 116,347 109,346 102,344 96,343 90,341 84,338 79,336 73,333 68,330 63,327 58,324 54,320 49,316 45,312 41,308 37,304 34,299 30,294 27,289 23,284 21,279 18,273 16,268 13,262 11,256 9,250 8,244 7,238 5,231 4,224 3,218 2,211 1,204 1,197 1,190 0,182 0,175 0,168 0,162 1,155 1,149 2,143 2,137 3,131 4,126 5,120 6,115 7,110 8,105 9,100 11,96 13,91 14,87 16,82 17,78 19,74 21,70 23,66 27,63 29,59 31,55 33,52 36,49 38,46 41,43 44,40 46,36 49,34 52,32 54,29 57,27 60,24 63,22 66,21 69,19 72,17 76,15 79,14 82,12 86,11 89,10 92,9 95,8 99,6 102,5 106,5 109,4 113,3 117,3 120,2 124,2 127,1 131,1 134,1 138,1 141,0 145,0 150,0 156,1 161,1 167,2 172,2 177,3 181,4 186,5 191,6 195,8 199,10 204,11 208,13 212,15 216,17 220,20 223,22 227,24 230,27 233,29 236,32 239,35 242,38 245,42 248,45 250,48 253,52 255,55 257,58 259,62 261,66 263,69 264,73 266,77 268,81 269,85 270,89 271,93 272,97 273,101 216,106 215,100 214,95 212,90 210,85 208,81 206,76 203,72 200,69 197,65 194,61 190,58 186,55 182,53 177,51 172,49 167,48 162,46 156,46 150,45 143,45 139,45 134,45 130,46 126,46 121,47 118,48 114,49 110,50 107,52 104,53 100,55 98,57 94,58 92,60 89,63 87,65 84,68 82,71 80,74 78,77 76,80 74,83 72,87 71,91 69,95 68,99 66,103 65,108 64,112 64,117 63,122 62,127 62,132 61,138 60,143 60,149 60,155 60,161 59,167">
          <text:p/>
        </draw:polygon>
        <draw:path draw:style-name="gr8" draw:text-style-name="P8" draw:layer="layout" svg:width="0.326cm" svg:height="0.348cm" svg:x="30.187cm" svg:y="1.523cm" svg:viewBox="0 0 327 349" svg:d="M101 349h-10l-9-1-9-1-8-2-8-3-8-3-6-3-7-4-6-5-5-4-5-6-4-6-4-6-3-7-3-7-2-8-2-8-1-8-1-9v-9-6-7l1-6v-5l2-6 1-5 2-5 1-5 3-5 2-4 3-4 2-4 4-4 2-4 4-3 3-3 4-4 3-2 4-3 4-2 4-3 4-2 5-2 4-2 5-2 4-1 5-2 5-1 5-1 5-1 6-1 5-1 5-1h5l6-1 5-1h5 6 5l5-1 77-1v-18-4l-1-4v-4-4-3l-1-4v-3l-1-3-1-3v-3l-1-3-2-3-1-3-1-2-1-3-1-2-2-2-2-2-1-2-2-2-3-2-2-1-2-2-2-1-2-2-3-1-2-1-2-1-3-1-2-1-3-1-3-1h-3l-3-1h-3-3l-4-1h-3-4-3-3-3-4-2-4l-2 1h-3-3l-3 1h-2l-3 1h-2l-3 1h-2l-2 1-3 1-2 1-2 1-2 1-2 1-2 2-2 1-1 2-2 1-1 1-2 2-2 2-1 2-1 2-2 2-1 2-1 2-1 3v2l-1 3-1 2-1 3v3l-1 3v3l-58-5v-4l1-4 1-4 1-4 1-3 1-4 2-3 1-4 2-3 1-4 2-3 2-3 2-3 2-3 3-3 2-4 3-3 3-3 3-2 3-2 3-3 4-2 3-2 4-2 4-2 4-2 4-2 5-1 4-2 5-1 5-1 5-1 5-1 6-1 6-1 6-1h6 6l6-1h7l12 1h12l11 2 11 2 11 3 9 3 8 4 8 4 7 5 7 5 7 6 5 8 4 7 5 8 3 8 3 8 2 9 2 10 1 10v11 145 4l1 5v4 4l1 4v4l1 3 2 3 1 3 1 3 1 3 2 2 2 1 2 2 2 1 3 2h2l4 1h3 4 1 1 1 1 1 1 1 1 1 1 1l1-1h1 1 1 1 1l1-1v35l-2 1h-2-2l-2 1h-3l-2 1h-2-2-2l-2 1h-2-2-3-2l-2 1h-2-2-3-2-2-4-2l-4-1h-2-3l-3-1h-2l-3-1h-2l-3-1-2-1-2-1-2-1-2-1-2-1-2-2-1-1-2-2-1-1-2-2-1-2-2-1-1-2-1-2-1-2-1-2-1-3-1-2-1-2-1-3-1-2v-3l-1-3v-3l-1-3v-3l-1-3v-3-3-3h-2l-2 3-2 3-2 3-2 3-2 3-2 3-2 3-2 2-2 3-3 3-2 3-3 2-2 2-2 3-3 2-2 2-3 2-2 2-3 2-3 2-3 2-3 1-3 2-3 2-3 1-3 1-4 2-3 1-4 1-3 1-4 1-4 1-4 1h-4l-4 1h-4l-4 1h-5-4zM114 307h5 5l5-1h5l5-1 4-1 5-2 4-1 4-1 4-3 4-1 4-2 4-3 3-2 4-2 3-3 3-3 3-3 3-2 2-4 3-2 3-4 3-3 2-3 2-3 2-4 2-3 1-4 2-3 1-4 2-3 1-4 1-3v-4l1-3 1-4v-3-4l1-3v-3-28l-62 2h-4-4-5-3l-4 1h-4-4l-4 1h-3l-4 1h-4l-3 1-4 1-3 1h-4l-3 1-3 2-3 1-3 1-2 2-3 1-3 2-3 2-2 2-2 2-2 2-2 3-3 2-1 3-2 3-1 2-2 4-1 3-1 3-1 4-1 4v4l-1 3v5 4 6l1 4v5l1 5 2 4 1 4 2 4 2 4 3 3 3 3 3 3 3 3 4 2 3 2 5 1 4 2 4 1 5 1h5z">
          <text:p/>
        </draw:path>
        <draw:path draw:style-name="gr9" draw:text-style-name="P9" draw:layer="layout" svg:width="0.404cm" svg:height="0.599cm" svg:x="1.081cm" svg:y="20.719cm" svg:viewBox="0 0 405 600" svg:d="M405 299v17 16l-1 15-1 16-1 14-2 14-2 13-3 13-3 12-3 12-3 11-4 11-3 10-4 10-5 10-4 8-5 9-5 8-5 8-5 8-6 6-6 8-7 6-6 5-6 6-7 5-6 4-7 4-7 4-7 3-8 3-8 2-7 3-8 2-8 1-8 2-8 1-8 1h-9-8-8-9l-8-1-8-1-8-2-8-1-8-2-7-3-8-2-7-3-8-3-7-4-7-4-6-4-7-5-6-6-6-5-6-6-6-8-5-6-6-8-5-8-5-8-4-8-4-9-5-9-3-10-4-11-4-11-3-11-3-11-2-13-3-13-2-13-1-14-2-14-1-15-1-16v-16-17-17-17l1-16 1-15 2-15 1-14 2-14 3-13 2-12 3-12 3-11 4-11 4-10 3-11 5-9 4-9 5-8 4-9 6-7 5-7 6-7 5-6 6-6 6-5 7-5 6-5 7-4 7-4 7-3 8-3 7-3 8-2 7-2 8-2 8-2 8-1 9-1 8-1h9 9 8 8l8 1 8 1 8 1 8 2 7 2 8 2 7 2 8 3 7 3 7 3 7 4 7 4 6 5 7 5 6 5 7 6 5 6 6 7 5 7 5 7 5 9 5 8 4 9 4 9 4 11 4 10 3 11 4 11 3 12 3 12 2 13 2 14 2 14 1 15 1 15 1 16v17zM329 299v-13-13l-1-13-1-12v-12l-1-11-1-11-1-11-2-9-2-10-1-9-2-9-2-8-2-8-3-7-2-8-3-6-3-7-3-6-3-5-3-6-4-5-3-5-4-4-4-4-4-4-4-3-5-3-4-3-4-2-5-2-5-2-5-2-5-2-5-1-6-1-5-1h-6l-6-1h-5-7l-6 1h-6l-5 1-6 1-6 1-5 2-5 2-5 2-5 2-5 2-4 3-4 3-5 3-4 4-4 5-4 4-4 4-3 6-3 5-3 6-4 6-2 6-3 7-2 7-3 7-2 9-2 8-2 9-2 9-1 9-2 10-1 10-1 11-1 11-1 12v12l-1 13v13 13 14 12l1 13v12l1 11 1 11 1 11 1 10 2 10 1 9 2 9 2 9 2 8 2 8 3 8 2 7 3 7 3 6 3 7 3 5 3 6 4 5 4 4 4 5 3 4 4 4 5 4 4 3 4 3 5 3 5 2 5 2 5 2 5 1 5 1 6 1 5 1 6 1h6l6 1 6-1h6l5-1 5-1 6-1 5-1 5-1 5-2 5-2 5-2 4-3 5-3 4-3 4-4 4-4 4-4 4-5 4-4 3-5 3-6 4-5 3-7 3-6 2-7 3-7 3-8 2-8 2-8 2-9 2-9 1-9 2-10 1-10 1-11 1-11 1-11 1-12 1-13v-12z">
          <text:p/>
        </draw:path>
        <draw:polygon draw:style-name="gr9" draw:text-style-name="P9" draw:layer="layout" svg:width="0.081cm" svg:height="0.091cm" svg:x="1.596cm" svg:y="21.219cm" svg:viewBox="0 0 82 92" draw:points="0,92 0,0 82,0 82,92">
          <text:p/>
        </draw:polygon>
        <draw:polygon draw:style-name="gr9" draw:text-style-name="P9" draw:layer="layout" svg:width="0.385cm" svg:height="0.583cm" svg:x="1.797cm" svg:y="20.727cm" svg:viewBox="0 0 386 584" draw:points="386,61 377,74 369,87 360,101 352,114 344,127 336,139 328,152 321,165 312,177 304,190 297,202 290,214 283,227 276,239 270,252 264,264 258,277 252,289 246,302 241,314 236,327 231,339 226,352 222,365 218,377 214,390 210,404 206,417 203,430 200,443 197,456 195,470 193,483 191,497 189,511 188,526 187,540 186,554 185,569 185,584 108,584 108,570 108,556 109,542 110,528 112,514 113,500 116,486 118,473 121,460 124,446 128,433 131,419 135,406 139,393 143,380 148,366 153,353 158,340 163,327 169,314 175,301 181,289 187,275 193,263 199,250 206,237 213,225 220,212 227,199 234,187 242,175 249,162 257,150 264,137 273,125 280,112 288,101 297,88 305,76 313,64 0,64 0,0 386,0">
          <text:p/>
        </draw:polygon>
        <draw:polygon draw:style-name="gr9" draw:text-style-name="P9" draw:layer="layout" svg:width="0.365cm" svg:height="0.583cm" svg:x="1.112cm" svg:y="15.43cm" svg:viewBox="0 0 366 584" draw:points="0,584 0,520 149,520 149,72 17,165 17,95 155,0 224,0 224,520 366,520 366,584">
          <text:p/>
        </draw:polygon>
        <draw:polygon draw:style-name="gr9" draw:text-style-name="P9" draw:layer="layout" svg:width="0.081cm" svg:height="0.091cm" svg:x="1.596cm" svg:y="15.922cm" svg:viewBox="0 0 82 92" draw:points="0,92 0,0 82,0 82,92">
          <text:p/>
        </draw:polygon>
        <draw:path draw:style-name="gr9" draw:text-style-name="P9" draw:layer="layout" svg:width="0.405cm" svg:height="0.599cm" svg:x="1.787cm" svg:y="15.422cm" svg:viewBox="0 0 406 600" svg:d="M406 299l-1 17v16l-1 15-1 15-2 15-1 14-2 13-3 13-2 12-4 12-3 12-3 11-4 10-4 10-4 9-5 10-4 8-5 8-6 8-5 7-6 7-5 7-6 6-6 5-7 6-6 5-7 4-7 4-7 4-8 3-7 3-8 2-7 2-8 3-8 1-8 2-8 1-8 1h-8-9-8-8l-9-1-8-1-8-2-8-1-8-3-7-2-8-2-7-3-7-3-7-4-7-4-7-4-6-5-7-6-6-5-6-6-6-7-5-7-5-7-6-8-4-8-5-8-4-9-6-10-4-10-3-10-4-10-3-13-3-11-2-13-3-13-2-13-1-14-2-14-1-15-1-16v-16-17-17-16l1-17 1-15 2-15 1-14 2-14 3-13 2-12 3-12 3-12 4-10 3-11 5-10 5-9 4-9 5-8 5-9 5-7 5-7 6-7 6-6 6-6 6-5 6-5 7-5 6-4 7-4 7-3 7-3 8-3 8-2 7-2 8-2 9-2 8-1 8-1 8-1h9 9 8 8l8 1 8 1 8 1 8 2 7 2 8 2 7 2 8 3 7 3 7 3 7 4 7 4 6 5 6 5 6 5 6 6 6 6 6 7 5 7 5 7 5 9 5 8 4 9 4 9 5 10 3 11 4 10 3 12 3 12 2 12 3 13 2 14 2 14 1 15 1 15 1 17v16zM330 299v-13l-1-13v-13-12l-1-12-1-11-1-11-1-11-2-9-1-10-2-9-2-9-2-8-2-8-3-8-2-7-3-6-3-7-2-6-4-6-3-5-3-5-4-5-4-4-4-4-4-4-4-3-4-3-5-3-5-2-4-3-5-1-5-2-5-2-5-1-5-1-6-1h-6l-5-1h-6-6l-7 1h-5l-6 1-6 1-5 1-6 2-5 2-5 1-5 3-4 2-5 3-5 3-4 3-4 4-4 4-4 5-3 4-4 5-3 6-4 6-2 6-3 6-3 7-2 7-3 8-2 7-2 9-2 9-2 8-1 10-2 10-1 10-1 11-1 11-1 12v12 13l-1 13v13 13l1 14v12 11l1 12 1 11 1 11 1 10 2 10 1 9 2 9 2 9 2 8 2 8 3 9 2 7 3 7 3 6 3 6 3 6 4 6 3 5 4 5 3 4 4 4 5 4 4 3 4 4 5 3 4 2 5 3 5 2 5 2 5 1 6 1 5 1 6 1 5 1h6 6 6 5l6-1 5-1 6-1 5-1 5-1 5-2 5-2 5-3 5-2 4-3 4-4 5-3 4-4 3-4 4-4 4-5 3-5 4-6 3-6 3-6 3-6 3-7 2-7 3-9 2-8 2-8 2-9 2-9 1-9 2-10 2-10 1-11 1-11v-12l1-11v-12l1-14z">
          <text:p/>
        </draw:path>
        <draw:polygon draw:style-name="gr9" draw:text-style-name="P9" draw:layer="layout" svg:width="0.386cm" svg:height="0.592cm" svg:x="1.09cm" svg:y="5.127cm" svg:viewBox="0 0 387 593" draw:points="0,593 0,540 5,531 9,521 14,512 19,503 24,495 29,485 34,477 40,469 45,462 51,454 58,447 64,439 70,432 76,426 83,419 89,412 96,405 102,399 109,393 116,387 122,381 129,375 136,369 142,363 149,358 156,353 162,347 169,342 175,336 182,331 188,326 195,321 201,316 207,311 213,306 219,300 225,295 230,290 236,285 241,280 247,275 251,270 256,264 262,259 266,254 270,248 274,243 278,238 281,232 285,226 288,221 291,215 293,209 296,203 297,196 299,190 300,183 301,177 301,169 302,162 301,158 301,153 301,148 300,144 299,139 299,135 298,131 297,127 296,123 294,119 292,115 291,112 289,108 287,105 285,102 282,99 280,96 278,93 275,90 273,87 269,85 267,82 263,80 260,78 256,76 253,74 249,73 245,71 242,70 237,68 233,67 230,66 225,65 221,64 217,63 213,63 208,62 203,62 199,62 194,62 190,62 185,62 181,62 177,63 172,63 168,64 164,65 160,66 156,67 152,68 148,69 144,71 141,72 137,74 134,76 130,78 127,80 123,82 120,84 117,87 114,89 111,92 109,95 106,97 103,100 101,103 98,107 96,110 94,114 92,118 90,121 88,125 87,129 85,133 84,137 83,142 82,146 81,151 80,155 80,160 3,153 5,147 6,141 7,135 8,129 10,123 12,117 14,111 16,105 18,100 21,94 24,88 27,83 30,78 33,73 37,68 41,63 45,59 49,54 54,50 58,46 63,41 68,38 74,34 79,30 85,27 91,23 97,21 103,18 109,15 116,12 123,10 130,8 137,6 145,5 152,4 160,3 169,2 177,1 185,0 194,0 203,0 211,1 219,2 227,2 235,3 243,4 250,5 257,7 266,9 273,11 279,13 286,15 292,18 298,21 304,24 309,27 315,30 320,34 325,38 329,41 334,46 339,50 343,54 347,59 350,64 354,69 357,75 360,80 363,85 365,91 368,97 370,104 372,110 373,117 375,124 376,130 377,138 377,145 378,153 378,160 378,166 377,172 377,178 376,183 375,189 374,194 372,200 371,205 369,211 367,216 365,221 363,226 360,232 358,237 355,242 352,247 349,252 346,257 342,262 339,266 335,271 332,276 328,281 324,285 320,290 316,295 312,299 308,304 303,308 298,313 294,317 289,322 285,326 280,330 275,335 270,339 265,343 260,348 254,352 249,356 244,361 239,365 234,369 229,373 224,378 219,382 214,386 208,390 203,395 198,399 193,403 188,407 183,411 178,415 174,420 169,423 164,428 159,432 154,436 150,440 146,445 141,449 137,453 133,457 129,462 125,466 121,470 117,475 114,479 110,483 106,489 103,493 100,497 97,502 94,506 91,511 89,515 86,520 84,525 82,530 387,530 387,593">
          <text:p/>
        </draw:polygon>
        <draw:polygon draw:style-name="gr9" draw:text-style-name="P9" draw:layer="layout" svg:width="0.081cm" svg:height="0.091cm" svg:x="1.596cm" svg:y="5.628cm" svg:viewBox="0 0 82 92" draw:points="0,92 0,0 82,0 82,92">
          <text:p/>
        </draw:polygon>
        <draw:path draw:style-name="gr9" draw:text-style-name="P9" draw:layer="layout" svg:width="0.405cm" svg:height="0.6cm" svg:x="1.787cm" svg:y="5.127cm" svg:viewBox="0 0 406 601" svg:d="M406 300l-1 17v16l-1 15-1 15-2 15-1 13-2 14-3 12-2 13-4 12-3 11-3 11-4 10-4 10-4 9-5 9-4 9-5 8-6 8-5 7-6 7-5 7-6 6-6 5-7 7-6 4-7 5-7 4-7 4-8 3-7 3-8 2-7 2-8 3-8 1-8 1-8 1-8 1-8 1h-9-8l-8-1-9-1-8-1-8-1-8-1-8-3-7-2-8-2-7-3-7-3-7-4-7-4-7-5-6-4-7-7-6-5-6-6-6-7-5-7-5-7-6-8-4-8-5-9-4-8-6-10-4-10-3-10-4-11-3-11-3-12-2-12-3-13-2-13-1-14-2-15-1-15-1-15v-16-17-17-17l1-16 1-15 2-15 1-15 2-13 3-13 2-12 3-12 3-12 4-11 3-10 5-10 5-9 4-9 5-9 5-8 5-7 5-7 6-7 6-6 6-6 6-6 6-5 7-4 6-5 7-3 7-4 7-2 8-3 8-2 7-2 8-3 9-1 8-1 8-1 8-1h9l9-1 8 1h8l8 1 8 1 8 1 8 1 7 3 8 2 7 2 8 3 7 2 7 4 7 3 7 5 6 4 6 5 6 6 6 6 6 6 6 7 5 7 5 7 5 8 5 9 4 9 4 9 5 10 3 10 4 11 3 12 3 12 2 12 3 13 2 13 2 15 1 15 1 15 1 16v17zM330 300v-13l-1-13v-13-13l-1-11-1-11-1-11-1-11-2-10-1-9-2-9-2-9-2-8-2-8-3-8-2-7-3-7-3-6-2-6-4-6-3-5-3-5-4-5-4-4-4-4-4-4-4-3-4-3-5-3-5-3-4-2-5-2-5-2-5-1-5-1-5-1-6-1h-6l-5-1h-6-6l-7 1h-5l-6 1-6 1-5 1-6 1-5 2-5 2-5 2-4 3-5 3-5 3-4 3-4 4-4 4-4 4-3 5-4 5-3 6-4 5-2 6-3 7-3 7-2 7-3 7-2 8-2 9-2 8-2 9-1 10-2 10-1 10-1 11-1 11-1 12v12 13l-1 13v13 13l1 13v12 12l1 12 1 11 1 11 1 10 2 10 1 9 2 9 2 9 2 8 2 8 3 8 2 7 3 7 3 6 3 6 3 6 4 6 3 5 4 4 3 5 4 4 5 4 4 3 4 4 5 3 4 2 5 3 5 1 5 2 5 2 6 1 5 1 6 1 5 1h6 6 6 5l6-1 5-1 6-1 5-1 5-2 5-2 5-1 5-3 5-2 4-3 4-4 5-3 4-4 3-4 4-5 4-4 3-5 4-6 3-6 3-6 3-6 3-7 2-7 3-8 2-8 2-8 2-9 2-9 1-9 2-10 2-10 1-11 1-11v-12l1-12v-12l1-13z">
          <text:p/>
        </draw:path>
        <draw:path draw:style-name="gr6" draw:text-style-name="P6" draw:layer="layout" svg:width="0.582cm" svg:height="0.537cm" svg:x="0.193cm" svg:y="12.792cm" svg:viewBox="0 0 583 538" svg:d="M583 137l-221 135v144h221v122h-583v-292-11-10l1-10 1-10 1-10 1-9 2-9 2-9 2-9 2-8 3-8 2-8 3-7 3-7 4-7 4-7 3-7 4-6 5-6 4-5 4-5 5-5 5-5 5-5 6-4 5-4 6-4 6-3 6-3 7-3 7-2 6-3 7-2 7-2 7-1 8-1 7-1 8-1h8 7 7 6l6 1h7l6 1 6 1 5 1 6 2 6 2 5 2 6 1 5 3 5 2 5 3 5 2 5 3 4 3 5 3 4 3 4 4 5 3 3 4 4 3 4 4 4 4 3 4 3 4 4 5 3 4 3 5 3 5 2 5 3 5 2 5 2 4 2 6 2 5 2 5 1 6 1 5 245-157zM179 152h-8l-8 1-7 1-7 2-7 2-6 4-5 3-6 5-5 4-4 5-4 6-3 6-3 7-3 8-2 7-2 8-3 9-1 9v10l-1 10v157h174v-160-6l-1-5v-5l-1-5v-5l-1-4-1-5v-4l-1-4-2-4-1-4-2-4-1-3-2-4-2-3-1-3-2-3-3-3-2-3-2-2-2-3-3-2-3-2-2-3-3-2-3-1-3-2-3-2-3-1-3-1-3-1-4-1-3-2h-3l-4-1-4-1h-3-4-4z">
          <text:p/>
        </draw:path>
        <draw:path draw:style-name="gr6" draw:text-style-name="P6" draw:layer="layout" svg:width="0.464cm" svg:height="0.452cm" svg:x="0.32cm" svg:y="12.298cm" svg:viewBox="0 0 465 453" svg:d="M465 315l-1 6v7 6l-1 6-1 5v6l-2 6-1 5-1 6-2 5-2 5-2 5-2 4-3 5-2 4-3 4-3 5-3 3-3 4-3 4-4 3-3 4-4 3-4 3-5 2-4 3-4 3-5 2-5 2-5 2-5 2-5 2-6 1-6 1-6 1-6 1-5 1h-7l-6 1h-6-8l-8-1-7-1-7-1-7-1-6-1-6-2-6-2-6-2-6-3-5-3-5-3-5-3-5-4-4-4-5-4-4-4-3-4-4-4-3-5-4-5-3-5-3-5-2-6-3-5-2-6-3-6-2-6-1-6-2-6-2-7-1-6-1-7-1-7-1-7-1-7v-7l-1-7v-7-7l-2-96h-23-5-4-4l-5 1h-4-4l-4 1-3 1h-4l-3 1-3 1-4 1-2 1-4 1-2 1-3 2-2 1-3 2-2 1-2 2-2 1-2 2-2 2-1 2-2 2-1 2-2 2-1 3-1 2v2l-2 3v2l-1 3v3l-1 2v3l-1 3v3 3 3 3 3 3 2l1 3v2 3l1 2v3l1 2v2l1 3 1 2 1 1 1 2 1 3 1 1 2 2 1 2 1 2 2 1 1 2 2 1 2 2 1 1 3 1 2 2 2 1 2 1 3 1 2 1 3 1 3 1 2 1h3l3 1 4 1h3l4 1h3l-6 121-6-1-5-1-6-1-5-2-6-2-5-2-5-2-5-2-5-2-5-3-5-3-4-3-5-3-4-3-5-4-4-3-4-4-4-4-4-5-3-4-4-5-3-5-3-5-3-6-3-5-2-6-3-6-2-7-3-6-1-7-2-7-2-7-2-7-1-8-1-8-1-8v-8l-1-9v-9-9-8-8l1-8v-8l1-7 1-8 2-7 1-7 2-7 2-6 2-7 3-6 2-6 3-6 3-6 3-5 3-5 4-5 4-5 4-5 4-4 5-5 4-4 5-4 5-4 5-3 5-3 6-3 5-3 6-3 6-2 7-2 6-2 7-1 6-1 7-1 7-1 8-1h7l8-1h163 3 3 3 3 3 3 2 3l3-1h2 3 2l2-1h2l2-1h3l2-1 1-1h3l1-1 2-1 3-1 1-1 1-1 1-1 2-1 1-1 1-2 1-1 1-1 1-2v-1l1-2 1-2v-2l1-2v-2-2-2-2-3-2-3-3-2l-1-3v-2-3l-1-2v-3h63v2 2l1 2v2l1 2v2l1 1v2 2l1 2 1 2v1 2l1 1v2 2l1 1v2 2 1l1 2v1 2 2 2l1 2v1 2 2 2 2l1 2v2 2 2 2 2 3 2 2 9l-1 8-1 8-1 8-2 7-3 6-2 6-4 5-3 5-4 4-5 4-4 4-6 3-6 3-6 3-6 2-7 2-8 2-7 1-8 1v3l8 4 7 5 8 6 7 5 7 6 6 6 6 7 6 6 5 7 4 7 5 8 4 7 3 8 3 9 3 8 2 9 2 9 1 10v10zM248 180l1 59v4 4l1 3v4 4l1 3v4 3l1 3v4l1 3v3l1 3 1 3 1 3 1 3 1 3 1 3 2 3 1 2 1 3 2 2 2 2 2 2 1 2 3 2 2 2 2 2 3 1 2 2 3 1 3 2 4 1 3 1h4l4 1 3 1h5 4l5 1 6-1h6l5-1 6-1 5-1 4-2 4-2 4-2 4-2 3-3 3-3 3-3 3-4 2-3 2-4 1-4 1-5 1-4v-4l1-5v-5l-1-4v-4l-1-5-1-4-1-3-1-5-1-4-2-3-3-4-2-3-2-4-2-3-2-3-3-4-2-3-3-3-3-2-3-3-3-2-3-3-3-2-4-3-3-2-4-2-3-2-4-1-4-2-4-2-4-1-4-1-4-2-4-1-4-1-4-1h-4l-5-1h-4-4-4z">
          <text:p/>
        </draw:path>
        <draw:polygon draw:style-name="gr6" draw:text-style-name="P6" draw:layer="layout" svg:width="0.56cm" svg:height="0.261cm" svg:x="0.223cm" svg:y="12.032cm" svg:viewBox="0 0 561 262" draw:points="561,98 560,109 560,119 558,127 556,136 554,144 551,152 547,159 543,166 538,172 533,178 527,183 521,188 514,192 506,195 498,199 489,201 480,203 470,205 459,205 448,206 185,206 185,262 106,262 106,200 0,163 0,90 106,90 106,5 185,5 185,90 417,90 423,90 429,89 435,89 440,88 445,86 450,85 454,84 458,82 462,79 465,77 468,74 471,72 473,68 475,65 477,61 478,58 479,53 480,49 480,44 481,39 481,37 481,35 480,33 480,30 480,29 480,27 480,25 480,23 479,21 479,19 478,18 478,16 478,14 477,12 477,10 477,8 476,6 476,4 475,2 475,0 547,0 548,4 549,9 550,13 552,17 553,22 554,27 555,31 555,36 556,41 557,45 558,50 558,55 559,60 559,65 560,71 560,76 560,81 561,86 561,92">
          <text:p/>
        </draw:polygon>
        <draw:path draw:style-name="gr6" draw:text-style-name="P6" draw:layer="layout" svg:width="0.613cm" svg:height="0.117cm" svg:x="0.162cm" svg:y="11.846cm" svg:viewBox="0 0 614 118" svg:d="M86 118h-86v-118h86zM614 118h-447v-118h447z">
          <text:p/>
        </draw:path>
        <draw:path draw:style-name="gr6" draw:text-style-name="P6" draw:layer="layout" svg:width="0.464cm" svg:height="0.451cm" svg:x="0.32cm" svg:y="11.302cm" svg:viewBox="0 0 465 452" svg:d="M231 0l10 1h10l10 1 10 1 9 1 9 1 10 2 9 2 9 3 8 3 9 3 8 3 7 3 8 4 8 4 7 5 8 4 7 5 6 6 7 5 6 6 5 6 6 7 5 6 5 7 5 7 4 8 4 8 4 8 4 8 3 9 3 9 2 9 2 10 2 9 2 11 1 10 1 11v11l1 12-1 10v11l-1 10-1 10-2 10-2 9-2 10-2 9-3 9-3 8-4 8-4 8-4 8-4 7-5 7-5 7-5 7-5 6-6 6-6 6-6 6-7 5-6 5-8 5-7 4-8 4-8 4-8 4-8 3-8 3-9 3-8 2-10 2-9 2-9 1-10 2-9 1-10 1h-11-10-10-10l-9-1-10-1-9-1-9-2-9-1-9-2-8-3-9-2-8-3-8-3-9-4-7-4-8-4-7-4-7-5-7-5-6-5-7-5-6-6-6-6-5-7-5-6-5-7-5-8-4-7-4-8-4-8-4-8-3-9-3-9-3-9-2-10-2-10-1-9-2-11v-11l-1-10v-12-12l1-11v-12l2-11 1-11 2-10 2-10 3-9 3-9 3-9 4-8 4-8 4-8 4-8 5-7 5-6 5-7 5-6 6-6 6-5 7-6 6-5 7-4 7-5 7-4 7-4 8-3 8-4 8-2 8-3 9-2 9-3 9-2 9-1 9-2 9-1 10-1h9 10zM231 122h-15l-15 1-14 1-13 2-12 2-11 3-10 4-9 3-9 5-7 5-8 5-6 6-5 7-4 6-5 8-3 7-2 9-2 9-1 10v9 10l1 10 2 9 2 8 4 9 4 7 4 7 6 7 6 6 7 6 8 5 8 5 10 4 10 3 11 4 12 2 13 2 13 1 15 1h15 8 8 7l8-1h7l6-1 7-1 6-1 6-1 6-2 6-1 5-2 6-2 5-1 4-3 5-2 5-2 4-2 4-3 4-2 4-3 3-3 3-3 3-3 3-3 3-3 2-3 3-4 2-3 3-4 1-4 2-4 1-4 1-4 1-4 1-4v-4l1-4v-5-4-5-5l-1-5v-5l-1-4-1-5-1-5-1-4-2-5-1-4-3-4-2-4-3-3-2-4-3-3-3-4-3-3-3-3-3-3-4-3-4-2-4-3-4-2-5-3-5-2-4-1-5-3-6-1-5-2-6-1-6-1-6-2-6-1-7-1h-6l-7-1h-8l-7-1h-8z">
          <text:p/>
        </draw:path>
        <draw:polygon draw:style-name="gr10" draw:text-style-name="P1" draw:layer="layout" svg:width="3.727cm" svg:height="2.557cm" svg:x="34.179cm" svg:y="11.049cm" svg:viewBox="0 0 3728 2558" draw:points="0,2558 3728,2558 3728,0 0,0">
          <text:p/>
        </draw:polygon>
        <draw:polygon draw:style-name="gr6" draw:text-style-name="P6" draw:layer="layout" svg:width="0.413cm" svg:height="0.464cm" svg:x="34.406cm" svg:y="11.457cm" svg:viewBox="0 0 414 465" draw:points="213,465 203,465 192,464 182,463 173,462 163,461 154,459 145,457 136,454 128,452 120,448 112,445 104,441 97,437 90,433 83,428 76,423 69,418 64,413 58,407 52,401 47,395 43,389 38,382 33,375 29,368 26,361 22,353 19,345 15,337 13,328 10,320 8,311 6,302 5,293 3,283 2,274 1,264 0,254 0,244 0,234 0,223 0,212 1,202 2,192 3,182 5,172 7,162 9,153 11,144 14,135 17,126 20,118 24,110 28,102 32,95 36,88 40,80 45,74 50,68 56,61 61,56 67,50 73,45 81,40 87,35 94,30 101,26 109,23 116,19 124,16 132,13 140,10 149,7 158,6 167,4 176,2 185,1 195,0 205,0 215,0 223,0 232,0 240,1 248,2 256,3 263,4 271,6 278,7 285,9 292,11 298,14 305,17 311,19 317,22 323,25 329,29 334,32 340,36 345,39 350,43 355,47 359,52 364,56 368,60 372,65 376,70 379,75 383,80 386,85 389,90 392,96 395,102 397,107 400,113 402,119 404,125 406,131 408,137 409,143 410,149 293,155 292,148 291,142 289,135 287,130 285,124 282,119 279,114 276,109 272,104 268,100 264,96 260,93 255,90 250,87 245,85 239,83 233,82 226,80 219,80 212,80 203,80 195,81 186,83 179,86 172,89 165,94 159,98 154,104 149,111 144,118 140,126 136,135 133,144 130,155 128,165 126,177 124,189 123,202 123,216 123,230 123,259 126,285 131,309 137,329 146,346 155,360 167,371 181,379 197,384 214,386 220,385 227,384 233,383 239,382 244,380 250,378 255,375 260,372 265,369 269,365 274,360 277,356 281,349 285,344 287,338 290,331 292,324 294,317 296,309 297,301 414,307 413,313 412,319 410,325 409,331 407,337 405,343 402,349 400,356 397,362 395,367 391,373 388,378 385,383 381,389 377,394 373,399 369,404 365,408 360,413 355,417 350,422 345,425 339,429 333,433 327,437 321,440 315,443 308,446 301,449 294,452 287,454 280,456 272,459 264,460 256,461 248,463 240,464 231,464 222,465">
          <text:p/>
        </draw:polygon>
        <draw:path draw:style-name="gr6" draw:text-style-name="P6" draw:layer="layout" svg:width="0.45cm" svg:height="0.464cm" svg:x="34.877cm" svg:y="11.457cm" svg:viewBox="0 0 451 465" svg:d="M451 231v11 10l-1 9-1 10-2 9-2 10-2 9-2 9-2 9-3 8-3 9-3 8-4 9-3 7-5 8-4 7-5 7-5 7-5 7-5 6-6 6-6 6-7 5-6 5-8 5-7 5-7 4-8 4-8 4-9 4-8 3-9 3-9 2-10 3-10 1-10 2-10 1-11 1-11 1h-11-11l-10-1-11-1-9-1-10-2-10-1-9-3-9-2-9-3-8-3-8-4-8-3-8-5-8-4-7-4-7-5-6-6-7-5-6-6-5-6-6-6-5-6-5-7-5-7-4-8-4-7-4-7-4-9-3-9-3-8-3-8-2-9-2-9-2-10-2-9-1-10-1-9-1-10v-10-11-9-10l1-10 1-9 1-10 1-9 2-9 2-9 2-8 3-9 3-8 3-8 4-8 4-8 4-7 4-8 5-7 5-7 5-6 5-6 6-6 6-6 7-6 6-5 7-5 7-5 8-4 8-4 8-4 8-4 9-3 8-3 10-3 10-2 9-2 10-1 11-2h10l11-1h12 12l11 1h11l11 2 10 1 11 2 10 2 9 3 9 3 9 3 8 4 8 4 8 4 7 4 7 5 7 5 7 5 6 6 6 6 5 6 5 6 5 6 5 7 5 7 3 7 4 8 4 7 3 8 3 9 3 8 2 8 2 9 2 9 2 9 1 9 3 9v10l1 10v10zM329 231v-15l-1-15-1-14-2-12-3-12-3-12-3-10-4-9-4-9-5-7-5-7-6-6-7-6-7-4-7-4-8-4-8-2-9-2-9-1h-10-10l-9 1-9 2-9 2-8 4-7 4-8 4-6 6-7 6-5 7-6 8-4 8-4 10-4 10-3 11-2 12-2 13-1 13-1 15v15 8 8 7l1 8v7l1 7 1 6 1 7 1 6 2 6 1 5 2 6 2 5 1 5 2 5 3 5 2 4 2 4 3 4 2 4 3 5 3 3 3 3 3 3 3 3 3 3 3 2 4 3 3 2 4 2 4 1 4 2 3 1 4 1 5 1 3 1h5l4 1h5l4 1 5-1h5l5-1h5l4-1 5-1 4-1 4-1 4-2 4-1 5-2 3-2 4-3 3-2 4-3 3-3 3-3 4-3 2-3 3-5 3-4 2-4 3-4 2-4 2-5 2-5 2-5 2-5 2-6 1-5 1-6 1-6 1-7 2-6v-7l1-7v-8l1-7v-8z">
          <text:p/>
        </draw:path>
        <draw:polygon draw:style-name="gr6" draw:text-style-name="P6" draw:layer="layout" svg:width="0.409cm" svg:height="0.456cm" svg:x="35.416cm" svg:y="11.456cm" svg:viewBox="0 0 410 457" draw:points="294,457 294,207 294,201 294,196 294,191 294,187 293,182 293,177 292,171 292,167 291,162 290,158 289,154 288,150 287,145 286,141 285,138 282,134 281,130 279,127 278,124 276,121 274,118 272,115 269,112 267,109 265,107 262,104 260,102 257,100 254,98 251,96 248,95 244,93 241,92 238,91 234,90 230,89 226,89 222,88 218,88 214,88 209,88 206,88 201,89 197,89 194,90 190,91 186,92 182,94 179,96 175,97 172,99 169,101 165,103 163,106 159,108 157,111 154,114 151,117 148,120 146,124 144,127 141,131 139,134 137,138 135,142 133,147 131,151 129,155 128,160 127,165 125,169 124,175 123,180 122,185 122,190 121,196 121,201 120,207 120,212 120,218 120,457 4,457 4,109 4,106 4,103 4,101 4,98 3,95 3,92 3,89 3,86 3,83 3,79 3,77 3,73 3,71 3,67 3,65 3,62 3,59 3,56 3,53 2,50 2,48 2,45 2,42 2,40 2,37 2,35 2,32 2,30 2,28 2,26 2,24 1,21 1,19 1,18 1,16 1,14 1,13 1,12 1,10 0,9 111,9 111,10 111,11 112,13 112,14 112,16 112,17 112,19 112,21 113,23 113,25 113,27 113,30 114,32 114,34 114,37 114,39 114,42 114,44 114,47 115,49 115,52 115,55 115,57 115,60 115,62 115,65 115,68 116,71 116,73 116,76 116,78 116,81 116,83 116,86 116,88 116,90 116,92 117,94 117,96 117,98 118,98 123,88 128,79 133,70 139,62 145,54 151,47 157,40 164,34 170,29 177,24 184,19 192,15 200,12 208,9 216,6 225,4 234,2 243,1 253,1 262,0 270,1 278,1 286,2 293,2 300,4 307,5 313,7 320,9 325,11 331,14 337,17 342,19 347,23 352,26 357,30 361,33 365,37 370,41 373,45 377,50 380,55 383,60 387,65 389,70 392,75 395,81 397,86 399,92 401,98 402,105 404,111 405,117 406,124 407,130 408,137 409,144 409,151 410,158 410,165 410,173 410,457">
          <text:p/>
        </draw:polygon>
        <draw:polygon draw:style-name="gr6" draw:text-style-name="P6" draw:layer="layout" svg:width="0.261cm" svg:height="0.56cm" svg:x="35.888cm" svg:y="11.36cm" svg:viewBox="0 0 262 561" draw:points="163,561 153,561 144,560 135,558 126,557 118,554 110,551 103,547 97,543 90,539 85,533 79,527 74,521 70,514 67,506 64,498 61,489 59,480 58,470 57,460 57,448 57,185 0,185 0,106 62,106 99,0 172,0 172,106 256,106 256,185 172,185 172,417 172,423 172,429 173,435 174,441 175,446 176,450 178,454 180,459 182,462 184,465 187,468 190,471 193,473 196,475 200,477 204,478 208,479 213,480 218,480 223,481 225,481 227,481 229,480 231,480 233,480 235,480 237,480 238,480 240,479 242,479 244,479 245,478 247,478 249,478 251,477 253,477 255,476 257,476 259,475 262,475 262,547 257,548 253,550 248,551 244,552 239,553 235,554 230,555 225,556 221,557 216,557 211,558 206,558 201,559 196,559 191,560 185,560 180,561 175,561 169,561">
          <text:p/>
        </draw:polygon>
        <draw:polygon draw:style-name="gr6" draw:text-style-name="P6" draw:layer="layout" svg:width="0.26cm" svg:height="0.456cm" svg:x="36.216cm" svg:y="11.456cm" svg:viewBox="0 0 261 457" draw:points="3,457 3,114 3,111 3,108 3,105 3,102 3,99 3,96 2,93 2,90 2,87 2,84 2,80 2,77 2,74 2,71 2,68 2,65 2,62 2,59 2,56 1,53 1,50 1,47 1,44 1,42 1,39 1,36 1,34 1,31 1,29 1,26 1,24 1,22 0,20 0,18 0,16 0,14 0,13 0,12 0,10 0,9 111,9 111,10 112,12 112,13 112,14 112,16 112,18 112,20 112,22 113,24 113,26 113,29 113,31 114,34 114,37 114,39 114,42 114,44 114,47 115,50 115,53 115,56 115,59 115,62 115,65 115,67 115,71 116,73 116,76 116,79 116,82 116,85 116,87 116,90 116,92 116,95 117,97 117,99 117,101 117,103 117,105 118,105 120,100 122,95 123,91 125,86 127,81 129,77 130,73 132,69 134,65 136,61 138,57 139,54 141,50 143,47 145,43 147,40 149,37 151,34 154,31 156,29 158,26 161,23 164,21 166,19 169,17 172,15 175,13 178,11 181,9 184,8 188,7 192,5 195,4 199,3 203,2 207,2 212,1 216,1 220,1 225,0 228,1 230,1 232,1 234,1 236,1 238,1 240,1 242,2 244,2 246,2 248,3 250,3 251,3 253,4 255,5 256,5 258,5 259,6 260,6 261,7 261,104 259,103 257,103 255,102 253,102 250,102 248,101 245,101 243,101 241,100 239,100 236,99 234,99 231,99 229,98 226,98 224,98 221,98 218,98 215,98 212,98 203,98 195,99 187,101 180,103 173,106 166,110 160,115 154,120 149,126 144,133 139,140 135,148 132,157 129,166 126,177 124,188 122,200 121,212 120,225 120,238 120,457">
          <text:p/>
        </draw:polygon>
        <draw:path draw:style-name="gr6" draw:text-style-name="P6" draw:layer="layout" svg:width="0.451cm" svg:height="0.464cm" svg:x="36.514cm" svg:y="11.457cm" svg:viewBox="0 0 452 465" svg:d="M138 465h-7-6l-6-1h-6l-6-2h-6l-5-2-6-1-5-1-5-2-5-2-5-2-5-2-4-2-4-3-5-3-4-2-4-4-4-3-3-3-4-4-3-3-3-4-3-4-3-4-3-5-2-4-2-5-3-5-1-5-2-5-2-5-1-5-2-6-1-6v-5l-1-7-1-6v-6-7-8-7l1-8 1-7 1-7 2-6 2-6 2-6 2-6 3-6 3-5 3-5 3-5 4-5 3-4 4-4 4-5 4-3 5-4 5-3 5-4 5-3 5-3 5-3 6-2 5-2 6-2 6-2 6-2 7-2 6-1 7-2 6-1 8-1 6-1 7-1h7l7-1h7 8l97-2v-22-5-5l-1-5v-4-4l-1-4v-3l-1-4-1-4-1-3v-3l-2-3-1-4-1-2-1-3-1-3-2-2-1-3-1-2-2-2-2-2-2-2-1-1-3-2-1-2-2-1-4-1-2-1-2-2h-3l-2-1-3-1-2-1h-3l-3-1h-2-3l-3-1h-3-3-3-3l-3 1h-3-2-3l-2 1h-3l-2 1h-3l-2 1h-2l-2 1-2 1-2 1-2 1-2 1-1 2-2 1-2 1-2 2-1 1-2 2-1 2-1 2-2 2-1 2-1 2-1 2-2 3v2l-1 3-1 3-1 3-1 2-1 4v3l-1 3v4l-1 3-121-5 1-6 2-6 1-6 2-5 1-6 2-5 2-5 3-5 2-5 3-5 2-5 3-4 3-5 4-4 3-5 4-4 4-4 4-4 4-3 5-4 4-3 6-4 5-3 5-3 6-2 6-3 6-3 6-2 7-2 6-2 7-2 8-2 7-1 8-1 7-2 9-1h8l8-1h9 9 9 8l8 1h9l7 1 7 2 7 1 8 1 6 2 7 2 6 2 7 3 6 2 6 3 5 3 6 3 5 4 5 4 5 3 4 4 5 5 4 4 4 4 4 5 3 5 4 5 3 5 3 6 2 5 3 6 2 6 2 6 2 7 2 6 1 7 1 8 1 7 1 7v7 8 163 3 4 2 3 3l1 3v3 2 3 3l1 3v2 2l1 3v2l1 2v2l1 2 1 1 1 3 1 1v1l1 2 1 2 2 1 1 1 1 1 1 1 1 1 2 1 1 1 2 1h2l2 1h1l2 1h2 2 2 3 2 3 3 2 3l2-1h3 2l3-1h2v63h-1l-3 1h-2l-1 1h-2l-2 1h-2-2l-2 1h-1l-2 1h-2-1l-2 1h-1l-2 1h-2-1-2l-2 1h-1-2-2l-2 1h-1-2-2-2-1l-3 1h-1-2-2-2-2-3-2-2-3-2-9-8l-7-1-8-2-6-2-6-2-6-3-6-3-4-4-5-4-4-5-3-4-4-6-3-6-2-6-3-6-2-7-1-7-2-8-1-8h-2l-5 8-5 8-5 7-6 7-6 7-6 6-6 6-8 6-6 5-8 5-7 4-8 4-8 3-8 3-9 3-8 2-10 2-9 1-10 1zM274 248l-61 1h-3-4l-4 1h-3-4l-3 1h-4l-3 1h-4l-3 1h-4l-3 1h-3l-3 1-3 1-3 1-3 1-2 1-3 2-3 1-2 2-2 1-2 2-3 2-2 2-2 2-2 2-1 3-2 2-1 3-2 2-1 4-1 3-1 3-1 4-1 4v4l-1 4v4 5 6l1 6 1 6 1 5 1 5 1 5 2 5 2 4 3 3 3 3 3 3 3 3 3 2 4 2 4 2 4 1 4 1 5 1h4l5 1h4l5-1h4l4-1 4-1 4-1 4-1 4-1 4-2 3-2 4-2 3-2 4-2 3-2 3-3 3-2 3-3 3-3 4-3 2-3 2-4 3-3 2-3 2-4 2-3 2-4 2-4 2-4 1-4 2-3 1-5 1-4 1-4 1-4 1-4 1-4v-4-5l1-4v-4z">
          <text:p/>
        </draw:path>
        <draw:polygon draw:style-name="gr6" draw:text-style-name="P6" draw:layer="layout" svg:width="0.406cm" svg:height="0.465cm" svg:x="36.99cm" svg:y="11.456cm" svg:viewBox="0 0 407 466" draw:points="407,326 407,332 407,339 406,345 405,351 404,356 402,362 401,368 399,373 396,379 394,385 391,390 388,395 384,400 381,404 377,408 373,413 369,417 364,421 360,425 355,429 350,432 344,435 338,438 332,442 326,444 320,447 313,450 306,452 299,454 292,456 284,458 277,460 269,461 260,462 252,463 243,464 235,465 226,465 217,466 207,466 199,466 190,466 182,465 174,465 166,464 158,463 151,463 143,462 136,461 129,460 122,458 116,457 109,455 103,453 97,451 91,449 85,447 80,445 74,442 69,439 64,436 59,433 54,430 50,426 45,423 41,419 37,415 33,411 29,407 26,402 23,397 19,393 16,388 13,382 11,377 8,370 6,364 4,358 2,351 0,345 102,329 103,333 104,337 105,340 107,343 108,346 109,349 111,352 112,355 114,357 116,360 117,362 119,364 121,366 123,368 125,370 127,372 130,373 132,375 134,377 137,378 140,380 143,381 145,382 148,383 151,384 154,384 157,385 161,386 164,386 168,387 171,387 175,388 179,388 182,388 186,388 190,389 194,389 199,389 203,389 207,389 211,389 215,389 219,389 223,389 226,388 230,388 233,388 237,388 241,387 244,387 247,386 251,386 254,385 257,384 260,384 263,383 266,382 268,381 271,380 274,379 276,378 279,375 281,374 283,372 285,371 287,370 289,368 291,366 292,364 293,362 295,360 296,358 297,356 298,353 299,351 299,348 300,345 300,343 301,340 301,337 301,333 300,330 299,327 299,324 298,321 297,319 296,316 294,314 292,311 290,309 288,307 286,305 284,303 281,302 278,300 275,298 273,297 269,296 266,294 262,293 259,291 255,290 251,289 248,288 243,287 239,286 235,285 231,284 226,283 221,281 217,281 212,280 207,279 202,278 197,276 192,275 187,274 181,273 176,272 171,271 165,269 158,268 153,267 147,265 142,263 136,262 131,261 125,259 120,257 114,256 109,254 104,252 98,250 94,248 89,245 84,243 79,240 74,238 70,235 66,232 61,229 57,226 53,222 50,219 46,215 43,211 40,207 36,203 34,199 31,194 28,190 26,184 24,180 22,174 21,168 20,162 19,156 18,150 18,143 18,136 18,130 18,124 19,118 20,112 21,106 22,101 24,95 25,90 28,85 30,79 32,74 35,70 38,65 42,61 45,56 49,52 53,48 57,44 62,41 66,37 71,33 77,30 82,27 88,24 93,21 99,19 105,16 112,14 119,12 126,10 133,8 140,7 148,5 156,4 165,3 173,2 181,1 190,1 199,1 208,0 215,1 222,1 229,1 236,2 243,2 250,3 256,4 263,5 269,6 276,7 282,9 288,11 294,12 300,14 305,16 311,18 316,21 322,23 327,26 332,29 337,32 341,35 346,38 351,42 355,45 359,49 363,53 366,57 370,62 373,66 377,71 380,76 383,81 385,86 388,91 390,97 392,103 394,109 395,115 397,121 294,132 293,129 293,126 292,123 291,120 290,117 289,115 288,112 286,110 285,108 284,105 282,103 280,101 279,99 277,98 275,96 273,94 271,93 269,91 267,90 265,89 263,87 261,86 258,85 256,84 253,83 251,83 248,82 245,81 243,81 240,80 237,80 234,79 231,79 228,79 225,78 222,78 218,78 215,78 211,78 208,78 200,78 192,78 185,79 178,80 172,80 166,82 160,83 154,85 149,86 145,89 141,91 138,93 134,96 132,99 129,103 128,106 126,110 125,114 125,119 124,124 124,127 125,129 125,132 126,135 126,138 127,140 128,142 129,144 131,146 133,148 134,150 136,152 138,153 140,155 143,157 145,158 148,159 151,161 153,162 157,163 161,164 164,166 168,167 171,168 175,169 178,170 182,171 186,172 190,173 194,174 199,175 203,175 207,176 212,177 217,178 222,180 226,181 231,182 236,183 241,184 247,186 253,187 260,188 266,190 272,191 278,193 284,195 290,196 296,198 302,200 308,201 314,204 319,206 325,208 330,210 335,213 341,216 346,218 350,221 355,224 360,227 364,231 368,234 372,238 376,242 380,246 383,250 387,254 390,259 393,264 395,269 398,274 400,280 402,285 404,291 405,298 406,304 407,311 407,319">
          <text:p/>
        </draw:polygon>
        <draw:polygon draw:style-name="gr6" draw:text-style-name="P6" draw:layer="layout" svg:width="0.262cm" svg:height="0.56cm" svg:x="37.441cm" svg:y="11.36cm" svg:viewBox="0 0 263 561" draw:points="165,561 155,561 145,560 136,558 128,557 119,554 112,551 104,547 98,543 92,539 86,533 80,527 76,521 71,514 68,506 65,498 62,489 60,480 59,470 58,460 58,448 58,185 0,185 0,106 64,106 100,0 173,0 173,106 258,106 258,185 173,185 173,417 173,423 173,429 174,435 175,441 176,446 177,450 179,454 181,459 183,462 185,465 188,468 191,471 194,473 197,475 201,477 205,478 209,479 214,480 219,480 224,481 226,481 228,481 230,480 232,480 234,480 236,480 238,480 240,480 241,479 243,479 245,479 247,478 249,478 250,478 252,477 254,477 256,476 258,476 261,475 263,475 263,547 258,548 254,550 250,551 245,552 240,553 236,554 231,555 227,556 222,557 217,557 212,558 207,558 202,559 197,559 192,560 187,560 181,561 176,561 170,561">
          <text:p/>
        </draw:polygon>
        <draw:polygon draw:style-name="gr2" draw:text-style-name="P2" draw:layer="layout" svg:width="0.61cm" svg:height="0.609cm" svg:x="34.372cm" svg:y="12.194cm" svg:viewBox="0 0 611 610" draw:points="0,610 611,610 611,0 0,0">
          <text:p/>
        </draw:polygon>
        <draw:polygon draw:style-name="gr3" draw:text-style-name="P3" draw:layer="layout" svg:width="0.56cm" svg:height="0.559cm" svg:x="34.397cm" svg:y="12.219cm" svg:viewBox="0 0 561 560" draw:points="0,560 561,560 561,0 0,0">
          <text:p/>
        </draw:polygon>
        <draw:polygon draw:style-name="gr2" draw:text-style-name="P2" draw:layer="layout" svg:width="0.61cm" svg:height="0.61cm" svg:x="34.372cm" svg:y="12.803cm" svg:viewBox="0 0 611 611" draw:points="0,611 611,611 611,0 0,0">
          <text:p/>
        </draw:polygon>
        <draw:polygon draw:style-name="gr4" draw:text-style-name="P4" draw:layer="layout" svg:width="0.56cm" svg:height="0.56cm" svg:x="34.397cm" svg:y="12.828cm" svg:viewBox="0 0 561 561" draw:points="0,561 561,561 561,0 0,0">
          <text:p/>
        </draw:polygon>
        <draw:polygon draw:style-name="gr6" draw:text-style-name="P6" draw:layer="layout" svg:width="0.595cm" svg:height="0.437cm" svg:x="35.178cm" svg:y="12.28cm" svg:viewBox="0 0 596 438" draw:points="467,438 396,438 320,161 320,158 319,156 319,153 318,150 317,147 316,144 315,141 315,138 314,135 313,132 312,128 312,125 311,122 310,119 309,116 309,113 308,110 308,107 307,104 306,101 306,97 305,94 304,90 303,87 303,84 302,80 301,77 300,73 300,70 299,66 298,70 297,73 296,77 296,80 295,84 294,87 293,91 293,94 292,98 291,101 290,104 290,107 289,110 288,113 288,116 287,119 286,122 285,126 285,128 284,132 283,135 283,138 282,141 281,144 280,147 279,150 279,153 278,156 278,158 277,161 200,438 129,438 0,0 62,0 140,278 141,283 142,286 143,290 144,294 145,298 147,302 148,306 148,310 149,313 150,317 151,321 152,325 153,328 154,332 155,335 156,339 156,342 157,345 158,349 159,352 160,355 160,359 161,362 162,366 162,369 163,373 164,376 166,379 166,382 167,386 168,381 169,377 170,373 171,369 172,364 173,360 174,356 175,352 176,348 177,344 177,342 178,340 178,338 179,337 179,335 179,333 180,331 180,329 181,327 181,325 181,323 182,321 182,320 183,318 183,316 184,314 184,312 185,310 185,308 185,307 186,304 186,303 187,301 187,299 188,297 188,296 189,294 189,292 190,290 190,289 191,287 191,285 192,284 192,282 192,280 193,279 193,277 194,276 194,274 194,273 270,0 327,0 403,273 403,274 404,276 404,277 405,279 405,280 405,282 406,284 406,285 406,287 407,289 408,290 408,292 409,294 409,296 410,297 410,299 410,301 411,303 411,304 412,307 412,308 413,310 413,312 414,314 414,316 415,317 415,319 416,321 416,323 416,325 417,327 417,329 418,331 418,333 418,334 419,336 420,338 420,340 420,341 421,343 422,347 423,352 424,356 424,360 426,364 427,369 428,373 428,377 429,381 430,386 430,385 431,385 431,384 431,383 432,382 432,381 432,379 433,377 433,375 434,373 434,371 435,368 435,366 436,363 436,360 437,357 438,355 439,351 439,348 440,345 441,342 442,338 442,335 443,332 444,328 445,325 446,321 447,317 447,314 448,310 449,306 450,302 451,299 452,295 453,292 454,289 455,285 456,282 457,278 534,0 596,0">
          <text:p/>
        </draw:polygon>
        <draw:polygon draw:style-name="gr6" draw:text-style-name="P6" draw:layer="layout" svg:width="0.176cm" svg:height="0.466cm" svg:x="35.951cm" svg:y="12.257cm" svg:viewBox="0 0 177 467" draw:points="0,467 129,0 177,0 52,467">
          <text:p/>
        </draw:polygon>
        <draw:polygon draw:style-name="gr6" draw:text-style-name="P6" draw:layer="layout" svg:width="0.402cm" svg:height="0.45cm" svg:x="36.336cm" svg:y="12.273cm" svg:viewBox="0 0 403 451" draw:points="215,49 207,49 200,49 193,50 186,51 179,52 173,53 167,55 160,57 154,59 148,61 143,64 137,67 132,69 127,73 122,77 118,81 113,85 109,89 105,93 100,98 97,102 93,107 90,112 87,117 84,123 81,128 78,134 76,140 73,146 72,153 69,159 68,166 66,173 65,180 64,187 63,194 62,201 62,209 62,217 61,224 62,232 62,240 62,248 63,255 64,262 65,269 67,277 68,283 70,290 72,297 74,303 77,309 79,315 82,321 85,327 88,333 92,338 95,343 99,348 103,353 107,357 111,362 116,366 120,370 125,374 130,377 135,381 140,384 146,387 152,389 158,392 164,394 170,396 176,398 183,399 189,400 196,401 203,402 210,402 217,402 222,402 227,402 232,402 237,401 241,401 246,400 250,399 255,398 259,397 263,396 267,394 272,393 275,391 279,390 283,388 287,386 291,384 294,382 298,379 301,377 304,375 308,372 311,369 314,366 317,364 320,361 323,358 326,355 329,352 332,348 334,345 337,342 339,338 342,334 344,331 346,327 349,323 351,320 353,316 355,311 403,336 401,341 399,345 396,350 393,355 390,359 387,364 384,368 381,373 378,377 374,381 371,386 367,389 363,393 359,397 356,401 351,405 347,408 342,412 338,415 333,418 329,421 324,424 319,426 314,429 309,432 303,434 298,436 292,438 286,441 280,442 274,444 268,445 262,447 256,448 249,449 242,450 236,450 229,451 221,451 214,451 204,451 194,450 184,450 174,448 165,447 155,445 146,443 138,440 129,437 121,434 114,431 106,427 99,423 92,419 85,414 78,409 72,404 66,399 60,393 55,387 49,381 43,375 39,368 35,361 30,354 26,347 23,339 19,332 17,323 14,315 11,307 9,298 7,290 5,281 3,272 2,263 1,253 1,244 0,234 0,224 0,214 1,204 1,195 2,185 4,176 5,166 7,158 9,149 12,140 14,132 17,124 20,116 24,108 28,101 32,94 36,87 41,80 46,73 51,67 56,61 62,55 68,50 74,45 80,40 87,35 94,31 101,27 108,23 116,19 123,16 131,13 140,11 148,8 157,6 166,5 175,3 184,2 194,1 204,1 214,0 228,1 241,1 254,3 266,5 278,7 290,10 300,14 311,18 321,23 330,28 340,34 348,40 357,47 364,54 371,62 378,70 384,80 390,89 395,99 399,110 343,128 342,125 341,122 339,119 338,116 336,113 334,110 333,107 330,104 329,102 327,99 324,96 322,93 320,91 317,88 315,85 312,83 309,81 306,78 303,76 300,73 297,71 294,68 290,67 287,65 283,63 279,61 275,60 271,58 267,57 263,55 259,54 254,53 250,52 245,51 241,50 236,50 230,49 225,49 220,49">
          <text:p/>
        </draw:polygon>
        <draw:path draw:style-name="gr6" draw:text-style-name="P6" draw:layer="layout" svg:width="0.421cm" svg:height="0.436cm" svg:x="35.177cm" svg:y="12.89cm" svg:viewBox="0 0 422 437" svg:d="M361 437l-51-128h-199l-50 128h-61l178-437h67l177 437zM236 118v-2l-1-3-1-2-1-3-1-2-1-3-1-2-1-3-1-2-1-3-1-2-1-3-1-2v-2l-1-3-1-2-1-2v-3l-1-2-1-2-1-2v-2l-1-2v-2l-1-1-1-2v-1l-1-2v-2l-1-1v-1l-1-2v-1-1-1l-1-1v-1-1l-1 1v1 1 1l-1 1v1 2l-1 1v1l-1 2-1 2v1l-1 2v2l-1 2v2l-1 1-1 3v2l-1 2-1 2-1 2-1 3v2l-1 2-1 3-1 2-1 3-1 2-1 3-1 3v2l-1 3-1 2-1 2-1 3-1 2-1 3-56 143h164z">
          <text:p/>
        </draw:path>
        <draw:polygon draw:style-name="gr6" draw:text-style-name="P6" draw:layer="layout" svg:width="0.177cm" svg:height="0.467cm" svg:x="35.775cm" svg:y="12.866cm" svg:viewBox="0 0 178 468" draw:points="0,468 129,0 178,0 51,468">
          <text:p/>
        </draw:polygon>
        <draw:polygon draw:style-name="gr6" draw:text-style-name="P6" draw:layer="layout" svg:width="0.402cm" svg:height="0.45cm" svg:x="36.161cm" svg:y="12.883cm" svg:viewBox="0 0 403 451" draw:points="213,49 205,49 198,49 191,50 184,50 178,51 171,53 165,55 159,56 153,59 147,61 141,63 136,66 131,69 125,73 121,76 116,80 111,84 107,87 103,92 99,96 95,101 91,106 88,111 85,116 82,121 79,127 76,133 74,139 72,145 69,151 68,158 66,165 65,171 63,178 62,186 61,193 61,200 60,207 60,215 60,223 60,231 60,238 61,246 61,254 62,261 63,268 65,275 66,282 68,289 70,295 72,302 75,308 78,314 80,320 83,326 86,331 90,336 93,341 97,347 101,351 105,356 109,360 114,366 119,370 123,373 128,377 133,380 139,383 144,386 150,389 156,391 162,394 168,396 174,397 181,399 187,400 194,401 201,401 208,402 215,402 221,402 226,402 231,401 236,401 241,400 245,400 250,399 254,398 258,397 262,395 267,394 271,393 275,391 279,389 283,387 286,385 290,383 293,381 297,379 300,377 304,374 307,372 310,369 313,366 316,362 320,359 322,357 325,353 328,350 331,347 333,344 336,340 339,337 341,333 343,329 346,326 348,322 350,318 352,314 354,310 403,334 400,339 398,344 395,349 392,353 389,358 387,364 383,368 380,372 377,377 374,381 370,385 366,389 363,393 359,397 354,401 351,404 346,408 342,411 337,414 333,418 328,420 323,424 318,426 313,429 308,431 302,434 297,436 291,438 285,440 280,442 274,444 267,445 261,447 255,448 248,449 242,449 235,450 228,450 221,451 212,451 202,450 192,450 182,449 172,448 163,447 153,445 145,443 136,440 128,437 120,434 112,430 104,427 97,423 90,418 83,414 77,409 70,404 64,398 58,393 53,387 48,381 43,374 38,367 34,360 30,353 26,345 22,338 19,330 16,322 13,314 10,305 8,297 6,288 4,279 3,271 2,261 1,252 0,242 0,233 0,223 0,213 0,203 1,193 2,184 3,174 5,165 6,156 8,147 11,139 13,130 17,122 20,115 23,107 27,100 31,92 35,86 39,79 44,73 49,66 55,61 60,55 66,49 72,44 79,39 85,35 92,31 99,26 106,23 114,19 122,16 130,13 138,10 146,8 155,6 164,4 173,3 183,1 192,1 202,0 212,0 227,0 240,1 253,2 265,5 277,7 289,10 300,13 310,18 320,22 330,27 339,33 347,39 356,46 363,54 370,61 377,69 383,79 389,88 394,98 399,108 342,127 341,124 340,121 338,118 337,115 335,112 334,109 332,106 330,103 328,100 326,97 323,94 321,92 319,89 316,87 314,84 311,81 308,79 305,77 303,74 299,72 296,70 293,68 290,66 286,65 282,62 278,61 274,59 271,58 266,56 262,55 258,54 254,53 249,52 244,51 239,50 235,49 230,49 225,49 218,49">
          <text:p/>
        </draw:polygon>
        <draw:polygon draw:style-name="gr6" draw:text-style-name="P6" draw:layer="layout" svg:width="0.641cm" svg:height="0.631cm" svg:x="8.474cm" svg:y="0.193cm" svg:viewBox="0 0 642 632" draw:points="525,632 525,250 525,245 525,240 525,235 525,231 525,226 525,221 525,217 525,212 525,207 525,202 526,198 526,193 526,188 526,184 526,179 526,175 527,171 527,166 527,162 527,158 527,153 528,149 528,144 528,139 528,135 528,130 529,125 529,120 529,116 529,111 527,118 526,126 524,133 522,139 520,147 518,153 516,160 515,166 513,173 511,179 511,182 510,185 509,187 508,190 508,193 507,196 506,198 505,201 504,204 504,207 503,210 502,212 501,215 500,218 500,221 499,224 498,227 497,229 497,232 496,235 495,237 494,240 493,242 493,245 492,247 491,250 491,252 490,255 489,257 488,260 488,262 487,264 486,266 486,269 485,271 485,272 484,275 483,276 483,278 482,280 369,632 274,632 160,280 159,278 159,276 158,275 157,272 157,271 156,269 156,266 155,264 154,262 153,260 153,257 152,255 151,252 151,250 150,247 149,245 148,242 148,240 147,237 146,235 146,232 145,229 144,227 143,224 142,221 142,218 141,215 140,212 139,210 139,207 138,204 137,201 136,198 135,196 135,193 134,190 133,187 132,185 131,182 130,179 129,173 127,166 125,160 123,153 121,147 120,139 117,133 116,126 114,118 112,111 112,116 112,121 112,127 113,132 113,138 113,143 114,148 114,153 114,158 114,163 115,167 115,172 115,176 115,180 115,185 116,190 116,194 116,199 116,203 116,208 116,213 116,217 117,222 117,226 117,230 117,234 117,238 117,242 117,246 117,250 117,632 0,632 0,0 177,0 291,354 291,356 292,360 293,363 294,366 295,369 296,373 297,376 298,380 299,384 300,388 301,392 302,396 303,400 304,404 305,408 306,411 307,415 308,419 309,423 310,427 311,431 312,435 313,440 315,445 316,449 317,454 318,458 319,463 321,468 322,472 323,468 324,463 325,459 327,454 328,450 329,445 330,441 331,436 333,432 334,428 335,426 335,424 336,422 336,420 337,418 337,416 338,414 338,412 339,410 339,408 340,407 340,404 341,403 341,401 342,399 342,397 343,395 343,393 344,391 345,389 345,387 346,385 346,384 347,382 347,380 348,378 348,377 349,375 349,373 350,371 351,369 351,368 352,366 352,365 353,363 353,362 354,360 354,359 354,357 355,356 466,0 642,0 642,632">
          <text:p/>
        </draw:polygon>
        <draw:path draw:style-name="gr6" draw:text-style-name="P6" draw:layer="layout" svg:width="0.489cm" svg:height="0.503cm" svg:x="9.212cm" svg:y="0.33cm" svg:viewBox="0 0 490 504" svg:d="M490 251v11l-1 11-1 11-1 10-1 10-2 10-2 10-2 10-3 9-3 10-3 9-4 9-3 8-4 9-5 8-5 8-5 7-5 7-6 9-6 7-6 6-7 6-7 6-7 6-8 5-8 5-8 5-8 4-9 5-9 3-9 4-10 3-10 3-10 2-12 2-11 2-11 1-11 1-12 1h-12-12l-12-1-11-1-11-1-10-2-10-2-11-2-9-3-10-3-9-4-9-3-8-4-9-5-8-5-7-4-8-6-7-5-7-6-7-7-6-6-6-7-6-8-5-7-5-8-5-7-4-9-4-8-4-8-4-9-3-9-3-10-3-10-2-9-2-10-2-10-1-11-1-10-1-11-1-11v-11-11l1-10 1-11 1-10 1-10 2-10 1-10 3-9 2-9 3-10 3-9 4-9 4-8 4-9 4-8 5-8 5-7 5-8 6-7 6-6 6-7 7-6 6-6 7-6 8-5 8-6 8-4 9-5 8-4 9-4 10-3 9-4 10-2 11-3 10-2 11-2 11-1 12-1 12-1h12 13l13 1 12 1 12 1 12 2 11 2 10 3 11 2 9 4 10 3 9 4 9 4 8 5 8 4 8 6 7 5 7 6 7 6 6 6 6 7 6 6 5 7 5 7 5 8 4 8 5 8 4 8 3 9 3 9 3 9 3 9 2 9 2 10 2 10 1 10 2 10v10l1 11 1 10zM358 251v-17l-1-16-1-14-2-15-3-13-3-12-3-10-5-11-5-9-5-8-6-8-6-6-7-6-9-5-7-5-9-3-9-3-10-2-10-1h-10-11l-10 1-10 2-9 3-9 4-8 4-8 5-7 6-7 7-6 7-6 8-5 10-4 10-4 11-3 12-3 13-2 14-1 15-1 15-1 17 1 9v8 8l1 8v7l1 8 1 7 1 7 2 7 1 6 2 6 2 6 1 6 2 5 3 6 2 5 2 4 3 5 3 4 2 5 3 3 3 4 3 3 4 4 3 3 4 3 3 2 4 3 4 2 4 3 4 1 4 2 4 1 5 2 4 1h5l4 1h5l4 1h5 6l5-1h5l5-1h5l5-1 5-2 4-1 5-2 5-1 4-3 4-2 4-3 5-2 4-3 3-3 4-4 3-3 3-4 3-3 3-5 3-4 2-5 3-4 2-5 2-6 2-5 2-6 2-6 2-6 1-6 1-7 1-7 1-7 1-8 1-7 1-8v-8-8z">
          <text:p/>
        </draw:path>
        <draw:polygon draw:style-name="gr6" draw:text-style-name="P6" draw:layer="layout" svg:width="0.283cm" svg:height="0.494cm" svg:x="9.797cm" svg:y="0.33cm" svg:viewBox="0 0 284 495" draw:points="4,495 4,123 4,120 4,117 4,113 4,110 4,107 4,103 3,100 3,97 3,93 3,90 3,86 3,83 3,79 3,76 3,73 3,70 3,66 3,63 3,60 2,57 2,54 2,50 2,47 2,45 2,41 2,39 2,36 2,33 2,31 2,28 1,25 1,23 1,21 1,19 1,17 1,15 1,13 1,12 0,11 0,9 120,9 120,10 120,12 121,13 121,15 121,17 121,19 122,21 122,23 122,25 122,28 122,31 122,33 123,36 123,39 123,42 123,45 123,48 123,50 124,54 124,57 124,60 124,63 124,66 124,69 125,72 125,76 125,79 125,82 125,85 125,88 125,91 125,94 125,97 126,99 126,102 126,104 126,107 126,109 126,111 126,113 128,113 130,108 131,102 134,97 135,92 137,88 139,83 141,79 143,74 145,70 147,66 148,61 150,58 153,54 155,50 157,46 159,43 161,40 164,36 166,33 168,30 171,28 174,25 177,22 180,19 183,17 186,15 189,13 192,11 196,10 200,8 203,6 207,5 211,4 216,3 221,2 225,1 230,0 235,0 240,0 245,0 247,0 249,0 251,0 254,0 256,0 258,1 260,1 263,1 265,2 267,2 269,3 271,3 273,3 275,4 277,4 278,5 280,5 281,6 283,6 284,6 284,112 281,111 279,111 276,110 274,110 271,109 269,109 266,108 264,108 262,108 259,107 257,107 254,107 251,106 249,106 246,106 243,106 240,105 237,105 233,105 230,105 221,106 211,107 203,108 195,111 187,115 180,119 173,124 167,130 161,136 155,143 150,151 146,160 142,169 139,180 136,191 134,202 132,215 131,228 130,241 130,256 130,495">
          <text:p/>
        </draw:polygon>
        <draw:path draw:style-name="gr6" draw:text-style-name="P6" draw:layer="layout" svg:width="0.442cm" svg:height="0.503cm" svg:x="10.13cm" svg:y="0.33cm" svg:viewBox="0 0 443 504" svg:d="M226 504h-10l-10-1-10-1-10-1-10-1-9-2-9-2-9-2-9-3-9-2-8-4-7-3-8-4-8-5-7-4-7-5-7-5-6-6-6-5-6-6-6-7-6-7-5-8-5-8-5-7-4-8-4-9-4-8-3-10-4-9-3-10-3-9-2-11-2-11-2-11-1-11-1-12-1-12v-12-13-13-14l1-12 1-13 2-12 2-11 2-11 3-11 3-10 4-10 4-9 4-9 4-8 5-9 5-7 5-8 5-7 6-7 6-6 6-6 6-6 7-5 7-5 7-5 7-5 8-4 7-3 8-4 8-3 8-3 8-2 9-2 8-2 9-2 8-1 9-1 9-2h9l9-1h9 11l11 1 12 1 10 2 10 1 10 2 9 3 9 3 8 4 8 4 9 3 7 5 8 5 7 5 7 5 6 6 6 6 6 6 6 7 5 7 5 7 5 8 5 8 4 8 4 8 3 9 4 9 3 10 3 9 2 10 3 10 2 10 2 11 1 11 1 11 1 10 1 12 1 11v12 12 4h-312l1 6v6 6l1 6v5l1 6v5l1 6 1 5 1 6 1 5 2 5 1 5 1 4 2 5 2 4 2 5 2 4 2 4 2 4 3 3 3 4 2 3 3 4 3 3 4 3 3 2 3 3 4 2 4 3 4 2 4 2 4 2 4 1 5 1 5 1 5 1h5 5 5 7 6l6-1 7-1 5-1 6-1 5-2 5-2 4-2 5-3 4-3 3-4 4-3 3-4 4-4 2-5 3-5 2-5 3-5 2-6 118 10-2 4-1 5-2 4-2 4-2 4-3 5-2 4-3 5-3 4-3 5-3 5-3 5-3 5-4 4-3 4-4 5-4 4-5 4-4 4-5 4-5 4-5 3-6 4-5 3-6 4-6 3-7 3-6 3-7 3-8 2-7 3-8 2-7 2-9 1-8 2-9 1-10 1h-10l-10 1zM226 79l-4 1h-3-4-4l-4 1-3 1-4 1-3 1-4 1-3 1-4 2-3 1-3 2-3 1-3 3-3 2-3 2-2 3-3 2-2 3-3 3-2 3-2 3-2 3-2 4-2 4-2 4-2 3-1 5-2 4-1 5-2 4-1 5-1 6-1 5-1 5v6l-1 6v6 6h189l-1-11-2-11-1-11-3-9-2-9-3-9-4-8-4-7-4-7-5-6-5-6-5-5-6-4-6-4-7-3-6-3-8-2-8-1-8-1z">
          <text:p/>
        </draw:path>
        <draw:path draw:style-name="gr6" draw:text-style-name="P6" draw:layer="layout" svg:width="0.126cm" svg:height="0.665cm" svg:x="10.923cm" svg:y="0.159cm" svg:viewBox="0 0 127 666" svg:d="M0 93v-93h127v93zM0 666v-485h127v485z">
          <text:p/>
        </draw:path>
        <draw:polygon draw:style-name="gr6" draw:text-style-name="P6" draw:layer="layout" svg:width="0.44cm" svg:height="0.503cm" svg:x="11.146cm" svg:y="0.33cm" svg:viewBox="0 0 441 504" draw:points="441,352 441,359 440,366 440,373 439,379 437,385 435,392 434,398 432,404 429,409 426,415 423,421 420,427 416,432 413,437 408,442 404,447 400,451 395,455 390,459 384,464 378,467 372,471 366,474 360,478 353,480 346,484 339,486 332,489 324,491 316,494 308,495 299,497 291,499 282,500 273,501 264,502 254,503 244,503 234,504 224,504 215,504 206,503 197,503 189,503 180,502 172,501 164,501 156,500 148,498 141,497 134,496 126,494 119,492 113,490 106,488 100,486 93,484 87,481 81,478 75,475 69,472 64,468 59,465 54,461 49,457 44,453 40,449 36,444 32,440 28,435 24,430 21,423 18,418 14,412 12,406 9,400 6,394 4,387 2,380 0,373 111,356 112,360 114,364 115,368 116,371 118,375 119,378 121,381 123,384 124,386 126,389 128,392 130,394 132,396 134,398 137,400 139,402 141,404 144,405 147,407 149,408 152,410 155,411 158,412 161,413 164,414 168,415 171,416 174,416 178,417 181,417 185,418 189,418 193,418 197,419 202,419 206,419 210,419 215,420 220,420 224,420 228,420 233,420 237,419 241,419 245,419 249,419 253,418 257,418 260,418 264,417 268,417 271,416 275,415 278,415 281,414 285,413 288,412 291,411 294,410 296,409 299,408 301,406 304,405 306,403 308,402 311,400 313,398 314,396 316,394 318,392 319,390 320,387 322,385 323,382 323,379 324,376 325,373 325,370 325,367 325,364 325,360 325,357 324,354 324,350 323,347 321,344 320,342 318,339 316,337 314,334 312,332 310,330 307,328 304,326 301,324 298,322 295,321 292,319 288,318 284,316 280,315 276,314 272,312 268,311 264,310 259,309 254,308 250,307 245,306 239,305 234,303 229,302 224,301 219,300 213,299 208,297 202,296 196,295 191,294 185,292 179,291 173,290 167,288 161,287 155,285 149,283 143,282 137,280 131,278 125,276 119,274 113,272 107,270 102,267 97,265 92,263 87,260 81,257 77,254 71,251 66,247 62,244 58,240 54,236 50,233 46,228 43,224 39,219 36,215 33,210 31,205 28,199 26,194 24,188 22,182 21,175 20,168 20,162 19,154 19,147 19,140 20,133 20,127 21,120 22,114 24,108 26,102 27,96 30,91 32,85 35,80 38,75 41,70 45,65 49,60 53,56 57,51 62,47 67,43 72,39 78,35 84,32 89,29 95,25 102,22 108,19 115,17 122,15 129,12 137,10 145,8 153,6 161,5 169,4 178,3 187,1 196,1 205,0 215,0 225,0 233,0 241,0 248,0 256,1 263,2 270,3 277,4 285,5 292,6 299,7 305,9 312,11 318,12 325,15 331,17 337,19 343,22 348,25 354,28 359,31 365,34 370,37 375,41 379,45 384,49 389,53 393,57 397,61 401,66 404,71 408,76 411,81 414,87 417,92 420,98 422,104 425,110 426,117 428,124 430,131 318,142 318,139 317,136 316,132 315,129 314,126 313,124 311,121 310,118 308,116 307,114 305,111 304,109 302,107 300,105 298,103 296,101 294,100 292,98 289,97 287,95 285,94 282,93 280,92 277,91 274,90 271,89 269,88 266,87 263,87 259,86 256,86 253,85 250,85 246,85 243,84 240,84 236,84 232,84 229,84 225,84 216,84 208,84 200,85 193,85 186,86 179,88 173,89 168,91 162,93 158,95 154,98 150,100 147,103 143,107 141,110 139,114 137,119 136,123 136,128 136,133 136,137 136,140 136,143 137,145 138,148 139,151 140,153 141,156 143,158 144,160 147,162 148,163 151,166 153,167 156,169 158,170 161,172 164,174 167,175 171,176 174,178 178,179 181,180 185,181 189,182 193,183 197,185 201,186 206,187 210,187 215,188 220,189 225,191 229,192 234,193 240,194 245,195 250,196 256,197 261,199 268,200 274,202 281,203 288,205 294,206 301,208 307,210 314,212 320,214 327,216 333,218 340,220 346,222 352,224 358,227 363,230 369,233 374,236 379,239 384,242 390,246 394,249 399,253 403,257 408,261 412,266 415,270 419,275 422,280 425,285 428,290 431,296 433,302 435,309 437,315 438,322 439,329 440,337 441,344">
          <text:p/>
        </draw:polygon>
        <draw:path draw:style-name="gr6" draw:text-style-name="P6" draw:layer="layout" svg:width="0.488cm" svg:height="0.503cm" svg:x="11.66cm" svg:y="0.33cm" svg:viewBox="0 0 489 504" svg:d="M489 251v11l-1 11v11l-1 10-2 10-2 10-2 10-2 10-3 9-3 10-3 9-3 9-4 8-4 9-5 8-5 8-5 7-5 7-6 9-6 7-6 6-7 6-7 6-7 6-8 5-7 5-8 5-9 4-9 5-9 3-9 4-10 3-10 3-10 2-11 2-12 2-11 1-11 1-12 1h-12-12l-11-1-12-1-10-1-11-2-10-2-10-2-10-3-9-3-10-4-9-3-8-4-9-5-7-5-8-4-8-6-7-5-7-6-6-7-7-6-6-7-5-8-6-7-5-8-5-7-4-9-4-8-4-8-4-9-3-9-3-10-3-10-2-9-2-10-2-10-1-11-1-10-1-11v-11-11-11-10l1-11 1-10 1-10 2-10 2-10 2-9 3-9 2-10 4-9 3-9 4-8 4-9 4-8 5-8 5-7 5-8 6-7 6-6 6-7 7-6 7-6 7-6 7-5 8-6 8-4 9-5 8-4 9-4 10-3 9-4 11-2 10-3 10-2 11-2 12-1 11-1 12-1h12 13l13 1 12 1 12 1 12 2 11 2 11 3 10 2 9 4 10 3 9 4 9 4 8 5 8 4 8 6 7 5 7 6 7 6 6 6 6 7 6 6 5 7 6 7 4 8 5 8 4 8 3 8 4 9 3 9 3 9 3 9 2 9 2 10 2 10 2 10 1 10 1 10v11l1 10zM357 251v-17l-1-16-1-14-2-15-3-13-3-12-4-10-4-11-4-9-6-8-6-8-6-6-7-6-8-5-9-5-8-3-9-3-9-2-10-1h-11-11l-10 1-10 2-9 3-9 4-8 4-8 5-7 6-7 7-6 7-6 8-4 10-5 10-4 11-3 12-3 13-2 14-1 15-1 15-1 17v9l1 8v8l1 8 1 7v8l1 7 1 7 2 7 1 6 2 6 2 6 2 6 2 5 2 6 2 5 2 4 3 5 3 4 2 5 3 3 3 4 4 3 3 4 3 3 4 3 3 2 4 3 4 2 4 3 4 1 4 2 4 1 5 2 4 1h5l4 1h5l5 1h4 6l5-1h5l6-1h5l5-1 4-2 5-1 4-2 4-1 5-3 5-2 4-3 4-2 4-3 3-3 4-4 3-3 3-4 3-3 3-5 3-4 3-5 2-4 2-5 2-6 2-5 2-6 2-6 2-6 1-6 2-7 1-7 1-7v-8l1-7 1-8v-8-8z">
          <text:p/>
        </draw:path>
        <draw:path draw:style-name="gr6" draw:text-style-name="P6" draw:layer="layout" svg:width="0.463cm" svg:height="0.685cm" svg:x="12.244cm" svg:y="0.329cm" svg:viewBox="0 0 464 686" svg:d="M464 251l-1 11v11l-1 11v10l-2 10-2 10-1 10-2 10-2 10-2 9-2 9-2 9-3 9-3 8-3 8-4 8-4 8-4 7-4 7-4 7-5 7-5 6-5 6-6 6-5 5-6 5-6 5-7 5-6 4-7 4-8 4-7 3-8 3-7 2-9 2-8 2-9 1-9 1-9 1h-9-5-4l-4-1h-5-4l-4-1h-4l-5-1-4-1-4-1-5-1-4-1-4-1-4-1-4-1-4-2-4-2-4-1-4-2-4-2-3-2-4-3-4-2-4-2-3-3-4-2-3-3-4-3-3-3-4-3-3-4-3-3-3-4-3-4-2-4-3-4-3-4-3-5-2-4-2-5h-3v1 1 1 1 1l1 1v2 1 2 2 2 2 2 2 2 2 2l1 3v2 2 3 2 3 2 3 2 3 2 3l1 3v2 3 2 3 2 2 3 2 2 186h-126v-563-8-7-7-7-6l-1-7v-6-7-6-6l-1-5v-6-5-5l-1-4v-5-4-4l-1-3v-5h122l1 1v1 1 2l1 1v1 2 1 1 2l1 2v2 2 2 2l1 2v2 2 3 2 2 3l1 2v3 2 2 3 2 3 2 2l1 3v2 3 2 2 2 2 2 2h2l4-9 5-9 6-8 6-8 6-7 6-7 7-6 7-5 8-5 7-5 8-3 9-5 8-3 9-3 9-2 10-2 9-1 10-1 10-1h11 9l9 1 8 1 9 1 8 2 8 2 7 2 7 3 7 4 7 4 7 4 6 4 7 4 5 5 6 5 5 6 5 5 5 6 5 6 5 7 4 7 4 7 4 7 3 7 4 8 3 8 3 8 2 9 3 9 2 9 2 9 2 10 1 9 2 10 1 10 2 10v10l1 11v11zM331 251v-16l-1-15-1-14-2-14-2-13-3-11-3-12-4-10-4-9-5-8-5-8-6-7-6-6-7-5-7-5-8-3-8-3-9-2-9-1-10-1h-3-4l-4 1-4 1h-4l-3 1-4 1-4 1-3 2-4 1-4 2-3 2-4 2-3 2-4 3-3 3-3 3-3 3-3 4-3 3-3 4-3 4-3 5-2 4-2 5-3 6-2 5-2 6-2 6-2 6-2 7-1 7-2 7-1 7-1 8v9l-1 8-1 9v9 10 9 9l1 9 1 8v8l1 8 1 8 2 7 1 7 2 6 2 6 2 6 2 6 2 5 2 5 3 5 2 5 3 4 2 5 3 3 3 4 3 4 3 3 4 3 3 2 3 3 3 2 4 2 4 3 3 1 4 2 4 1 3 1 4 1 4 1 4 1h3 4l4 1h3 5l5-1h5l4-1h4l5-1 4-2 4-1 4-2 3-1 4-3 4-2 3-3 4-2 3-3 3-3 3-4 3-3 2-4 3-3 2-5 3-4 2-5 2-5 2-5 2-5 2-6 1-6 2-6 2-6 1-6 1-7 1-7 1-7 1-8v-7l1-8v-9-8z">
          <text:p/>
        </draw:path>
        <draw:path draw:style-name="gr6" draw:text-style-name="P6" draw:layer="layout" svg:width="0.489cm" svg:height="0.503cm" svg:x="12.78cm" svg:y="0.33cm" svg:viewBox="0 0 490 504" svg:d="M490 251v11l-1 11-1 11-1 10-1 10-2 10-2 10-2 10-3 9-3 10-3 9-4 9-4 8-4 9-4 8-5 8-5 7-6 7-5 9-6 7-7 6-6 6-7 6-7 6-8 5-8 5-8 5-8 4-9 5-9 3-10 4-10 3-9 3-11 2-10 2-11 2-11 1-12 1-12 1h-12-11l-12-1-11-1-11-1-10-2-11-2-10-2-9-3-11-3-9-4-9-3-9-4-8-5-8-5-8-4-7-6-8-5-6-6-7-7-6-6-6-7-6-8-5-7-5-8-5-7-4-9-5-8-3-8-4-9-4-9-2-10-3-10-2-9-2-10-2-10-2-11-1-10v-11l-1-11v-11-11l1-10v-11l1-10 1-10 2-10 2-10 2-9 3-9 3-10 3-9 3-9 4-8 4-9 5-8 4-8 5-7 6-8 6-7 5-6 7-7 6-6 7-6 7-6 8-5 8-6 8-4 8-5 9-4 9-4 9-3 11-4 10-2 10-3 11-2 11-2 11-1 12-1 12-1h12 13l12 1 13 1 11 1 11 2 11 2 11 3 10 2 10 4 10 3 8 4 9 4 9 5 7 4 8 6 8 5 7 6 6 6 7 6 6 7 5 6 6 7 5 7 5 8 4 8 4 8 4 8 4 9 3 9 3 9 2 9 3 9 2 10 2 10 1 10 1 10 1 10 1 11 1 10zM358 251v-17l-1-16-2-14-2-15-2-13-3-12-4-10-4-11-5-9-5-8-6-8-7-6-7-6-7-5-8-5-8-3-9-3-10-2-10-1h-10-11l-11 1-9 2-10 3-8 4-9 4-7 5-7 6-7 7-6 7-6 8-6 10-4 10-4 11-4 12-2 13-2 14-2 15-1 15v17 9 8l1 8v8l1 7 1 8 1 7 1 7 1 7 2 6 1 6 2 6 2 6 2 5 2 6 4 5 2 4 3 5 2 4 3 5 3 3 3 4 3 3 4 4 3 3 3 3 4 2 4 3 4 2 3 3 5 1 4 2 4 1 4 2 5 1h4l5 1h4l5 1h5 6l5-1h5l5-1h5l5-1 5-2 4-1 5-2 4-1 5-3 4-2 4-3 3-2 4-3 4-3 3-4 4-3 3-4 3-3 3-5 3-4 2-5 3-4 2-5 2-6 2-5 2-6 2-6 1-6 2-6 1-7 1-7 1-7 1-8 1-7v-8l1-8v-8z">
          <text:p/>
        </draw:path>
        <draw:path draw:style-name="gr6" draw:text-style-name="P6" draw:layer="layout" svg:width="0.462cm" svg:height="0.674cm" svg:x="13.342cm" svg:y="0.159cm" svg:viewBox="0 0 463 675" svg:d="M341 666v-1-1-1-1l-1-1v-1-2-1-2l-1-2v-2-2-1-3l-1-2v-2-2l-1-2v-2-3-2l-1-3v-2-2-3-2-2l-1-3v-2-3-2-2-3-2-2-2-2-2-2-2h-2l-5 9-5 9-5 8-6 7-6 7-6 7-6 6-8 5-8 5-8 5-7 4-9 3-8 3-9 3-9 2-10 2-10 1-10 1-10 1h-11-9l-9-1-8-1-9-1-8-2-7-2-8-2-8-3-7-3-6-4-7-4-6-4-6-5-6-5-6-5-5-5-5-5-5-6-5-7-4-6-5-7-4-7-3-8-4-7-3-8-3-8-3-8-3-9-2-9-3-9-2-9-1-10-2-9-1-10-1-10-1-10-1-10-1-11v-10-11-11-11l1-10 1-11 1-10 1-10 1-10 2-9 2-10 2-9 2-9 3-9 3-9 2-8 4-8 3-8 4-8 4-7 4-7 5-6 5-7 4-6 6-6 5-6 6-5 5-6 7-4 6-5 7-4 7-4 7-3 7-4 8-2 8-3 8-3 9-2 8-1 9-1 10-1h9 5 5l4 1h5 4l5 1 5 1 4 1h4l5 1 4 1 5 2 4 2 4 1 4 1 4 2 4 2 4 2 4 1 4 3 3 2 4 2 4 2 4 3 4 2 3 3 3 3 3 3 4 3 3 3 3 3 3 4 3 3 2 4 3 4 2 3 3 5 2 4 2 4 3 5h1v-1-1-1-1-2-1l-1-1v-2-2-1-2-2-2-2-2-2-2-2-2-2-3-2-2-3-2-2-2-3-2-3-2-2-3-2-2-3-2-2-2-4-177h126v560 7 7 7 6 7 6 6l1 6v6 5 6l1 5v4 5 5 4l1 4v3 4 3zM336 421l-1-9v-10-8l-1-9-1-8-1-8-1-7-1-7-2-7-1-6-2-7-2-6-2-5-3-6-2-5-2-5-3-4-2-5-3-4-3-4-3-3-3-4-3-3-3-3-5-3-3-2-3-2-4-2-3-2-4-1-4-2-4-1-3-1-4-1-4-1-3-1-4-1h-4-4-4-5-4l-5 1h-4l-5 1-4 1-4 1-4 2-4 2-4 1-4 2-3 3-3 2-4 2-3 3-3 3-3 4-3 3-3 4-2 4-3 4-2 4-2 5-2 5-2 5-2 5-2 5-2 6-1 6-2 6-1 7-1 6-1 7v8l-1 7-1 8v8l-1 8v8 9l1 31 3 28 5 25 7 21 9 19 11 15 13 11 15 8 16 5 19 2h4l4-1h4 3l4-1 4-1 3-1 4-1 4-2 4-1 4-2 3-2 4-2 3-3 4-2 4-3 3-3 3-3 3-4 4-4 2-3 3-5 3-4 2-5 3-5 2-5 2-6 2-6 2-6 2-6 2-7 2-7 1-7 1-8 1-8 1-8 1-8v-10-9z">
          <text:p/>
        </draw:path>
        <draw:polygon draw:style-name="gr6" draw:text-style-name="P6" draw:layer="layout" svg:width="0.44cm" svg:height="0.503cm" svg:x="13.897cm" svg:y="0.33cm" svg:viewBox="0 0 441 504" draw:points="441,352 441,359 440,366 440,373 439,379 438,385 436,392 434,398 432,404 429,409 426,415 423,421 420,427 416,432 413,437 409,442 403,447 399,451 394,455 389,459 383,464 378,467 372,471 366,474 359,478 352,480 346,484 338,486 331,489 323,491 315,494 307,495 299,497 290,499 281,500 272,501 263,502 253,503 244,503 234,504 223,504 214,504 205,503 197,503 188,503 179,502 171,501 163,501 155,500 148,498 140,497 133,496 125,494 119,492 112,490 105,488 99,486 92,484 86,481 80,478 75,475 69,472 64,468 59,465 54,461 49,457 45,453 40,449 36,444 32,440 28,435 25,430 21,423 18,418 15,412 12,406 9,400 7,394 4,387 2,380 0,373 111,356 112,360 113,364 114,368 116,371 117,375 118,378 120,381 122,384 123,386 125,389 127,392 129,394 131,396 134,398 136,400 138,402 141,404 143,405 146,407 149,408 152,410 154,411 157,412 160,413 164,414 167,415 170,416 174,416 177,417 181,417 185,418 189,418 192,418 197,419 201,419 205,419 210,419 214,420 219,420 223,420 228,420 232,420 236,419 240,419 244,419 248,419 252,418 256,418 259,418 263,417 267,417 270,416 274,415 277,415 281,414 284,413 287,412 290,411 293,410 295,409 298,408 301,406 303,405 306,403 308,402 310,400 312,398 314,396 316,394 317,392 318,390 320,387 321,385 322,382 323,379 323,376 324,373 324,370 324,367 325,364 324,360 324,357 324,354 323,350 322,347 321,344 319,342 317,339 316,337 313,334 311,332 309,330 306,328 304,326 300,324 298,322 294,321 291,319 287,318 283,316 280,315 276,314 271,312 267,311 263,310 258,309 253,308 249,307 244,306 239,305 233,303 228,302 223,301 217,300 212,299 207,297 201,296 196,295 190,294 184,292 178,291 172,290 166,288 160,287 154,285 148,283 142,282 136,280 130,278 124,276 118,274 112,272 107,270 101,267 96,265 91,263 86,260 81,257 76,254 71,251 67,247 62,244 58,240 54,236 50,233 46,228 43,224 40,219 37,215 33,210 31,205 28,199 26,194 24,188 23,182 21,175 20,168 20,162 19,154 19,147 19,140 20,133 20,127 21,120 22,114 24,108 26,102 28,96 30,91 33,85 35,80 39,75 42,70 45,65 49,60 53,56 58,51 62,47 67,43 72,39 77,35 83,32 89,29 95,25 101,22 107,19 114,17 121,15 129,12 136,10 144,8 152,6 160,5 169,4 177,3 186,1 196,1 205,0 214,0 224,0 232,0 240,0 247,0 255,1 262,2 270,3 277,4 284,5 291,6 298,7 305,9 311,11 318,12 324,15 330,17 336,19 342,22 348,25 353,28 359,31 364,34 369,37 374,41 379,45 383,49 388,53 392,57 396,61 400,66 403,71 408,76 411,81 414,87 417,92 420,98 422,104 425,110 427,117 428,124 430,131 317,142 317,139 316,136 315,132 314,129 313,126 312,124 311,121 309,118 308,116 306,114 305,111 303,109 301,107 299,105 297,103 295,101 293,100 291,98 288,97 286,95 284,94 281,93 279,92 276,91 274,90 271,89 268,88 265,87 262,87 259,86 256,86 252,85 249,85 246,85 242,84 239,84 235,84 232,84 228,84 224,84 215,84 207,84 200,85 192,85 185,86 179,88 173,89 167,91 162,93 157,95 153,98 149,100 146,103 143,107 140,110 138,114 137,119 136,123 135,128 135,133 135,137 135,140 136,143 136,145 137,148 138,151 139,153 141,156 142,158 144,160 146,162 148,163 150,166 152,167 155,169 158,170 160,172 163,174 166,175 170,176 173,178 177,179 180,180 184,181 188,182 192,183 196,185 201,186 205,187 209,187 214,188 219,189 224,191 229,192 234,193 239,194 244,195 249,196 255,197 260,199 267,200 274,202 280,203 287,205 293,206 300,208 306,210 313,212 319,214 326,216 332,218 339,220 345,222 351,224 357,227 362,230 368,233 373,236 379,239 384,242 389,246 394,249 398,253 402,257 408,261 412,266 415,270 419,275 422,280 426,285 428,290 431,296 433,302 435,309 437,315 439,322 440,329 440,337 441,344">
          <text:p/>
        </draw:polygon>
        <draw:path draw:style-name="gr6" draw:text-style-name="P6" draw:layer="layout" svg:width="0.462cm" svg:height="0.685cm" svg:x="14.69cm" svg:y="0.329cm" svg:viewBox="0 0 463 686" svg:d="M463 251v11 11l-1 11v10l-1 10-2 10-1 10-2 10-2 10-2 9-2 9-3 9-2 9-4 8-3 8-3 8-4 8-4 7-4 7-4 7-5 7-5 6-5 6-6 6-6 5-6 5-6 5-6 5-7 4-7 4-7 4-7 3-8 3-8 2-9 2-8 2-9 1-9 1-9 1h-10-4-4l-5-1h-4-4l-4-1h-5l-4-1-4-1-5-1-4-1-4-1-4-1-4-1-4-1-4-2-4-2-4-1-4-2-4-2-4-2-4-3-3-2-4-2-4-3-3-2-4-3-3-3-3-3-4-3-3-4-3-3-3-4-3-4-3-4-2-4-3-4-3-5-2-4-3-5h-2v1 1 1 1 1l1 1v2 1 2 2 2 2 2 2 2 2 2l1 3v2 2 3 2 3 2 3 2 3 2 3 3 2 3 2 3 2 2 3 2 2 186h-125v-563-8-7l-1-7v-7-6-7-6-7-6l-1-6v-5-6-5-5l-1-4v-5-4-4l-1-3v-5h122l1 1v1 1 2 1 1l1 2v1 1 2 2l1 2v2 2 2 2 2l1 2v3 2 2 3l1 2v3 2 2 3 2 3 2 2l1 3v2 3 2 2 2 2 2 2h1l5-9 5-9 6-8 6-8 6-7 6-7 7-6 7-5 7-5 8-5 8-3 9-5 8-3 9-3 9-2 10-2 9-1 10-1 10-1h11 9l9 1 8 1 8 1 10 2 7 2 8 2 7 3 7 4 7 4 7 4 6 4 6 4 6 5 6 5 5 6 5 5 5 6 5 6 4 7 5 7 3 7 4 7 4 7 3 8 4 8 2 8 3 9 2 9 2 9 3 9 1 10 2 9 1 10 2 10 1 10v10l1 11v11zM332 251v-16l-1-15-1-14-2-14-2-13-4-11-3-12-4-10-4-9-5-8-5-8-6-7-6-6-7-5-7-5-8-3-8-3-9-2-9-1-10-1h-4-3l-4 1-4 1h-4l-3 1-4 1-4 1-4 2-3 1-4 2-4 2-3 2-4 2-3 3-3 3-3 3-4 3-2 4-4 3-2 4-3 4-3 5-2 4-3 5-2 6-2 5-2 6-2 6-2 6-2 7-1 7-2 7-1 7-1 8-1 9v8l-1 9v9 10 9 9l1 9v8l1 8 1 8 1 8 2 7 1 7 2 6 2 6 2 6 1 6 3 5 2 5 2 5 3 5 2 4 3 5 3 3 3 4 3 4 3 3 3 3 4 2 3 3 3 2 4 2 3 3 4 1 4 2 4 1 3 1 4 1 4 1 3 1h4 4l3 1h4 5l5-1h4l5-1h4l4-1 5-2 4-1 3-2 4-1 4-3 4-2 3-3 3-2 4-3 3-3 3-4 2-3 3-4 3-3 2-5 3-4 2-5 2-5 2-5 2-5 2-6 1-6 2-6 1-6 2-6 2-7 1-7 1-7v-8l1-7v-8l1-9v-8z">
          <text:p/>
        </draw:path>
        <draw:polygon draw:style-name="gr6" draw:text-style-name="P6" draw:layer="layout" svg:width="0.283cm" svg:height="0.494cm" svg:x="15.25cm" svg:y="0.33cm" svg:viewBox="0 0 284 495" draw:points="4,495 4,123 4,120 4,117 4,113 4,110 4,107 4,103 4,100 4,97 4,93 4,90 4,86 4,83 3,79 3,76 3,73 3,70 3,66 3,63 3,60 3,57 3,54 3,50 2,47 2,45 2,41 2,39 2,36 2,33 2,31 2,28 1,25 1,23 1,21 1,19 1,17 1,15 1,13 1,12 0,11 0,9 121,9 121,10 122,12 122,13 122,15 122,17 122,19 123,21 123,23 123,25 123,28 123,31 123,33 124,36 124,39 124,42 124,45 125,48 125,50 125,54 125,57 125,60 125,63 126,66 126,69 126,72 126,76 126,79 126,82 126,85 126,88 126,91 127,94 127,97 127,99 127,102 127,104 127,107 127,109 127,111 127,113 129,113 131,108 133,102 135,97 137,92 138,88 140,83 142,79 144,74 146,70 148,66 150,61 152,58 154,54 156,50 158,46 160,43 163,40 165,36 167,33 170,30 173,28 175,25 178,22 181,19 184,17 187,15 190,13 194,11 197,10 201,8 204,6 208,5 212,4 216,3 221,2 225,1 230,0 235,0 240,0 245,0 247,0 249,0 252,0 254,0 256,0 258,1 260,1 262,1 265,2 267,2 269,3 271,3 273,3 275,4 277,4 278,5 280,5 282,6 283,6 284,6 284,112 282,111 279,111 277,110 274,110 272,109 269,109 267,108 264,108 262,108 259,107 257,107 254,107 252,106 249,106 246,106 243,106 240,105 237,105 234,105 230,105 221,106 212,107 204,108 196,111 188,115 181,119 174,124 168,130 162,136 157,143 152,151 147,160 144,169 140,180 137,191 135,202 133,215 132,228 131,241 131,256 131,495">
          <text:p/>
        </draw:polygon>
        <draw:path draw:style-name="gr6" draw:text-style-name="P6" draw:layer="layout" svg:width="0.442cm" svg:height="0.503cm" svg:x="15.583cm" svg:y="0.33cm" svg:viewBox="0 0 443 504" svg:d="M227 504h-10l-10-1-10-1-10-1-10-1-9-2-9-2-9-2-9-3-8-2-8-4-9-3-7-4-9-5-7-4-7-5-7-5-6-6-7-5-6-6-5-7-6-7-5-8-5-8-5-7-4-8-4-9-4-8-4-10-3-9-3-10-2-9-2-11-3-11-1-11-2-11-1-12-1-12v-12-13-13-14l1-12 2-13 1-12 2-11 3-11 2-11 4-10 3-10 4-9 4-9 4-8 5-9 5-7 5-8 6-7 5-7 6-6 6-6 7-6 6-5 7-5 7-5 7-5 9-4 7-3 8-4 8-3 8-3 8-2 9-2 8-2 9-2 9-1 8-1 9-2h9l9-1h9 11l11 1 11 1 10 2 10 1 10 2 9 3 9 3 9 4 8 4 8 3 7 5 8 5 7 5 7 5 6 6 6 6 6 6 6 7 5 7 5 7 5 8 5 8 4 8 4 8 4 9 3 9 3 10 3 9 2 10 3 10 2 10 2 11 1 11 2 11 1 10v12l1 11v12 12 4h-310v6 6 6l1 6v5l1 6 1 5v6l1 5 1 6 1 5 1 5 2 5 2 4 1 5 2 4 2 5 2 4 2 4 3 4 2 3 3 4 2 3 4 4 2 3 4 3 3 2 4 3 3 2 4 3 4 2 4 2 4 2 5 1 4 1 5 1 5 1h5 5 6 6 6l6-1 6-1 6-1 5-1 5-2 5-2 4-2 5-3 4-3 4-4 3-3 4-4 3-4 3-5 2-5 3-5 2-5 2-6 118 10-1 4-2 5-2 4-2 4-2 4-3 5-2 4-3 5-3 4-2 5-3 5-3 5-4 5-4 4-3 4-4 5-4 4-5 4-4 4-5 4-5 4-5 3-5 4-6 3-6 4-6 3-7 3-7 3-6 3-7 2-8 3-7 2-8 2-9 1-8 2-9 1-9 1h-10l-10 1zM227 79l-4 1h-3-4-4l-3 1-4 1-4 1-3 1-4 1-3 1-3 2-3 1-4 2-2 1-4 3-2 2-3 2-3 3-3 2-2 3-2 3-3 3-2 3-2 3-2 4-2 4-2 4-2 3-1 5-2 4-1 5-2 4-1 5-1 6-1 5v5l-1 6-1 6v6 6h188l-1-11-1-11-2-11-3-9-2-9-3-9-3-8-4-7-5-7-4-6-5-6-6-5-6-4-6-4-6-3-7-3-7-2-8-1-8-1z">
          <text:p/>
        </draw:path>
        <draw:path draw:style-name="gr6" draw:text-style-name="P6" draw:layer="layout" svg:width="0.462cm" svg:height="0.674cm" svg:x="16.095cm" svg:y="0.159cm" svg:viewBox="0 0 463 675" svg:d="M341 666v-1-1l-1-1v-1-1-1l-1-2v-1-2-2-2l-1-2v-1-3-2-2l-1-2v-2-2l-1-3v-2-3-2-2l-1-3v-2-2-3-2-3-2l-1-2v-3-2-2-2-2-2-2-2h-1l-5 9-5 9-5 8-6 7-7 7-6 7-7 6-7 5-7 5-8 5-8 4-8 3-9 3-9 3-9 2-9 2-10 1-10 1-11 1h-11-8l-9-1-9-1-8-1-8-2-8-2-7-2-8-3-7-3-7-4-6-4-7-4-6-5-6-5-5-5-6-5-5-5-5-6-4-7-5-6-4-7-4-7-4-8-3-7-4-8-3-8-3-8-3-9-2-9-2-9-2-9-2-10-1-9-2-10-1-10-1-10-1-10v-11-10-11-11-11l1-10v-11l1-10 2-10 1-10 1-9 2-10 2-9 3-9 2-9 3-9 3-8 3-8 4-8 4-8 4-7 4-7 4-6 5-7 5-6 5-6 6-6 5-5 6-6 6-4 7-5 6-4 7-4 7-3 8-4 8-2 8-3 8-3 8-2 9-1 9-1 9-1h10 4 5l5 1h5 4l5 1 4 1 5 1h4l4 1 5 1 4 2 4 2 5 1 4 1 4 2 4 2 4 2 3 1 4 3 4 2 4 2 3 2 4 3 3 2 3 3 4 3 3 3 3 3 4 3 3 3 3 4 3 3 3 4 2 4 3 3 3 5 2 4 2 4 2 5h1v-1-1-1-1-2-1-1-2-2-1-2-2-2-2-2-2-2-2-2-2-3-2-2-3-2-2-2-3l-1-2v-3-2-2-3-2-2-3-2-2-2-4-177h126v560 7 7 7 6l1 7v6 6 6 6l1 5v6 5 4 5l1 5v4 4 3 4l1 3zM335 421v-9-10l-1-8v-9l-1-8-1-8-1-7-2-7-1-7-2-6-2-7-2-6-2-5-2-6-2-5-3-5-2-4-3-5-4-4-3-4-3-3-2-4-4-3-3-3-3-3-3-2-4-2-3-2-4-2-4-1-3-2-4-1-4-1-4-1-3-1-4-1-4-1h-4-3-4-5-5l-4 1h-5l-4 1-4 1-5 1-4 2-3 2-4 1-4 2-3 3-4 2-3 2-3 3-3 3-3 4-3 3-3 4-3 4-2 4-2 4-3 5-2 5-2 5-2 5-2 5-1 6-1 6-2 6-1 7-1 6-1 7-1 8-1 7v8l-1 8v8 8 9l1 31 3 28 5 25 7 21 9 19 10 15 13 11 15 8 17 5 19 2h4l3-1h4 4l4-1 3-1 4-1 4-1 4-2 3-1 4-2 4-2 3-2 4-3 3-2 4-3 3-3 3-3 3-4 3-4 3-3 4-5 2-4 3-5 2-5 3-5 2-6 2-6 2-6 2-6 2-7 1-7 1-7 2-8 1-8 1-8v-8l1-10v-9z">
          <text:p/>
        </draw:path>
        <draw:path draw:style-name="gr6" draw:text-style-name="P6" draw:layer="layout" svg:width="0.126cm" svg:height="0.665cm" svg:x="16.681cm" svg:y="0.159cm" svg:viewBox="0 0 127 666" svg:d="M0 93v-93h127v93zM0 666v-485h127v485z">
          <text:p/>
        </draw:path>
        <draw:polygon draw:style-name="gr6" draw:text-style-name="P6" draw:layer="layout" svg:width="0.447cm" svg:height="0.503cm" svg:x="16.908cm" svg:y="0.33cm" svg:viewBox="0 0 448 504" draw:points="230,504 219,504 208,503 197,502 186,501 176,499 166,497 156,495 147,492 138,489 129,486 120,482 112,478 104,474 97,469 89,464 82,459 76,454 69,448 63,442 57,435 52,429 46,421 41,414 36,406 32,398 28,390 24,382 21,374 17,365 14,356 11,346 9,337 7,327 5,318 3,307 2,297 1,287 0,276 0,265 0,254 0,242 0,230 1,219 2,208 4,197 5,187 8,176 10,166 12,156 16,147 19,137 22,128 26,120 30,111 35,103 39,95 44,88 50,80 55,74 61,67 67,61 73,55 80,49 87,43 94,38 101,34 109,29 117,25 125,21 133,17 142,14 151,11 160,9 170,6 180,5 190,3 200,2 210,1 221,0 232,0 241,0 250,1 259,1 268,2 276,4 284,5 293,6 300,8 309,10 316,13 324,16 330,18 337,21 344,24 350,28 356,31 362,35 368,39 374,43 379,47 385,52 390,56 394,61 399,66 403,71 407,76 411,82 415,87 418,92 422,98 425,104 428,110 431,116 434,123 436,129 438,136 440,142 442,149 444,155 445,162 318,168 317,161 315,154 313,147 311,141 308,135 306,129 301,124 298,119 294,114 290,109 286,105 281,101 276,98 270,95 264,92 258,90 251,89 244,88 237,87 229,87 219,87 210,88 201,90 193,94 185,97 178,102 172,107 166,113 160,120 155,128 151,137 147,146 143,157 141,168 138,180 136,192 134,205 133,219 132,234 132,249 133,281 136,309 141,335 148,356 157,375 168,390 180,402 195,410 212,415 231,417 238,417 245,416 251,415 258,413 264,411 270,409 275,406 281,403 286,399 291,394 296,390 300,384 305,379 308,373 312,366 314,359 317,352 319,344 321,336 322,327 448,333 447,339 446,346 445,352 443,359 441,366 439,372 436,378 434,385 431,391 428,397 424,403 421,409 417,415 413,421 409,427 405,432 400,437 395,442 390,447 385,452 379,457 373,461 368,465 361,470 355,473 348,477 341,480 334,484 327,487 319,490 312,492 303,495 294,497 286,499 277,500 268,502 259,503 250,503 240,504">
          <text:p/>
        </draw:polygon>
        <draw:polygon draw:style-name="gr6" draw:text-style-name="P6" draw:layer="layout" svg:width="0.283cm" svg:height="0.606cm" svg:x="17.393cm" svg:y="0.226cm" svg:viewBox="0 0 284 607" draw:points="178,607 167,607 157,606 147,604 138,602 129,599 121,596 113,592 106,588 99,583 93,577 87,570 82,563 77,556 74,547 70,539 68,529 65,519 64,508 63,497 63,485 63,199 0,199 0,114 69,114 108,0 187,0 187,114 279,114 279,199 187,199 187,451 187,458 188,465 189,471 189,477 191,482 192,487 194,492 196,496 198,500 201,503 203,507 207,509 210,512 214,514 218,516 222,517 227,519 232,519 237,520 242,520 245,520 247,520 249,520 251,520 253,520 256,519 258,519 259,519 262,519 263,518 265,518 267,517 269,517 271,517 273,516 275,516 278,515 280,515 282,514 284,514 284,592 280,593 275,595 270,596 265,597 261,598 256,599 251,600 245,601 240,602 235,603 230,604 225,604 219,605 214,605 208,606 202,606 196,607 190,607 184,607">
          <text:p/>
        </draw:polygon>
        <draw:path draw:style-name="gr6" draw:text-style-name="P6" draw:layer="layout" svg:width="0.443cm" svg:height="0.503cm" svg:x="17.723cm" svg:y="0.33cm" svg:viewBox="0 0 444 504" svg:d="M228 504h-11l-11-1-9-1-10-1-10-1-9-2-9-2-9-2-9-3-8-2-9-4-8-3-7-4-8-5-7-4-7-5-7-5-6-6-7-5-6-6-6-7-5-7-5-8-5-8-5-7-4-8-4-9-4-8-4-10-3-9-3-10-2-9-3-11-2-11-2-11-1-11-1-12-1-12v-12l-1-13 1-13v-14l1-12 1-13 2-12 2-11 3-11 2-11 3-10 4-10 4-9 4-9 4-8 5-9 5-7 5-8 5-7 6-7 6-6 6-6 7-6 6-5 7-5 7-5 7-5 7-4 8-3 8-4 8-3 8-3 8-2 8-2 9-2 9-2 8-1 9-1 9-2h9l10-1h9 11l11 1 11 1 10 2 10 1 9 2 10 3 9 3 8 4 8 4 8 3 8 5 8 5 7 5 6 5 7 6 6 6 6 6 6 7 5 7 5 7 5 8 5 8 4 8 4 8 4 9 3 9 3 10 3 9 2 10 3 10 2 10 2 11 1 11 1 11 1 10 1 12 1 11v12 12 4h-311v6 6 6 6l1 5v6l1 5 1 6 1 5 1 6 1 5 1 5 2 5 1 4 2 5 2 4 2 5 2 4 2 4 2 4 3 3 3 4 2 3 3 4 3 3 4 3 3 2 3 3 4 2 4 3 4 2 4 2 4 2 5 1 4 1 5 1 5 1h6 5 5 7 6l6-1 6-1 6-1 5-1 5-2 5-2 4-2 5-3 3-3 4-4 4-3 3-4 4-4 2-5 3-5 2-5 2-5 3-6 118 10-1 4-2 5-2 4-2 4-2 4-3 5-2 4-3 5-3 4-2 5-4 5-3 5-3 5-4 4-3 4-4 5-5 4-4 4-4 4-5 4-5 4-5 3-6 4-5 3-6 4-6 3-7 3-7 3-7 3-7 2-7 3-7 2-9 2-8 1-8 2-9 1-9 1h-10l-10 1zM228 79l-4 1h-4-4-4l-4 1-3 1-4 1-3 1-4 1-3 1-4 2-3 1-3 2-3 1-3 3-3 2-3 2-2 3-3 2-2 3-3 3-2 3-2 3-2 3-2 4-2 4-2 4-2 3-1 5-2 4-2 5-1 4-1 5-1 6-1 5-1 5-1 6v6 6l-1 6h189v-11l-2-11-1-11-3-9-2-9-3-9-4-8-4-7-4-7-5-6-5-6-5-5-6-4-6-4-7-3-6-3-7-2-8-1-8-1z">
          <text:p/>
        </draw:path>
        <draw:path draw:style-name="gr6" draw:text-style-name="P6" draw:layer="layout" svg:width="0.462cm" svg:height="0.674cm" svg:x="18.235cm" svg:y="0.159cm" svg:viewBox="0 0 463 675" svg:d="M342 666l-1-1v-1-1-1-1-1l-1-2v-1-2-2l-1-2v-2-1-3-2l-1-2v-2-2l-1-2v-3-2-3-2l-1-2v-3-2-2-3-2l-1-3v-2-2-3-2-2-2-2-2-2-2h-2l-4 9-5 9-6 8-5 7-6 7-7 7-6 6-7 5-7 5-8 5-8 4-8 3-9 3-9 3-9 2-10 2-9 1-10 1-11 1h-11-9l-9-1-8-1-8-1-8-2-8-2-8-2-7-3-7-3-7-4-7-4-6-4-6-5-6-5-5-5-6-5-5-5-5-6-4-7-5-6-4-7-4-7-4-8-4-7-3-8-3-8-3-8-3-9-3-9-2-9-2-9-2-10-2-9-1-10-1-10-1-10-1-10v-11l-1-10v-11-11l1-11v-10l1-11 1-10 1-10 2-10 1-9 2-10 2-9 2-9 4-9 3-9 3-8 3-8 4-8 3-8 5-7 4-7 4-6 5-7 5-6 5-6 5-6 6-5 6-6 6-4 7-5 6-4 7-4 7-3 7-4 8-2 8-3 8-3 9-2 9-1 9-1 9-1h10 4 5l5 1h4 5l4 1 5 1 5 1h4l4 1 5 1 4 2 4 2 4 1 5 1 3 2 5 2 4 2 3 1 4 3 4 2 3 2 4 2 3 3 4 2 4 3 3 3 3 3 3 3 3 3 3 3 3 4 3 3 2 4 3 4 3 3 2 5 3 4 2 4 2 5h1v-1-1-1-1-2-1-1-2-2-1-2-2-2-2-2-2-2-2-2-2-3-2-2l-1-3v-2-2-2-3-2-3-2-2-3-2-2-3-2-2-2-4-177h126v560 7 7 7 6 7l1 6v6 6 6 5l1 6v5 4 5 5l1 4v4 3 4 3zM336 421v-9l-1-10v-8l-1-9v-8l-1-8-2-7-1-7-1-7-2-6-2-7-2-6-2-5-2-6-2-5-3-5-3-4-2-5-3-4-3-4-3-3-3-4-3-3-3-3-3-3-3-2-4-2-3-2-4-2-4-1-4-2-3-1-4-1-4-1-4-1-3-1-4-1h-4-4-4-4-5l-5 1h-4l-5 1-4 1-4 1-4 2-4 2-4 1-3 2-4 3-3 2-3 2-4 3-3 3-3 4-2 3-3 4-3 4-2 4-3 4-2 5-2 5-2 5-2 5-2 5-1 6-2 6-1 6-1 7-1 6-1 7-1 8-1 7v8l-1 8v8 8 9l1 31 2 28 5 25 7 21 9 19 11 15 13 11 15 8 17 5 19 2h3l4-1h4 3l4-1 4-1 4-1 4-1 4-2 3-1 4-2 3-2 4-2 4-3 3-2 3-3 3-3 4-3 3-4 3-4 3-3 3-5 2-4 2-5 3-5 2-5 3-6 2-6 2-6 2-6 1-7 2-7 1-7 2-8 1-8v-8l1-8v-10l1-9z">
          <text:p/>
        </draw:path>
        <draw:path draw:style-name="gr6" draw:text-style-name="P6" draw:layer="layout" svg:width="0.462cm" svg:height="0.674cm" svg:x="19.051cm" svg:y="0.159cm" svg:viewBox="0 0 463 675" svg:d="M341 666v-1l-1-1v-1-1-1-1l-1-2v-1-2-2-2l-1-2v-1-3l-1-2v-2-2-2-2l-1-3v-2-3-2-2l-1-3v-2-2-3-2-3-2l-1-2v-3-2-2-2-2-2-2-2h-2l-4 9-5 9-5 8-6 7-6 7-6 7-7 6-7 5-7 5-8 5-8 4-8 3-9 3-9 3-9 2-9 2-10 1-11 1-10 1h-11-9l-8-1-9-1-8-1-8-2-8-2-9-2-7-3-7-3-7-4-6-4-7-4-6-5-6-5-5-5-6-5-5-5-5-6-5-7-4-6-4-7-4-7-4-8-4-7-3-8-3-8-3-8-3-9-2-9-2-9-2-9-2-10-2-9-1-10-1-10-1-10-1-10v-11-10-11-11-11-10l1-11 1-10 1-10 2-10 1-9 2-10 2-9 3-9 2-9 3-9 3-8 3-8 4-8 4-8 4-7 4-7 4-6 5-7 5-6 5-6 5-6 6-5 6-6 6-4 6-5 7-4 7-4 7-3 8-4 8-2 9-3 8-3 8-2 9-1 9-1 9-1h10 4 5l5 1h5 4l5 1 4 1 5 1h4l4 1 5 1 4 2 4 2 5 1 4 1 4 2 4 2 3 2 4 1 4 3 4 2 4 2 3 2 4 3 3 2 3 3 4 3 3 3 3 3 3 3 3 3 3 4 3 3 3 4 2 4 3 3 3 5 2 4 2 4 2 5h1v-1-1-1-1-2-1-1-2-2-1-2-2-2-2-2-2-2-2-2-2-3-2-2-3-2-2-2l-1-3v-2-3-2-2-3-2-2-3-2-2-2-4-177h126v560 7 7 7 6l1 7v6 6 6 6l1 5v6 5 4 5l1 5v4 4 3 4l1 3zM335 421v-9-10l-1-8v-9l-1-8-1-8-1-7-2-7-1-7-2-6-2-7-2-6-2-5-2-6-2-5-3-5-2-4-3-5-3-4-3-4-3-3-2-4-4-3-3-3-3-3-4-2-3-2-4-2-3-2-4-1-4-2-3-1-4-1-4-1-3-1-4-1-4-1h-4-3-4-5-5l-4 1h-5l-4 1-5 1-4 1-4 2-4 2-3 1-4 2-3 3-4 2-3 2-3 3-4 3-2 4-4 3-2 4-3 4-2 4-3 4-2 5-2 5-2 5-2 5-2 5-1 6-2 6-1 6-1 7-1 6-1 7-1 8-1 7v8l-1 8v8 8 9 31l4 28 5 25 7 21 8 19 11 15 13 11 15 8 17 5 19 2h3l4-1h4 4l4-1 3-1 4-1 4-1 3-2 4-1 4-2 4-2 3-2 4-3 3-2 3-3 4-3 3-3 3-4 3-4 3-3 2-5 3-4 3-5 2-5 2-5 3-6 2-6 2-6 1-6 2-7 2-7 1-7 1-8 2-8 1-8v-8l1-10v-9z">
          <text:p/>
        </draw:path>
        <draw:path draw:style-name="gr6" draw:text-style-name="P6" draw:layer="layout" svg:width="0.126cm" svg:height="0.665cm" svg:x="19.637cm" svg:y="0.159cm" svg:viewBox="0 0 127 666" svg:d="M0 93v-93h127v93zM0 666v-485h127v485z">
          <text:p/>
        </draw:path>
        <draw:polygon draw:style-name="gr6" draw:text-style-name="P6" draw:layer="layout" svg:width="0.283cm" svg:height="0.494cm" svg:x="19.888cm" svg:y="0.33cm" svg:viewBox="0 0 284 495" draw:points="4,495 4,123 4,120 4,117 4,113 4,110 4,107 4,103 4,100 4,97 4,93 4,90 4,86 4,83 4,79 3,76 3,73 3,70 3,66 3,63 3,60 3,57 3,54 3,50 3,47 2,45 2,41 2,39 2,36 2,33 2,31 2,28 2,25 1,23 1,21 1,19 1,17 1,15 1,13 1,12 0,11 0,9 120,9 121,10 121,12 121,13 121,15 121,17 121,19 122,21 122,23 122,25 122,28 122,31 122,33 123,36 123,39 123,42 123,45 124,48 124,50 124,54 124,57 124,60 124,63 125,66 125,69 125,72 125,76 125,79 125,82 125,85 125,88 126,91 126,94 126,97 126,99 126,102 126,104 126,107 126,109 126,111 126,113 128,113 130,108 132,102 134,97 136,92 137,88 139,83 141,79 143,74 145,70 147,66 149,61 151,58 153,54 155,50 157,46 159,43 162,40 164,36 166,33 169,30 172,28 174,25 177,22 180,19 183,17 186,15 189,13 193,11 196,10 200,8 203,6 207,5 211,4 215,3 220,2 224,1 229,0 234,0 239,0 244,0 246,0 248,0 251,0 253,0 255,0 257,1 259,1 262,1 264,2 266,2 268,3 270,3 272,3 274,4 277,4 278,5 280,5 282,6 283,6 284,6 284,112 282,111 279,111 277,110 273,110 271,109 268,109 266,108 263,108 261,108 258,107 256,107 253,107 251,106 248,106 245,106 242,106 239,105 236,105 233,105 229,105 220,106 211,107 203,108 195,111 187,115 180,119 174,124 167,130 161,136 156,143 151,151 146,160 143,169 139,180 136,191 134,202 132,215 131,228 130,241 130,256 130,495">
          <text:p/>
        </draw:polygon>
        <draw:path draw:style-name="gr6" draw:text-style-name="P6" draw:layer="layout" svg:width="0.443cm" svg:height="0.503cm" svg:x="20.221cm" svg:y="0.33cm" svg:viewBox="0 0 444 504" svg:d="M226 504h-10l-10-1-10-1-10-1-10-1-9-2-9-2-9-2-9-3-8-2-8-4-8-3-8-4-7-5-8-4-7-5-7-5-6-6-6-5-6-6-6-7-6-7-5-8-5-8-4-7-5-8-4-9-4-8-3-10-4-9-3-10-2-9-3-11-2-11-1-11-2-11-1-12-1-12v-12-13-13-14l1-12 2-13 1-12 2-11 3-11 2-11 4-10 3-10 4-9 4-9 4-8 5-9 5-7 5-8 6-7 5-7 6-6 6-6 7-6 6-5 7-5 7-5 7-5 8-4 7-3 8-4 8-3 8-3 9-2 8-2 8-2 9-2 9-1 8-1 9-2h9l9-1h9 11l12 1 10 1 10 2 10 1 10 2 9 3 9 3 9 4 8 4 8 3 8 5 7 5 7 5 7 5 6 6 6 6 7 6 6 7 5 7 6 7 4 8 5 8 4 8 4 8 4 9 3 9 3 10 3 9 2 10 3 10 2 10 2 11 1 11 2 11 1 10v12l1 11v12l1 12v4h-312v6 6 6l1 6v5l1 6v5l1 6 1 5 1 6 1 5 2 5 1 5 2 4 1 5 2 4 2 5 2 4 2 4 3 4 2 3 3 4 3 3 3 4 3 3 3 3 3 2 4 3 3 2 4 3 4 2 4 2 4 2 5 1 4 1 5 1 5 1h5 5 6 6 6l6-1 6-1 6-1 5-1 5-2 5-2 4-2 5-3 4-3 4-4 3-3 4-4 3-4 3-5 3-5 2-5 2-5 2-6 119 10-1 4-2 5-2 4-2 4-2 4-3 5-2 4-3 5-2 4-3 5-3 5-4 5-3 5-3 4-4 4-4 5-4 4-4 4-5 4-6 4-5 4-5 3-6 4-5 3-6 4-6 3-6 3-7 3-7 3-7 2-8 3-7 2-8 2-8 1-9 2-9 1-9 1h-10l-10 1zM226 79l-3 1h-4-4-4l-3 1-4 1-4 1-3 1-4 1-3 1-3 2-3 1-4 2-2 1-4 3-2 2-3 2-3 3-3 2-2 3-3 3-2 3-2 3-2 3-2 4-2 4-2 4-2 3-1 5-2 4-1 5-2 4-1 5-1 6-1 5-1 5v6l-1 6v6 6h188l-1-11-1-11-2-11-2-9-3-9-3-9-3-8-4-7-5-7-4-6-5-6-6-5-6-4-6-4-6-3-7-3-7-2-8-1-7-1z">
          <text:p/>
        </draw:path>
        <draw:polygon draw:style-name="gr6" draw:text-style-name="P6" draw:layer="layout" svg:width="0.447cm" svg:height="0.503cm" svg:x="20.731cm" svg:y="0.33cm" svg:viewBox="0 0 448 504" draw:points="231,504 220,504 209,503 198,502 187,501 177,499 167,497 157,495 148,492 139,489 130,486 121,482 113,478 105,474 98,469 90,464 83,459 77,454 70,448 64,442 58,435 52,429 46,421 41,414 37,406 32,398 28,390 24,382 20,374 17,365 14,356 11,346 9,337 7,327 5,318 3,307 2,297 1,287 1,276 0,265 0,254 0,242 1,230 1,219 2,208 4,197 5,187 8,176 10,166 13,156 15,147 19,137 22,128 26,120 30,111 35,103 39,95 44,88 50,80 56,74 62,67 68,61 74,55 81,49 88,43 95,38 102,34 110,29 118,25 126,21 134,17 143,14 152,11 161,9 171,6 181,5 191,3 201,2 211,1 222,0 233,0 242,0 251,1 260,1 269,2 277,4 286,5 293,6 301,8 309,10 316,13 323,16 330,18 337,21 344,24 350,28 356,31 362,35 368,39 374,43 379,47 384,52 390,56 394,61 399,66 403,71 407,76 411,82 415,87 419,92 422,98 425,104 428,110 431,116 433,123 436,129 438,136 440,142 442,149 443,155 445,162 318,168 317,161 315,154 313,147 311,141 308,135 306,129 302,124 299,119 295,114 291,109 287,105 282,101 277,98 271,95 265,92 259,90 252,89 245,88 238,87 230,87 220,87 211,88 202,90 194,94 186,97 179,102 173,107 167,113 161,120 156,128 152,137 148,146 144,157 141,168 139,180 137,192 135,205 134,219 133,234 133,249 134,281 137,309 142,335 149,356 158,375 169,390 181,402 196,410 213,415 232,417 239,417 246,416 252,415 259,413 265,411 271,409 276,406 282,403 287,399 292,394 296,390 301,384 305,379 308,373 312,366 314,359 317,352 319,344 320,336 322,327 448,333 447,339 446,346 445,352 443,359 441,366 439,372 436,378 434,385 431,391 428,397 425,403 421,409 417,415 413,421 409,427 405,432 400,437 395,442 390,447 385,452 379,457 373,461 367,465 361,470 355,473 348,477 341,480 334,484 327,487 319,490 311,492 304,495 295,497 287,499 278,500 269,502 260,503 251,503 241,504">
          <text:p/>
        </draw:polygon>
        <draw:polygon draw:style-name="gr6" draw:text-style-name="P6" draw:layer="layout" svg:width="0.284cm" svg:height="0.606cm" svg:x="21.216cm" svg:y="0.226cm" svg:viewBox="0 0 285 607" draw:points="178,607 167,607 157,606 146,604 137,602 128,599 120,596 112,592 105,588 98,583 92,577 86,570 81,563 76,556 73,547 69,539 67,529 64,519 63,508 62,497 62,485 62,199 0,199 0,114 68,114 108,0 187,0 187,114 279,114 279,199 187,199 187,451 187,458 188,465 188,471 189,477 191,482 192,487 194,492 196,496 198,500 201,503 203,507 207,509 210,512 214,514 218,516 222,517 227,519 232,519 237,520 242,520 245,520 247,520 249,520 251,520 253,520 255,519 257,519 259,519 261,519 263,518 265,518 267,517 269,517 271,517 273,516 275,516 277,515 280,515 282,514 285,514 285,592 280,593 275,595 270,596 265,597 261,598 256,599 250,600 245,601 240,602 235,603 230,604 225,604 219,605 214,605 208,606 202,606 196,607 190,607 184,607">
          <text:p/>
        </draw:polygon>
        <draw:polygon draw:style-name="gr6" draw:text-style-name="P6" draw:layer="layout" svg:width="0.126cm" svg:height="0.665cm" svg:x="21.575cm" svg:y="0.159cm" svg:viewBox="0 0 127 666" draw:points="0,666 0,0 127,0 127,666">
          <text:p/>
        </draw:polygon>
        <draw:polygon draw:style-name="gr6" draw:text-style-name="P6" draw:layer="layout" svg:width="0.498cm" svg:height="0.675cm" svg:x="21.773cm" svg:y="0.339cm" svg:viewBox="0 0 499 676" draw:points="254,377 366,0 499,0 306,510 299,528 291,544 284,559 277,573 269,586 261,598 254,609 246,619 238,627 231,635 222,643 213,650 203,656 193,661 182,665 170,669 158,673 146,675 133,676 119,676 110,676 102,676 93,676 85,675 77,675 69,674 61,673 54,673 47,671 40,669 40,580 44,581 49,581 54,582 58,582 62,582 67,583 71,583 75,583 79,583 82,583 86,583 90,583 93,583 97,583 100,582 104,582 107,581 110,581 113,580 116,579 119,578 122,577 124,576 127,575 130,574 132,572 135,571 137,570 140,568 142,566 146,562 151,557 155,552 159,547 164,540 168,534 172,527 176,518 180,510 183,502 191,480 0,0 133,0">
          <text:p/>
        </draw:polygon>
        <draw:polygon draw:style-name="gr6" draw:text-style-name="P6" draw:layer="layout" svg:width="0.443cm" svg:height="0.494cm" svg:x="22.587cm" svg:y="0.339cm" svg:viewBox="0 0 444 495" draw:points="126,0 126,272 126,278 126,283 126,289 127,294 127,299 128,304 128,309 129,315 130,319 131,324 131,329 132,333 134,337 135,342 136,346 138,350 140,354 142,357 143,361 146,364 148,367 150,371 152,374 155,377 157,379 160,382 162,384 166,386 168,388 172,390 175,392 179,394 182,395 186,396 190,397 194,398 198,399 203,399 207,400 212,400 217,400 221,399 225,399 230,398 235,397 239,396 243,395 247,394 251,392 254,390 258,388 262,385 265,383 269,381 272,378 275,375 278,371 281,368 284,365 287,361 289,357 291,353 294,349 296,345 299,341 300,336 302,331 304,327 306,322 307,317 308,312 310,306 311,301 312,295 313,290 313,284 314,278 314,272 315,266 315,260 315,0 441,0 441,376 441,379 441,383 441,386 441,389 441,392 441,395 441,399 441,403 441,406 441,410 441,413 441,416 441,420 441,423 441,426 441,429 441,432 441,435 441,438 441,441 442,444 442,447 442,450 442,453 442,456 442,458 442,461 442,463 443,466 443,468 443,471 443,473 443,475 444,477 444,479 444,480 444,482 444,483 444,485 444,486 324,486 324,485 324,483 324,482 324,481 324,479 323,477 323,475 323,473 323,471 322,469 322,467 322,464 322,461 321,459 321,456 321,453 321,451 321,448 321,445 320,443 320,439 320,437 320,434 320,431 320,428 320,425 320,422 320,420 319,416 319,414 319,411 319,408 319,406 319,403 319,400 319,397 319,395 319,393 319,390 319,389 317,389 311,399 306,410 300,420 294,429 288,437 281,445 275,452 268,458 260,464 252,470 245,475 236,479 227,482 218,486 209,488 200,491 190,493 180,494 170,494 160,495 151,495 143,494 135,493 127,493 119,491 112,489 105,488 99,486 92,483 86,480 80,477 74,474 69,471 63,467 58,464 53,459 48,455 44,451 40,446 36,441 32,437 29,431 26,426 23,420 20,414 17,408 15,402 13,395 10,388 9,381 7,375 6,367 4,360 3,353 2,346 2,339 1,331 1,323 0,316 0,308 0,0">
          <text:p/>
        </draw:polygon>
        <draw:polygon draw:style-name="gr6" draw:text-style-name="P6" draw:layer="layout" svg:width="0.443cm" svg:height="0.494cm" svg:x="23.151cm" svg:y="0.33cm" svg:viewBox="0 0 444 495" draw:points="319,495 319,222 319,216 318,211 318,205 318,200 317,195 317,190 316,185 316,180 315,175 314,170 313,166 312,161 311,157 310,153 308,149 307,145 305,141 303,137 301,133 299,130 297,127 295,124 293,121 290,118 287,115 285,113 282,110 279,108 276,106 273,104 269,102 265,100 262,99 258,98 254,97 250,96 246,95 241,95 237,95 232,94 228,95 223,95 219,95 215,96 210,97 206,98 202,100 198,101 194,103 191,104 187,107 183,109 180,112 177,114 173,117 170,120 167,123 164,126 161,130 159,133 156,137 154,141 151,145 149,149 147,154 145,158 143,163 141,168 139,173 138,178 136,183 135,188 134,193 133,199 132,205 132,210 131,216 131,222 131,228 130,234 130,495 4,495 4,118 4,114 4,111 4,108 3,105 3,102 3,98 3,95 3,92 3,89 3,85 3,82 3,79 3,76 3,72 3,69 3,66 3,63 3,60 2,57 2,54 2,51 2,48 2,45 2,42 2,40 2,37 2,35 2,32 2,30 1,27 1,25 1,23 1,21 1,18 1,17 1,15 1,13 1,12 0,11 0,9 121,9 121,10 122,12 122,13 122,15 122,16 122,18 122,20 123,22 123,24 123,27 123,29 123,31 123,34 124,36 124,39 124,42 124,45 124,47 124,50 125,53 125,55 125,58 125,61 125,64 125,67 126,70 126,73 126,76 126,78 126,81 126,84 126,87 126,90 126,92 127,95 127,97 127,99 127,101 127,103 127,106 129,106 134,95 140,85 145,75 151,66 158,58 164,50 171,43 178,36 185,30 193,25 201,20 209,16 217,12 226,9 235,6 244,4 254,2 264,1 274,0 285,0 293,0 301,0 310,1 317,2 325,4 332,5 339,7 346,9 352,11 359,14 365,17 370,21 376,24 381,27 386,31 391,35 395,40 400,44 404,49 408,54 412,59 415,64 418,70 421,75 424,81 427,87 430,93 432,100 434,106 436,113 437,120 439,127 440,134 441,141 442,148 443,156 443,163 444,170 444,178 444,186 444,495">
          <text:p/>
        </draw:polygon>
        <draw:path draw:style-name="gr6" draw:text-style-name="P6" draw:layer="layout" svg:width="0.462cm" svg:height="0.674cm" svg:x="23.689cm" svg:y="0.159cm" svg:viewBox="0 0 463 675" svg:d="M341 666v-1-1l-1-1v-1-1-1-2l-1-1v-2l-1-2v-2-2-1-3-2l-1-2v-2-2-2l-1-3v-2-3-2-2-3l-1-2v-2-3-2-3-2-2l-1-3v-2-2-2-2-2-2-2h-2l-4 9-5 9-5 8-6 7-6 7-6 7-7 6-7 5-7 5-8 5-8 4-8 3-9 3-9 3-9 2-9 2-10 1-10 1-11 1h-11-9l-8-1-9-1-8-1-8-2-8-2-8-2-7-3-7-3-8-4-6-4-7-4-6-5-5-5-6-5-6-5-5-5-5-6-5-7-4-6-4-7-4-7-4-8-3-7-4-8-3-8-3-8-2-9-3-9-2-9-2-9-2-10-2-9-1-10-1-10-1-10v-10l-1-11v-10-11-11-11l1-10v-11l1-10 1-10 2-10 1-9 2-10 2-9 3-9 2-9 3-9 3-8 3-8 4-8 4-8 4-7 4-7 4-6 5-7 5-6 5-6 5-6 6-5 6-6 6-4 6-5 7-4 7-4 8-3 8-4 7-2 9-3 8-3 8-2 9-1 9-1 9-1h10 5 4l5 1h4 5l5 1 4 1 5 1h4l5 1 4 1 4 2 4 2 5 1 4 1 4 2 4 2 3 2 4 1 4 3 4 2 4 2 3 2 4 3 3 2 3 3 4 3 3 3 3 3 3 3 3 3 3 4 3 3 3 4 3 4 2 3 2 5 3 4 2 4 2 5h1v-1-1-1-1-2-1-1-2-2-1-2-2-2-2-2-2-2-2-2-2-3-2-2-3-2-2-2-3l-1-2v-3-2-2-3-2-2-3-2-2-2-4-177h126v560 7 7 7 6 7 6l1 6v6 6l1 5v6 5 4l1 5v5 4 4 3l1 4v3zM335 421v-9-10l-1-8v-9l-1-8-1-8-1-7-2-7-1-7-2-6-2-7-2-6-2-5-2-6-2-5-3-5-2-4-3-5-3-4-2-4-4-3-2-4-4-3-3-3-3-3-4-2-3-2-3-2-4-2-4-1-4-2-3-1-4-1-3-1-4-1-4-1-4-1h-4-4-3-5-5l-5 1h-4l-4 1-5 1-3 1-5 2-4 2-3 1-4 2-3 3-4 2-3 2-3 3-4 3-2 4-3 3-3 4-3 4-2 4-2 4-3 5-2 5-2 5-2 5-1 5-2 6-1 6-2 6-1 7-1 6-1 7-1 8-1 7v8l-1 8v8 8 9l1 31 3 28 5 25 7 21 8 19 11 15 13 11 15 8 17 5 19 2h3l4-1h4 4l4-1 3-1 4-1 4-1 3-2 4-1 4-2 4-2 3-2 4-3 3-2 3-3 4-3 3-3 3-4 3-4 3-3 2-5 3-4 3-5 2-5 3-5 2-6 2-6 2-6 2-6 2-7 1-7 1-7 2-8 1-8 1-8v-8l1-10v-9z">
          <text:p/>
        </draw:path>
        <draw:path draw:style-name="gr6" draw:text-style-name="P6" draw:layer="layout" svg:width="0.443cm" svg:height="0.503cm" svg:x="24.247cm" svg:y="0.33cm" svg:viewBox="0 0 444 504" svg:d="M226 504h-10l-10-1-10-1-10-1-9-1-9-2-10-2-9-2-8-3-9-2-8-4-8-3-8-4-7-5-8-4-7-5-6-5-7-6-6-5-6-6-6-7-5-7-6-8-5-8-4-7-5-8-4-9-3-8-4-10-3-9-3-10-3-9-2-11-2-11-2-11-2-11-1-12v-12l-1-12v-13-13l1-14 1-12 1-13 2-12 2-11 2-11 3-11 3-10 3-10 4-9 4-9 5-8 4-9 5-7 5-8 6-7 5-7 6-6 6-6 7-6 6-5 8-5 7-5 7-5 7-4 8-3 8-4 7-3 8-3 9-2 8-2 8-2 9-2 9-1 9-1 8-2h9l9-1h10 11l11 1 10 1 11 2 9 1 10 2 9 3 9 3 9 4 8 4 8 3 9 5 7 5 7 5 7 5 7 6 6 6 6 6 5 7 6 7 5 7 4 8 5 8 4 8 4 8 4 9 3 9 3 10 3 9 3 10 2 10 2 10 2 11 1 11 2 11 1 10 1 12v11l1 12v12 4h-312v6 6l1 6v6 5l1 6 1 5v6l2 5 1 6 1 5 1 5 1 5 2 4 2 5 1 4 2 5 2 4 3 4 2 4 2 3 3 4 3 3 3 4 3 3 3 3 3 2 4 3 3 2 4 3 4 2 4 2 5 2 4 1 5 1 4 1 5 1h5 6 5 7 6l6-1 6-1 5-1 5-1 5-2 5-2 5-2 4-3 4-3 4-4 4-3 3-4 3-4 3-5 3-5 2-5 2-5 2-6 120 10-2 4-2 5-2 4-2 4-2 4-2 5-3 4-2 5-3 4-3 5-3 5-3 5-3 5-4 4-4 4-4 5-4 4-4 4-5 4-5 4-5 4-5 3-5 4-6 3-6 4-6 3-7 3-7 3-7 3-7 2-7 3-8 2-8 2-8 1-9 2-9 1-9 1h-9l-10 1zM226 79l-3 1h-4-4-3l-4 1-4 1-3 1-4 1-3 1-4 1-3 2-3 1-3 2-3 1-3 3-3 2-3 2-3 3-2 2-3 3-2 3-2 3-3 3-2 3-2 4-2 4-2 4-1 3-2 5-2 4-1 5-1 4-1 5-1 6-2 5v5l-1 6v6l-1 6v6h188l-1-11-1-11-2-11-2-9-3-9-3-9-3-8-4-7-4-7-5-6-5-6-6-5-5-4-6-4-7-3-7-3-7-2-7-1-8-1z">
          <text:p/>
        </draw:path>
        <draw:polygon draw:style-name="gr6" draw:text-style-name="P6" draw:layer="layout" svg:width="0.282cm" svg:height="0.494cm" svg:x="24.782cm" svg:y="0.33cm" svg:viewBox="0 0 283 495" draw:points="3,495 3,123 3,120 3,117 3,113 3,110 3,107 3,103 3,100 3,97 3,93 3,90 3,86 3,83 3,79 3,76 3,73 3,70 3,66 2,63 2,60 2,57 2,54 2,50 2,47 2,45 2,41 2,39 1,36 1,33 1,31 1,28 1,25 1,23 1,21 0,19 0,17 0,15 0,13 0,12 0,11 0,9 120,9 120,10 120,12 120,13 120,15 121,17 121,19 121,21 121,23 121,25 121,28 122,31 122,33 122,36 122,39 123,42 123,45 123,48 123,50 123,54 123,57 124,60 124,63 124,66 124,69 124,72 124,76 124,79 125,82 125,85 125,88 125,91 125,94 125,97 125,99 125,102 125,104 125,107 126,109 126,111 126,113 127,113 129,108 131,102 133,97 135,92 137,88 139,83 141,79 142,74 144,70 146,66 148,61 150,58 152,54 154,50 156,46 159,43 161,40 163,36 166,33 168,30 171,28 174,25 178,22 180,19 184,17 186,15 190,13 193,11 197,10 200,8 204,6 208,5 211,4 216,3 220,2 224,1 229,0 234,0 239,0 245,0 247,0 249,0 251,0 253,0 255,0 258,1 260,1 262,1 264,2 266,2 269,3 271,3 272,3 275,4 276,4 278,5 279,5 281,6 282,6 283,6 283,112 281,111 278,111 276,110 273,110 271,109 269,109 266,108 264,108 261,108 259,107 256,107 254,107 251,106 248,106 245,106 242,106 239,105 236,105 233,105 230,105 221,106 212,107 203,108 195,111 188,115 181,119 173,124 167,130 161,136 155,143 150,151 146,160 142,169 138,180 136,191 133,202 131,215 130,228 130,241 129,256 129,495">
          <text:p/>
        </draw:polygon>
        <draw:polygon draw:style-name="gr6" draw:text-style-name="P6" draw:layer="layout" svg:width="0.126cm" svg:height="0.665cm" svg:x="25.397cm" svg:y="0.159cm" svg:viewBox="0 0 127 666" draw:points="0,666 0,0 127,0 127,666">
          <text:p/>
        </draw:polygon>
        <draw:path draw:style-name="gr6" draw:text-style-name="P6" draw:layer="layout" svg:width="0.126cm" svg:height="0.665cm" svg:x="25.652cm" svg:y="0.159cm" svg:viewBox="0 0 127 666" svg:d="M0 93v-93h127v93zM0 666v-485h127v485z">
          <text:p/>
        </draw:path>
        <draw:path draw:style-name="gr6" draw:text-style-name="P6" draw:layer="layout" svg:width="0.462cm" svg:height="0.688cm" svg:x="25.88cm" svg:y="0.33cm" svg:viewBox="0 0 463 689" svg:d="M231 689h-10-9l-9-1h-9l-9-1-8-1-8-2-9-1-8-2-7-2-7-2-7-2-7-2-6-2-7-3-6-3-6-3-6-3-5-3-5-3-5-4-5-4-5-3-4-4-4-4-4-5-4-4-4-4-3-5-3-5-4-5-2-5-3-4-2-5-2-6-2-5-2-5-2-6-1-6-2-5 126-15 2 6 2 5 2 6 2 4 3 5 3 5 3 4 5 4 4 3 4 4 5 3 4 3 6 2 5 2 6 2 6 2 6 1 6 1h7 7 5 4 4l4-1h5l4-1 3-1 4-1 4-1 4-1 4-1 3-2 4-2 3-1 3-2 4-3 2-2 3-3 3-3 3-2 2-4 3-3 2-3 3-4 2-4 2-4 1-4 2-4 2-5 1-5 2-5 1-5 1-5 1-6 1-6 1-6v-7l1-7v-7-7-2-3-2-3-2-3-3-2-3-2-3-2-3-2-3-2-2-2-3-2-2l1-3v-2-3-2-3-2-2-3-2h-1l-5 9-4 9-6 8-5 7-6 7-7 7-6 6-8 6-7 4-8 5-8 4-8 3-9 4-9 2-9 3-10 2-9 1-11 1-10 1h-11-9l-10-1-8-1-9-1-8-2-8-1-7-3-7-2-8-4-7-3-6-4-6-4-6-4-6-5-6-5-5-5-6-6-4-5-5-6-5-7-4-6-4-7-4-7-3-8-4-7-3-8-3-8-2-9-3-8-2-9-2-9-2-10-2-9-1-10-1-9-1-11-1-10v-10l-1-11v-11-11l1-11v-10l1-11 1-10 1-10 2-10 1-9 3-9 2-10 2-9 3-9 2-8 3-8 4-8 3-8 4-7 4-7 4-8 4-6 5-7 5-6 6-5 5-6 6-5 6-5 6-4 6-5 7-3 7-4 7-3 8-5 7-2 8-3 9-2 8-1 9-2 10-1h9 10 9l9 1 10 1 9 1 9 2 8 2 8 3 8 3 8 5 8 4 8 4 7 5 7 5 6 6 6 6 6 7 6 8 5 8 4 8 5 9h2v-2-2-2-2l1-2v-2-2-3-2-2-3-2-3l1-2v-3-2-2-2-3l1-2v-2-3-2-2-2l1-2v-2-2-2-2-2l1-1v-1-2-2l1-1v-1-1-1l1-1h119l-1 4v4 4 4 5 4l-1 5v5 6 5 6 6l-1 7v6 7 6 8 7 7 7 358 10l-1 11v9l-2 10-1 10-1 8-2 9-3 9-2 8-3 8-3 8-4 7-4 7-4 7-4 7-5 6-4 7-6 5-5 6-6 5-6 5-6 5-7 5-6 4-7 4-8 4-8 3-7 4-9 2-8 3-9 3-9 2-9 2-9 1-10 2-10 1-10 1-10 1h-10zM336 246v-9l-1-9v-8l-1-8v-8l-1-8-1-7-2-7-1-6-2-6-2-6-2-6-2-6-2-5-2-5-3-4-2-5-3-4-3-4-2-4-3-4-3-3-4-3-3-3-3-3-3-2-4-2-3-3-4-1-3-2-4-2-4-1-3-1-4-1-4-1h-4l-3-1-4-1h-4-4-4l-5 1h-5l-4 1-4 1-5 1-4 1-4 1-4 2-4 2-3 2-4 2-3 2-3 3-4 3-3 3-4 3-3 3-3 4-2 4-2 4-3 4-2 5-2 4-2 5-2 5-2 6-2 5-1 6-2 6-1 6-1 7-1 6-1 7-1 7v8l-1 7v8 8 8 16l1 14 1 14 1 13 3 12 3 12 3 10 4 10 4 9 5 9 5 7 7 7 6 6 7 5 7 5 8 3 8 3 9 2 9 1 9 1 4-1h4 4l4-1h3l4-1 4-1 3-1 4-1 4-2 3-1 4-2 3-2 4-2 3-3 4-3 3-3 3-3 3-3 3-3 3-4 3-5 2-4 3-4 2-5 3-6 2-5 2-6 2-5 2-6 2-7 1-6 2-7 1-8 1-7v-8l1-8v-9l1-9z">
          <text:p/>
        </draw:path>
        <draw:polygon draw:style-name="gr6" draw:text-style-name="P6" draw:layer="layout" svg:width="0.44cm" svg:height="0.665cm" svg:x="26.467cm" svg:y="0.159cm" svg:viewBox="0 0 441 666" draw:points="125,278 130,267 136,257 142,248 148,238 154,230 160,222 167,215 174,209 182,203 189,197 197,193 205,188 214,185 222,181 231,178 241,176 250,175 260,172 271,171 281,171 290,171 298,172 306,172 314,175 321,176 329,177 336,179 342,182 349,184 355,187 361,190 366,193 372,196 377,200 382,204 387,208 392,212 396,217 400,221 404,226 408,231 411,236 415,242 418,248 421,253 423,259 426,266 428,272 430,279 432,285 434,292 435,299 436,306 437,313 438,321 439,328 440,335 440,343 440,351 441,359 441,666 315,666 315,394 315,389 315,383 315,378 314,373 314,367 314,362 313,357 312,352 311,348 310,343 310,338 309,334 307,329 306,325 305,321 303,317 302,313 300,310 298,306 296,303 293,299 291,296 289,293 286,290 284,287 281,285 278,282 275,280 272,278 269,276 266,274 262,273 258,272 254,270 250,269 247,268 242,268 238,267 233,267 229,267 224,267 220,267 215,268 211,268 207,269 202,270 199,272 195,273 191,275 187,277 183,279 180,281 176,284 173,286 170,289 167,292 164,295 161,299 158,302 155,306 152,310 150,314 148,317 145,322 143,326 141,330 139,335 137,340 136,345 134,350 133,355 132,360 130,366 129,371 129,377 128,383 128,388 127,394 127,400 127,407 127,666 0,666 0,0 127,0 127,183 127,185 127,188 127,191 127,194 127,197 127,200 127,203 127,206 127,209 127,212 126,214 126,218 126,220 126,223 126,226 126,228 126,231 126,234 125,236 125,239 125,242 125,244 125,246 125,249 125,251 124,253 124,256 124,258 124,260 124,262 124,264 124,266 124,268 124,269 124,271 124,273 123,274 123,275 123,277 123,278">
          <text:p/>
        </draw:polygon>
        <draw:polygon draw:style-name="gr6" draw:text-style-name="P6" draw:layer="layout" svg:width="0.283cm" svg:height="0.606cm" svg:x="26.975cm" svg:y="0.226cm" svg:viewBox="0 0 284 607" draw:points="176,607 165,607 155,606 145,604 136,602 127,599 119,596 111,592 104,588 97,583 91,577 85,570 80,563 76,556 72,547 68,539 66,529 64,519 62,508 61,497 61,485 61,199 0,199 0,114 67,114 107,0 185,0 185,114 278,114 278,199 185,199 185,451 186,458 186,465 187,471 187,477 189,482 190,487 192,492 194,496 196,500 199,503 202,507 205,509 208,512 212,514 216,516 220,517 225,519 230,519 235,520 242,520 244,520 246,520 248,520 250,520 253,520 255,519 257,519 259,519 261,519 262,518 265,518 266,517 268,517 271,517 272,516 274,516 277,515 279,515 281,514 284,514 284,592 279,593 274,595 269,596 265,597 260,598 255,599 250,600 244,601 239,602 233,603 228,604 223,604 217,605 212,605 206,606 200,606 194,607 188,607 182,607">
          <text:p/>
        </draw:polygon>
        <draw:polygon draw:style-name="gr6" draw:text-style-name="P6" draw:layer="layout" svg:width="0.44cm" svg:height="0.503cm" svg:x="27.301cm" svg:y="0.33cm" svg:viewBox="0 0 441 504" draw:points="441,352 441,359 441,366 440,373 439,379 437,385 436,392 434,398 432,404 429,409 426,415 424,421 420,427 417,432 413,437 409,442 405,447 400,451 395,455 390,459 384,464 379,467 373,471 366,474 360,478 353,480 346,484 339,486 332,489 324,491 316,494 308,495 300,497 291,499 282,500 273,501 264,502 254,503 245,503 235,504 225,504 215,504 206,503 196,503 188,503 180,502 171,501 163,501 156,500 148,498 140,497 133,496 126,494 119,492 112,490 105,488 99,486 92,484 86,481 80,478 75,475 69,472 64,468 59,465 54,461 49,457 45,453 40,449 36,444 32,440 28,435 25,430 21,423 18,418 15,412 12,406 9,400 6,394 4,387 2,380 0,373 111,356 112,360 113,364 114,368 116,371 117,375 119,378 120,381 122,384 123,386 125,389 127,392 129,394 132,396 134,398 136,400 138,402 141,404 143,405 146,407 148,408 151,410 154,411 157,412 160,413 164,414 167,415 170,416 174,416 177,417 181,417 185,418 189,418 193,418 197,419 202,419 206,419 211,419 215,420 220,420 225,420 229,420 233,420 237,419 241,419 245,419 249,419 253,418 257,418 261,418 264,417 268,417 272,416 275,415 279,415 282,414 285,413 288,412 291,411 294,410 297,409 299,408 302,406 304,405 307,403 309,402 311,400 313,398 315,396 316,394 318,392 320,390 321,387 322,385 323,382 324,379 324,376 325,373 326,370 326,367 326,364 326,360 325,357 325,354 324,350 323,347 322,344 320,342 318,339 317,337 315,334 312,332 310,330 307,328 304,326 302,324 298,322 295,321 292,319 288,318 285,316 281,315 276,314 273,312 268,311 264,310 259,309 255,308 250,307 245,306 240,305 235,303 229,302 224,301 219,300 213,299 208,297 202,296 195,295 190,294 184,292 178,291 172,290 166,288 160,287 154,285 148,283 142,282 136,280 130,278 124,276 118,274 113,272 107,270 101,267 96,265 91,263 86,260 81,257 76,254 71,251 67,247 62,244 58,240 54,236 50,233 47,228 43,224 39,219 37,215 33,210 31,205 29,199 26,194 24,188 23,182 21,175 20,168 20,162 19,154 19,147 19,140 20,133 20,127 21,120 23,114 24,108 26,102 28,96 30,91 33,85 36,80 38,75 42,70 45,65 49,60 53,56 57,51 62,47 67,43 72,39 77,35 83,32 89,29 95,25 101,22 108,19 114,17 121,15 129,12 136,10 144,8 152,6 160,5 169,4 177,3 186,1 195,1 206,0 215,0 225,0 233,0 241,0 249,0 256,1 263,2 271,3 278,4 285,5 292,6 299,7 305,9 312,11 318,12 325,15 331,17 337,19 343,22 349,25 354,28 360,31 365,34 370,37 375,41 380,45 384,49 389,53 393,57 397,61 401,66 405,71 408,76 411,81 414,87 417,92 420,98 423,104 425,110 427,117 429,124 430,131 318,142 318,139 317,136 316,132 315,129 314,126 313,124 312,121 310,118 309,116 307,114 306,111 304,109 302,107 300,105 298,103 296,101 294,100 292,98 290,97 287,95 285,94 282,93 280,92 277,91 274,90 272,89 269,88 266,87 263,87 260,86 257,86 254,85 250,85 247,85 243,84 240,84 236,84 233,84 229,84 225,84 217,84 208,84 201,85 192,85 185,86 179,88 172,89 167,91 162,93 157,95 153,98 149,100 146,103 143,107 140,110 138,114 137,119 136,123 135,128 135,133 135,137 135,140 135,143 136,145 137,148 138,151 139,153 140,156 142,158 144,160 146,162 148,163 150,166 152,167 155,169 158,170 160,172 163,174 166,175 170,176 173,178 177,179 181,180 184,181 188,182 192,183 196,185 202,186 206,187 211,187 215,188 220,189 225,191 230,192 235,193 240,194 245,195 250,196 256,197 261,199 268,200 275,202 281,203 288,205 294,206 301,208 308,210 314,212 321,214 327,216 334,218 340,220 346,222 352,224 358,227 364,230 369,233 375,236 380,239 385,242 390,246 395,249 399,253 403,257 408,261 412,266 415,270 419,275 423,280 426,285 429,290 431,296 433,302 436,309 437,315 439,322 440,329 441,337 441,344">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0T14:16:12.294685506</dc:date>
    <meta:editing-duration>PT11S</meta:editing-duration>
    <meta:editing-cycles>1</meta:editing-cycles>
    <meta:generator>LibreOffice/7.3.7.2$Linux_X86_64 LibreOffice_project/30$Build-2</meta:generator>
    <meta:document-statistic meta:object-count="133"/>
  </office:meta>
</office:document-meta>
</file>